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/>
    </style:style>
    <style:style style:name="ce3" style:family="table-cell" style:parent-style-name="Hyperlink" style:data-style-name="N0">
      <style:table-cell-properties style:vertical-align="middle" style:repeat-content="false"/>
      <style:paragraph-properties fo:text-align="start" fo:margin-left="1.059cm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style:font-name="Arial" style:font-name-asian="Arial" style:font-name-complex="Arial"/>
    </style:style>
    <style:style style:name="ce9" style:family="table-cell" style:parent-style-name="Neutral" style:data-style-name="N0">
      <style:table-cell-properties fo:background-color="#FFEB9C"/>
      <style:text-properties fo:color="#9C5700"/>
    </style:style>
    <style:style style:name="ce10" style:family="table-cell" style:parent-style-name="Neutral" style:data-style-name="N0">
      <style:table-cell-properties style:vertical-align="middle" fo:wrap-option="wrap" fo:background-color="#FFEB9C" style:repeat-content="false"/>
      <style:paragraph-properties fo:text-align="start" fo:margin-left="0cm"/>
      <style:text-properties fo:color="#9C5700"/>
    </style:style>
    <style:style style:name="ce11" style:family="table-cell" style:parent-style-name="Good" style:data-style-name="N0">
      <style:table-cell-properties style:vertical-align="middle" fo:wrap-option="wrap" fo:background-color="#C6EFCE" style:repeat-content="false"/>
      <style:paragraph-properties fo:text-align="start" fo:margin-left="0cm"/>
      <style:text-properties fo:color="#006100"/>
    </style:style>
    <style:style style:name="ce12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1.6007291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5.33135416666667cm" style:use-optimal-column-width="true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12447916666667cm" style:use-optimal-column-width="true"/>
    </style:style>
    <style:style style:name="co7" style:family="table-column">
      <style:table-column-properties fo:break-before="auto" style:column-width="2.1828125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2303125cm" style:use-optimal-column-width="true"/>
    </style:style>
    <style:style style:name="co10" style:family="table-column">
      <style:table-column-properties fo:break-before="auto" style:column-width="7.62cm"/>
    </style:style>
    <style:style style:name="co11" style:family="table-column">
      <style:table-column-properties fo:break-before="auto" style:column-width="50.720625cm" style:use-optimal-column-width="true"/>
    </style:style>
    <style:style style:name="co12" style:family="table-column">
      <style:table-column-properties fo:break-before="auto" style:column-width="1.77270833333333cm" style:use-optimal-column-width="true"/>
    </style:style>
    <style:style style:name="co13" style:family="table-column">
      <style:table-column-properties fo:break-before="auto" style:column-width="6.08541666666667cm" style:use-optimal-column-width="true"/>
    </style:style>
    <style:style style:name="co14" style:family="table-column">
      <style:table-column-properties fo:break-before="auto" style:column-width="11.6813541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5.56947916666667cm" style:use-optimal-column-width="true"/>
    </style:style>
    <style:style style:name="co17" style:family="table-column">
      <style:table-column-properties fo:break-before="auto" style:column-width="2.07697916666667cm"/>
    </style:style>
    <style:style style:name="co18" style:family="table-column">
      <style:table-column-properties fo:break-before="auto" style:column-width="2.11666666666667cm" style:use-optimal-column-width="true"/>
    </style:style>
    <style:style style:name="co19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ilnehm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achname</text:p>
          </table:table-cell>
          <table:table-cell office:value-type="string" table:style-name="ce1">
            <text:p>Vorname</text:p>
          </table:table-cell>
          <table:table-cell office:value-type="string" table:style-name="ce1">
            <text:p>abteilung</text:p>
          </table:table-cell>
          <table:table-cell office:value-type="string" table:style-name="ce1">
            <text:p>mail</text:p>
          </table:table-cell>
          <table:table-cell office:value-type="string" table:style-name="ce1">
            <text:p>stm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nner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nsm</text:p>
          </table:table-cell>
          <table:table-cell office:value-type="string" table:style-name="ce1">
            <text:p>Adrian.Bronner@bedag.ch</text:p>
          </table:table-cell>
          <table:table-cell office:value-type="string" office:string-value="INSERT INTO [dbo].[Teilnehmer]([Name],[Vorname],[Abteilung],[User_ID])VALUES(N'Bronner',N'Adrian',N'nsm',N'Adrian.Bronner@bedag.ch');" table:formula="of:=&quot;INSERT INTO [dbo].[Teilnehmer]([Name],[Vorname],[Abteilung],[User_ID])VALUES(N'&quot;&amp;[.A2]&amp;&quot;',N'&quot;&amp;[.B2]&amp;&quot;',N'&quot;&amp;[.C2]&amp;&quot;',N'&quot;&amp;[.D2]&amp;&quot;');&quot;" table:style-name="ce1">
            <text:p>INSERT INTO [dbo].[Teilnehmer]([Name],[Vorname],[Abteilung],[User_ID])VALUES(N'Bronner',N'Adrian',N'nsm',N'Adrian.Bronn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bermann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ste</text:p>
          </table:table-cell>
          <table:table-cell office:value-type="string" table:style-name="ce1">
            <text:p>Alex.Habermann@bedag.ch</text:p>
          </table:table-cell>
          <table:table-cell office:value-type="string" office:string-value="INSERT INTO [dbo].[Teilnehmer]([Name],[Vorname],[Abteilung],[User_ID])VALUES(N'Habermann',N'Alex',N'ste',N'Alex.Habermann@bedag.ch');" table:formula="of:=&quot;INSERT INTO [dbo].[Teilnehmer]([Name],[Vorname],[Abteilung],[User_ID])VALUES(N'&quot;&amp;[.A3]&amp;&quot;',N'&quot;&amp;[.B3]&amp;&quot;',N'&quot;&amp;[.C3]&amp;&quot;',N'&quot;&amp;[.D3]&amp;&quot;');&quot;" table:style-name="ce1">
            <text:p>INSERT INTO [dbo].[Teilnehmer]([Name],[Vorname],[Abteilung],[User_ID])VALUES(N'Habermann',N'Alex',N'ste',N'Alex.Habermann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yer</text:p>
          </table:table-cell>
          <table:table-cell office:value-type="string" table:style-name="ce1">
            <text:p>Andreas</text:p>
          </table:table-cell>
          <table:table-cell office:value-type="string" table:style-name="ce1">
            <text:p>pm1</text:p>
          </table:table-cell>
          <table:table-cell office:value-type="string" table:style-name="ce1">
            <text:p>Andreas.Meyer@bedag.ch</text:p>
          </table:table-cell>
          <table:table-cell office:value-type="string" office:string-value="INSERT INTO [dbo].[Teilnehmer]([Name],[Vorname],[Abteilung],[User_ID])VALUES(N'Meyer',N'Andreas',N'pm1',N'Andreas.Meyer@bedag.ch');" table:formula="of:=&quot;INSERT INTO [dbo].[Teilnehmer]([Name],[Vorname],[Abteilung],[User_ID])VALUES(N'&quot;&amp;[.A4]&amp;&quot;',N'&quot;&amp;[.B4]&amp;&quot;',N'&quot;&amp;[.C4]&amp;&quot;',N'&quot;&amp;[.D4]&amp;&quot;');&quot;" table:style-name="ce1">
            <text:p>INSERT INTO [dbo].[Teilnehmer]([Name],[Vorname],[Abteilung],[User_ID])VALUES(N'Meyer',N'Andreas',N'pm1',N'Andreas.Mey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augg</text:p>
          </table:table-cell>
          <table:table-cell office:value-type="string" table:style-name="ce1">
            <text:p>Andreas</text:p>
          </table:table-cell>
          <table:table-cell office:value-type="string" table:style-name="ce1">
            <text:p>pm2</text:p>
          </table:table-cell>
          <table:table-cell office:value-type="string" table:style-name="ce1">
            <text:p>Andreas.Zaugg@bedag.ch</text:p>
          </table:table-cell>
          <table:table-cell office:value-type="string" office:string-value="INSERT INTO [dbo].[Teilnehmer]([Name],[Vorname],[Abteilung],[User_ID])VALUES(N'Zaugg',N'Andreas',N'pm2',N'Andreas.Zaugg@bedag.ch');" table:formula="of:=&quot;INSERT INTO [dbo].[Teilnehmer]([Name],[Vorname],[Abteilung],[User_ID])VALUES(N'&quot;&amp;[.A5]&amp;&quot;',N'&quot;&amp;[.B5]&amp;&quot;',N'&quot;&amp;[.C5]&amp;&quot;',N'&quot;&amp;[.D5]&amp;&quot;');&quot;" table:style-name="ce1">
            <text:p>INSERT INTO [dbo].[Teilnehmer]([Name],[Vorname],[Abteilung],[User_ID])VALUES(N'Zaugg',N'Andreas',N'pm2',N'Andreas.Zaugg@bedag.ch');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Becker</text:p>
          </table:table-cell>
          <table:table-cell office:value-type="string" table:style-name="ce9">
            <text:p>Astrid</text:p>
          </table:table-cell>
          <table:table-cell office:value-type="string" table:style-name="ce9">
            <text:p>ste</text:p>
          </table:table-cell>
          <table:table-cell office:value-type="string" table:style-name="ce9">
            <text:p>astrid.becker@bedag.ch</text:p>
          </table:table-cell>
          <table:table-cell office:value-type="string" office:string-value="INSERT INTO [dbo].[Teilnehmer]([Name],[Vorname],[Abteilung],[User_ID])VALUES(N'Becker',N'Astrid',N'ste',N'astrid.becker@bedag.ch');" table:formula="of:=&quot;INSERT INTO [dbo].[Teilnehmer]([Name],[Vorname],[Abteilung],[User_ID])VALUES(N'&quot;&amp;[.A6]&amp;&quot;',N'&quot;&amp;[.B6]&amp;&quot;',N'&quot;&amp;[.C6]&amp;&quot;',N'&quot;&amp;[.D6]&amp;&quot;');&quot;" table:style-name="ce1">
            <text:p>INSERT INTO [dbo].[Teilnehmer]([Name],[Vorname],[Abteilung],[User_ID])VALUES(N'Becker',N'Astrid',N'ste',N'astrid.beck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uenberger</text:p>
          </table:table-cell>
          <table:table-cell office:value-type="string" table:style-name="ce1">
            <text:p>Beat</text:p>
          </table:table-cell>
          <table:table-cell office:value-type="string" table:style-name="ce1">
            <text:p>pm1</text:p>
          </table:table-cell>
          <table:table-cell office:value-type="string" table:style-name="ce1">
            <text:p>Beat.Leuenberger@bedag.ch</text:p>
          </table:table-cell>
          <table:table-cell office:value-type="string" office:string-value="INSERT INTO [dbo].[Teilnehmer]([Name],[Vorname],[Abteilung],[User_ID])VALUES(N'Leuenberger',N'Beat',N'pm1',N'Beat.Leuenberger@bedag.ch');" table:formula="of:=&quot;INSERT INTO [dbo].[Teilnehmer]([Name],[Vorname],[Abteilung],[User_ID])VALUES(N'&quot;&amp;[.A7]&amp;&quot;',N'&quot;&amp;[.B7]&amp;&quot;',N'&quot;&amp;[.C7]&amp;&quot;',N'&quot;&amp;[.D7]&amp;&quot;');&quot;" table:style-name="ce1">
            <text:p>INSERT INTO [dbo].[Teilnehmer]([Name],[Vorname],[Abteilung],[User_ID])VALUES(N'Leuenberger',N'Beat',N'pm1',N'Beat.Leuenberg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egenthaler</text:p>
          </table:table-cell>
          <table:table-cell office:value-type="string" table:style-name="ce1">
            <text:p>Beat</text:p>
          </table:table-cell>
          <table:table-cell office:value-type="string" table:style-name="ce1">
            <text:p>ste</text:p>
          </table:table-cell>
          <table:table-cell office:value-type="string" table:style-name="ce1">
            <text:p>Beat.Siegenthaler@bedag.ch</text:p>
          </table:table-cell>
          <table:table-cell office:value-type="string" office:string-value="INSERT INTO [dbo].[Teilnehmer]([Name],[Vorname],[Abteilung],[User_ID])VALUES(N'Siegenthaler',N'Beat',N'ste',N'Beat.Siegenthaler@bedag.ch');" table:formula="of:=&quot;INSERT INTO [dbo].[Teilnehmer]([Name],[Vorname],[Abteilung],[User_ID])VALUES(N'&quot;&amp;[.A8]&amp;&quot;',N'&quot;&amp;[.B8]&amp;&quot;',N'&quot;&amp;[.C8]&amp;&quot;',N'&quot;&amp;[.D8]&amp;&quot;');&quot;" table:style-name="ce1">
            <text:p>INSERT INTO [dbo].[Teilnehmer]([Name],[Vorname],[Abteilung],[User_ID])VALUES(N'Siegenthaler',N'Beat',N'ste',N'Beat.Siegenthal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hori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eb</text:p>
          </table:table-cell>
          <table:table-cell office:value-type="string" table:style-name="ce1">
            <text:p>Bruno.Schori@bedag.ch</text:p>
          </table:table-cell>
          <table:table-cell office:value-type="string" office:string-value="INSERT INTO [dbo].[Teilnehmer]([Name],[Vorname],[Abteilung],[User_ID])VALUES(N'Schori',N'Bruno',N'peb',N'Bruno.Schori@bedag.ch');" table:formula="of:=&quot;INSERT INTO [dbo].[Teilnehmer]([Name],[Vorname],[Abteilung],[User_ID])VALUES(N'&quot;&amp;[.A9]&amp;&quot;',N'&quot;&amp;[.B9]&amp;&quot;',N'&quot;&amp;[.C9]&amp;&quot;',N'&quot;&amp;[.D9]&amp;&quot;');&quot;" table:style-name="ce1">
            <text:p>INSERT INTO [dbo].[Teilnehmer]([Name],[Vorname],[Abteilung],[User_ID])VALUES(N'Schori',N'Bruno',N'peb',N'Bruno.Schori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ällenbach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Christian.Daellenbach@bedag.ch</text:p>
          </table:table-cell>
          <table:table-cell office:value-type="string" office:string-value="INSERT INTO [dbo].[Teilnehmer]([Name],[Vorname],[Abteilung],[User_ID])VALUES(N'Dällenbach',N'Christian',N'fin',N'Christian.Daellenbach@bedag.ch');" table:formula="of:=&quot;INSERT INTO [dbo].[Teilnehmer]([Name],[Vorname],[Abteilung],[User_ID])VALUES(N'&quot;&amp;[.A10]&amp;&quot;',N'&quot;&amp;[.B10]&amp;&quot;',N'&quot;&amp;[.C10]&amp;&quot;',N'&quot;&amp;[.D10]&amp;&quot;');&quot;" table:style-name="ce1">
            <text:p>INSERT INTO [dbo].[Teilnehmer]([Name],[Vorname],[Abteilung],[User_ID])VALUES(N'Dällenbach',N'Christian',N'fin',N'Christian.Daellenbach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er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spm</text:p>
          </table:table-cell>
          <table:table-cell office:value-type="string" table:style-name="ce1">
            <text:p>Christian.Saner@bedag.ch</text:p>
          </table:table-cell>
          <table:table-cell office:value-type="string" office:string-value="INSERT INTO [dbo].[Teilnehmer]([Name],[Vorname],[Abteilung],[User_ID])VALUES(N'Saner',N'Christian',N'spm',N'Christian.Saner@bedag.ch');" table:formula="of:=&quot;INSERT INTO [dbo].[Teilnehmer]([Name],[Vorname],[Abteilung],[User_ID])VALUES(N'&quot;&amp;[.A11]&amp;&quot;',N'&quot;&amp;[.B11]&amp;&quot;',N'&quot;&amp;[.C11]&amp;&quot;',N'&quot;&amp;[.D11]&amp;&quot;');&quot;" table:style-name="ce1">
            <text:p>INSERT INTO [dbo].[Teilnehmer]([Name],[Vorname],[Abteilung],[User_ID])VALUES(N'Saner',N'Christian',N'spm',N'Christian.San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uder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dcs</text:p>
          </table:table-cell>
          <table:table-cell office:value-type="string" table:style-name="ce1">
            <text:p>Christian.Studer@bedag.ch</text:p>
          </table:table-cell>
          <table:table-cell office:value-type="string" office:string-value="INSERT INTO [dbo].[Teilnehmer]([Name],[Vorname],[Abteilung],[User_ID])VALUES(N'Studer',N'Christian',N'dcs',N'Christian.Studer@bedag.ch');" table:formula="of:=&quot;INSERT INTO [dbo].[Teilnehmer]([Name],[Vorname],[Abteilung],[User_ID])VALUES(N'&quot;&amp;[.A12]&amp;&quot;',N'&quot;&amp;[.B12]&amp;&quot;',N'&quot;&amp;[.C12]&amp;&quot;',N'&quot;&amp;[.D12]&amp;&quot;');&quot;" table:style-name="ce1">
            <text:p>INSERT INTO [dbo].[Teilnehmer]([Name],[Vorname],[Abteilung],[User_ID])VALUES(N'Studer',N'Christian',N'dcs',N'Christian.Stud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demann</text:p>
          </table:table-cell>
          <table:table-cell office:value-type="string" table:style-name="ce1">
            <text:p>Colin</text:p>
          </table:table-cell>
          <table:table-cell office:value-type="string" table:style-name="ce1">
            <text:p>eng</text:p>
          </table:table-cell>
          <table:table-cell office:value-type="string" table:style-name="ce1">
            <text:p>Colin.Haldemann@bedag.ch</text:p>
          </table:table-cell>
          <table:table-cell office:value-type="string" office:string-value="INSERT INTO [dbo].[Teilnehmer]([Name],[Vorname],[Abteilung],[User_ID])VALUES(N'Haldemann',N'Colin',N'eng',N'Colin.Haldemann@bedag.ch');" table:formula="of:=&quot;INSERT INTO [dbo].[Teilnehmer]([Name],[Vorname],[Abteilung],[User_ID])VALUES(N'&quot;&amp;[.A13]&amp;&quot;',N'&quot;&amp;[.B13]&amp;&quot;',N'&quot;&amp;[.C13]&amp;&quot;',N'&quot;&amp;[.D13]&amp;&quot;');&quot;" table:style-name="ce1">
            <text:p>INSERT INTO [dbo].[Teilnehmer]([Name],[Vorname],[Abteilung],[User_ID])VALUES(N'Haldemann',N'Colin',N'eng',N'Colin.Haldemann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rtsch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opm</text:p>
          </table:table-cell>
          <table:table-cell office:value-type="string" table:style-name="ce1">
            <text:p>Daniel.Gertsch@bedag.ch</text:p>
          </table:table-cell>
          <table:table-cell office:value-type="string" office:string-value="INSERT INTO [dbo].[Teilnehmer]([Name],[Vorname],[Abteilung],[User_ID])VALUES(N'Gertsch',N'Daniel',N'opm',N'Daniel.Gertsch@bedag.ch');" table:formula="of:=&quot;INSERT INTO [dbo].[Teilnehmer]([Name],[Vorname],[Abteilung],[User_ID])VALUES(N'&quot;&amp;[.A14]&amp;&quot;',N'&quot;&amp;[.B14]&amp;&quot;',N'&quot;&amp;[.C14]&amp;&quot;',N'&quot;&amp;[.D14]&amp;&quot;');&quot;" table:style-name="ce1">
            <text:p>INSERT INTO [dbo].[Teilnehmer]([Name],[Vorname],[Abteilung],[User_ID])VALUES(N'Gertsch',N'Daniel',N'opm',N'Daniel.Gertsch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moberdorf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nsm</text:p>
          </table:table-cell>
          <table:table-cell office:value-type="string" table:style-name="ce1">
            <text:p>Daniel.Imoberdorf@bedag.ch</text:p>
          </table:table-cell>
          <table:table-cell office:value-type="string" office:string-value="INSERT INTO [dbo].[Teilnehmer]([Name],[Vorname],[Abteilung],[User_ID])VALUES(N'Imoberdorf',N'Daniel',N'nsm',N'Daniel.Imoberdorf@bedag.ch');" table:formula="of:=&quot;INSERT INTO [dbo].[Teilnehmer]([Name],[Vorname],[Abteilung],[User_ID])VALUES(N'&quot;&amp;[.A15]&amp;&quot;',N'&quot;&amp;[.B15]&amp;&quot;',N'&quot;&amp;[.C15]&amp;&quot;',N'&quot;&amp;[.D15]&amp;&quot;');&quot;" table:style-name="ce1">
            <text:p>INSERT INTO [dbo].[Teilnehmer]([Name],[Vorname],[Abteilung],[User_ID])VALUES(N'Imoberdorf',N'Daniel',N'nsm',N'Daniel.Imoberdorf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rkhard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hrm</text:p>
          </table:table-cell>
          <table:table-cell office:value-type="string" table:style-name="ce1">
            <text:p>Daniela.Burkhard@bedag.ch</text:p>
          </table:table-cell>
          <table:table-cell office:value-type="string" office:string-value="INSERT INTO [dbo].[Teilnehmer]([Name],[Vorname],[Abteilung],[User_ID])VALUES(N'Burkhard',N'Daniela',N'hrm',N'Daniela.Burkhard@bedag.ch');" table:formula="of:=&quot;INSERT INTO [dbo].[Teilnehmer]([Name],[Vorname],[Abteilung],[User_ID])VALUES(N'&quot;&amp;[.A16]&amp;&quot;',N'&quot;&amp;[.B16]&amp;&quot;',N'&quot;&amp;[.C16]&amp;&quot;',N'&quot;&amp;[.D16]&amp;&quot;');&quot;" table:style-name="ce1">
            <text:p>INSERT INTO [dbo].[Teilnehmer]([Name],[Vorname],[Abteilung],[User_ID])VALUES(N'Burkhard',N'Daniela',N'hrm',N'Daniela.Burkhard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ragusano</text:p>
          </table:table-cell>
          <table:table-cell office:value-type="string" table:style-name="ce1">
            <text:p>Daniele</text:p>
          </table:table-cell>
          <table:table-cell office:value-type="string" table:style-name="ce1">
            <text:p>via</text:p>
          </table:table-cell>
          <table:table-cell office:value-type="string" table:style-name="ce1">
            <text:p>Daniele.Siragusano@bedag.ch</text:p>
          </table:table-cell>
          <table:table-cell office:value-type="string" office:string-value="INSERT INTO [dbo].[Teilnehmer]([Name],[Vorname],[Abteilung],[User_ID])VALUES(N'Siragusano',N'Daniele',N'via',N'Daniele.Siragusano@bedag.ch');" table:formula="of:=&quot;INSERT INTO [dbo].[Teilnehmer]([Name],[Vorname],[Abteilung],[User_ID])VALUES(N'&quot;&amp;[.A17]&amp;&quot;',N'&quot;&amp;[.B17]&amp;&quot;',N'&quot;&amp;[.C17]&amp;&quot;',N'&quot;&amp;[.D17]&amp;&quot;');&quot;" table:style-name="ce1">
            <text:p>INSERT INTO [dbo].[Teilnehmer]([Name],[Vorname],[Abteilung],[User_ID])VALUES(N'Siragusano',N'Daniele',N'via',N'Daniele.Siragusano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gatto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sie</text:p>
          </table:table-cell>
          <table:table-cell office:value-type="string" table:style-name="ce1">
            <text:p>Dario.Bagatto@bedag.ch</text:p>
          </table:table-cell>
          <table:table-cell office:value-type="string" office:string-value="INSERT INTO [dbo].[Teilnehmer]([Name],[Vorname],[Abteilung],[User_ID])VALUES(N'Bagatto',N'Dario',N'sie',N'Dario.Bagatto@bedag.ch');" table:formula="of:=&quot;INSERT INTO [dbo].[Teilnehmer]([Name],[Vorname],[Abteilung],[User_ID])VALUES(N'&quot;&amp;[.A18]&amp;&quot;',N'&quot;&amp;[.B18]&amp;&quot;',N'&quot;&amp;[.C18]&amp;&quot;',N'&quot;&amp;[.D18]&amp;&quot;');&quot;" table:style-name="ce1">
            <text:p>INSERT INTO [dbo].[Teilnehmer]([Name],[Vorname],[Abteilung],[User_ID])VALUES(N'Bagatto',N'Dario',N'sie',N'Dario.Bagatto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rengia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rqsm</text:p>
          </table:table-cell>
          <table:table-cell office:value-type="string" table:style-name="ce1">
            <text:p>Dario.Verrengia@bedag.ch</text:p>
          </table:table-cell>
          <table:table-cell office:value-type="string" office:string-value="INSERT INTO [dbo].[Teilnehmer]([Name],[Vorname],[Abteilung],[User_ID])VALUES(N'Verrengia',N'Dario',N'rqsm',N'Dario.Verrengia@bedag.ch');" table:formula="of:=&quot;INSERT INTO [dbo].[Teilnehmer]([Name],[Vorname],[Abteilung],[User_ID])VALUES(N'&quot;&amp;[.A19]&amp;&quot;',N'&quot;&amp;[.B19]&amp;&quot;',N'&quot;&amp;[.C19]&amp;&quot;',N'&quot;&amp;[.D19]&amp;&quot;');&quot;" table:style-name="ce1">
            <text:p>INSERT INTO [dbo].[Teilnehmer]([Name],[Vorname],[Abteilung],[User_ID])VALUES(N'Verrengia',N'Dario',N'rqsm',N'Dario.Verrengia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eberhardt</text:p>
          </table:table-cell>
          <table:table-cell office:value-type="string" table:style-name="ce1">
            <text:p>Denys</text:p>
          </table:table-cell>
          <table:table-cell office:value-type="string" table:style-name="ce1">
            <text:p>OPM</text:p>
          </table:table-cell>
          <table:table-cell office:value-type="string" table:style-name="ce1">
            <text:p>denys.aeberhardt@bedag.ch</text:p>
          </table:table-cell>
          <table:table-cell office:value-type="string" office:string-value="INSERT INTO [dbo].[Teilnehmer]([Name],[Vorname],[Abteilung],[User_ID])VALUES(N'Aeberhardt',N'Denys',N'OPM',N'denys.aeberhardt@bedag.ch');" table:formula="of:=&quot;INSERT INTO [dbo].[Teilnehmer]([Name],[Vorname],[Abteilung],[User_ID])VALUES(N'&quot;&amp;[.A20]&amp;&quot;',N'&quot;&amp;[.B20]&amp;&quot;',N'&quot;&amp;[.C20]&amp;&quot;',N'&quot;&amp;[.D20]&amp;&quot;');&quot;" table:style-name="ce1">
            <text:p>INSERT INTO [dbo].[Teilnehmer]([Name],[Vorname],[Abteilung],[User_ID])VALUES(N'Aeberhardt',N'Denys',N'OPM',N'denys.aeberhardt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wald</text:p>
          </table:table-cell>
          <table:table-cell office:value-type="string" table:style-name="ce1">
            <text:p>Domenic</text:p>
          </table:table-cell>
          <table:table-cell office:value-type="string" table:style-name="ce1">
            <text:p>nsm</text:p>
          </table:table-cell>
          <table:table-cell office:value-type="string" table:style-name="ce1">
            <text:p>Domenic.Mirwald@bedag.ch</text:p>
          </table:table-cell>
          <table:table-cell office:value-type="string" office:string-value="INSERT INTO [dbo].[Teilnehmer]([Name],[Vorname],[Abteilung],[User_ID])VALUES(N'Mirwald',N'Domenic',N'nsm',N'Domenic.Mirwald@bedag.ch');" table:formula="of:=&quot;INSERT INTO [dbo].[Teilnehmer]([Name],[Vorname],[Abteilung],[User_ID])VALUES(N'&quot;&amp;[.A21]&amp;&quot;',N'&quot;&amp;[.B21]&amp;&quot;',N'&quot;&amp;[.C21]&amp;&quot;',N'&quot;&amp;[.D21]&amp;&quot;');&quot;" table:style-name="ce1">
            <text:p>INSERT INTO [dbo].[Teilnehmer]([Name],[Vorname],[Abteilung],[User_ID])VALUES(N'Mirwald',N'Domenic',N'nsm',N'Domenic.Mirwald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zmann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nsm</text:p>
          </table:table-cell>
          <table:table-cell office:value-type="string" table:style-name="ce1">
            <text:p>Dominic.Salzmann@bedag.ch</text:p>
          </table:table-cell>
          <table:table-cell office:value-type="string" office:string-value="INSERT INTO [dbo].[Teilnehmer]([Name],[Vorname],[Abteilung],[User_ID])VALUES(N'Salzmann',N'Dominic',N'nsm',N'Dominic.Salzmann@bedag.ch');" table:formula="of:=&quot;INSERT INTO [dbo].[Teilnehmer]([Name],[Vorname],[Abteilung],[User_ID])VALUES(N'&quot;&amp;[.A22]&amp;&quot;',N'&quot;&amp;[.B22]&amp;&quot;',N'&quot;&amp;[.C22]&amp;&quot;',N'&quot;&amp;[.D22]&amp;&quot;');&quot;" table:style-name="ce1">
            <text:p>INSERT INTO [dbo].[Teilnehmer]([Name],[Vorname],[Abteilung],[User_ID])VALUES(N'Salzmann',N'Dominic',N'nsm',N'Dominic.Salzmann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ll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ste</text:p>
          </table:table-cell>
          <table:table-cell office:value-type="string" table:style-name="ce1">
            <text:p>dominic.stoll@bedag.ch</text:p>
          </table:table-cell>
          <table:table-cell office:value-type="string" office:string-value="INSERT INTO [dbo].[Teilnehmer]([Name],[Vorname],[Abteilung],[User_ID])VALUES(N'Stoll',N'Dominic',N'ste',N'dominic.stoll@bedag.ch');" table:formula="of:=&quot;INSERT INTO [dbo].[Teilnehmer]([Name],[Vorname],[Abteilung],[User_ID])VALUES(N'&quot;&amp;[.A23]&amp;&quot;',N'&quot;&amp;[.B23]&amp;&quot;',N'&quot;&amp;[.C23]&amp;&quot;',N'&quot;&amp;[.D23]&amp;&quot;');&quot;" table:style-name="ce1">
            <text:p>INSERT INTO [dbo].[Teilnehmer]([Name],[Vorname],[Abteilung],[User_ID])VALUES(N'Stoll',N'Dominic',N'ste',N'dominic.stoll@bedag.ch');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Hugi</text:p>
          </table:table-cell>
          <table:table-cell office:value-type="string" table:style-name="ce9">
            <text:p>Eric</text:p>
          </table:table-cell>
          <table:table-cell office:value-type="string" table:style-name="ce9">
            <text:p>sbm</text:p>
          </table:table-cell>
          <table:table-cell office:value-type="string" table:style-name="ce9">
            <text:p>Eric.Hugi@bedag.ch</text:p>
          </table:table-cell>
          <table:table-cell office:value-type="string" office:string-value="INSERT INTO [dbo].[Teilnehmer]([Name],[Vorname],[Abteilung],[User_ID])VALUES(N'Hugi',N'Eric',N'sbm',N'Eric.Hugi@bedag.ch');" table:formula="of:=&quot;INSERT INTO [dbo].[Teilnehmer]([Name],[Vorname],[Abteilung],[User_ID])VALUES(N'&quot;&amp;[.A24]&amp;&quot;',N'&quot;&amp;[.B24]&amp;&quot;',N'&quot;&amp;[.C24]&amp;&quot;',N'&quot;&amp;[.D24]&amp;&quot;');&quot;" table:style-name="ce1">
            <text:p>INSERT INTO [dbo].[Teilnehmer]([Name],[Vorname],[Abteilung],[User_ID])VALUES(N'Hugi',N'Eric',N'sbm',N'Eric.Hugi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herrer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regis</text:p>
          </table:table-cell>
          <table:table-cell office:value-type="string" table:style-name="ce1">
            <text:p>eric.scherrer@bedag.ch</text:p>
          </table:table-cell>
          <table:table-cell office:value-type="string" office:string-value="INSERT INTO [dbo].[Teilnehmer]([Name],[Vorname],[Abteilung],[User_ID])VALUES(N'Scherrer',N'Eric',N'regis',N'eric.scherrer@bedag.ch');" table:formula="of:=&quot;INSERT INTO [dbo].[Teilnehmer]([Name],[Vorname],[Abteilung],[User_ID])VALUES(N'&quot;&amp;[.A25]&amp;&quot;',N'&quot;&amp;[.B25]&amp;&quot;',N'&quot;&amp;[.C25]&amp;&quot;',N'&quot;&amp;[.D25]&amp;&quot;');&quot;" table:style-name="ce1">
            <text:p>INSERT INTO [dbo].[Teilnehmer]([Name],[Vorname],[Abteilung],[User_ID])VALUES(N'Scherrer',N'Eric',N'regis',N'eric.scherr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varez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sbm</text:p>
          </table:table-cell>
          <table:table-cell office:value-type="string" table:style-name="ce1">
            <text:p>Francisco.Alvarez@bedag.ch</text:p>
          </table:table-cell>
          <table:table-cell office:value-type="string" office:string-value="INSERT INTO [dbo].[Teilnehmer]([Name],[Vorname],[Abteilung],[User_ID])VALUES(N'Alvarez',N'Francisco',N'sbm',N'Francisco.Alvarez@bedag.ch');" table:formula="of:=&quot;INSERT INTO [dbo].[Teilnehmer]([Name],[Vorname],[Abteilung],[User_ID])VALUES(N'&quot;&amp;[.A26]&amp;&quot;',N'&quot;&amp;[.B26]&amp;&quot;',N'&quot;&amp;[.C26]&amp;&quot;',N'&quot;&amp;[.D26]&amp;&quot;');&quot;" table:style-name="ce1">
            <text:p>INSERT INTO [dbo].[Teilnehmer]([Name],[Vorname],[Abteilung],[User_ID])VALUES(N'Alvarez',N'Francisco',N'sbm',N'Francisco.Alvarez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rchi</text:p>
          </table:table-cell>
          <table:table-cell office:value-type="string" table:style-name="ce1">
            <text:p>Franz</text:p>
          </table:table-cell>
          <table:table-cell office:value-type="string" table:style-name="ce1">
            <text:p>rqsm</text:p>
          </table:table-cell>
          <table:table-cell office:value-type="string" table:style-name="ce1">
            <text:p>Franz.Sterchi@bedag.ch</text:p>
          </table:table-cell>
          <table:table-cell office:value-type="string" office:string-value="INSERT INTO [dbo].[Teilnehmer]([Name],[Vorname],[Abteilung],[User_ID])VALUES(N'Sterchi',N'Franz',N'rqsm',N'Franz.Sterchi@bedag.ch');" table:formula="of:=&quot;INSERT INTO [dbo].[Teilnehmer]([Name],[Vorname],[Abteilung],[User_ID])VALUES(N'&quot;&amp;[.A27]&amp;&quot;',N'&quot;&amp;[.B27]&amp;&quot;',N'&quot;&amp;[.C27]&amp;&quot;',N'&quot;&amp;[.D27]&amp;&quot;');&quot;" table:style-name="ce1">
            <text:p>INSERT INTO [dbo].[Teilnehmer]([Name],[Vorname],[Abteilung],[User_ID])VALUES(N'Sterchi',N'Franz',N'rqsm',N'Franz.Sterchi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hriger</text:p>
          </table:table-cell>
          <table:table-cell office:value-type="string" table:style-name="ce1">
            <text:p>Hans</text:p>
          </table:table-cell>
          <table:table-cell office:value-type="string" table:style-name="ce1">
            <text:p>nsm</text:p>
          </table:table-cell>
          <table:table-cell office:value-type="string" table:style-name="ce1">
            <text:p>Hans.Gehriger@bedag.ch</text:p>
          </table:table-cell>
          <table:table-cell office:value-type="string" office:string-value="INSERT INTO [dbo].[Teilnehmer]([Name],[Vorname],[Abteilung],[User_ID])VALUES(N'Gehriger',N'Hans',N'nsm',N'Hans.Gehriger@bedag.ch');" table:formula="of:=&quot;INSERT INTO [dbo].[Teilnehmer]([Name],[Vorname],[Abteilung],[User_ID])VALUES(N'&quot;&amp;[.A28]&amp;&quot;',N'&quot;&amp;[.B28]&amp;&quot;',N'&quot;&amp;[.C28]&amp;&quot;',N'&quot;&amp;[.D28]&amp;&quot;');&quot;" table:style-name="ce1">
            <text:p>INSERT INTO [dbo].[Teilnehmer]([Name],[Vorname],[Abteilung],[User_ID])VALUES(N'Gehriger',N'Hans',N'nsm',N'Hans.Gehrig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tiz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opm</text:p>
          </table:table-cell>
          <table:table-cell office:value-type="string" table:style-name="ce1">
            <text:p>Hector.Ortiz@bedag.ch</text:p>
          </table:table-cell>
          <table:table-cell office:value-type="string" office:string-value="INSERT INTO [dbo].[Teilnehmer]([Name],[Vorname],[Abteilung],[User_ID])VALUES(N'Ortiz',N'Hector',N'opm',N'Hector.Ortiz@bedag.ch');" table:formula="of:=&quot;INSERT INTO [dbo].[Teilnehmer]([Name],[Vorname],[Abteilung],[User_ID])VALUES(N'&quot;&amp;[.A29]&amp;&quot;',N'&quot;&amp;[.B29]&amp;&quot;',N'&quot;&amp;[.C29]&amp;&quot;',N'&quot;&amp;[.D29]&amp;&quot;');&quot;" table:style-name="ce1">
            <text:p>INSERT INTO [dbo].[Teilnehmer]([Name],[Vorname],[Abteilung],[User_ID])VALUES(N'Ortiz',N'Hector',N'opm',N'Hector.Ortiz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itziner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pm2</text:p>
          </table:table-cell>
          <table:table-cell office:value-type="string" table:style-name="ce1">
            <text:p>Jan.Jeitziner@bedag.ch</text:p>
          </table:table-cell>
          <table:table-cell office:value-type="string" office:string-value="INSERT INTO [dbo].[Teilnehmer]([Name],[Vorname],[Abteilung],[User_ID])VALUES(N'Jeitziner',N'Jan',N'pm2',N'Jan.Jeitziner@bedag.ch');" table:formula="of:=&quot;INSERT INTO [dbo].[Teilnehmer]([Name],[Vorname],[Abteilung],[User_ID])VALUES(N'&quot;&amp;[.A30]&amp;&quot;',N'&quot;&amp;[.B30]&amp;&quot;',N'&quot;&amp;[.C30]&amp;&quot;',N'&quot;&amp;[.D30]&amp;&quot;');&quot;" table:style-name="ce1">
            <text:p>INSERT INTO [dbo].[Teilnehmer]([Name],[Vorname],[Abteilung],[User_ID])VALUES(N'Jeitziner',N'Jan',N'pm2',N'Jan.Jeitzin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les</text:p>
          </table:table-cell>
          <table:table-cell office:value-type="string" table:style-name="ce1">
            <text:p>Jenny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Jenny.Dales@bedag.ch</text:p>
          </table:table-cell>
          <table:table-cell office:value-type="string" office:string-value="INSERT INTO [dbo].[Teilnehmer]([Name],[Vorname],[Abteilung],[User_ID])VALUES(N'Dales',N'Jenny',N'la',N'Jenny.Dales@bedag.ch');" table:formula="of:=&quot;INSERT INTO [dbo].[Teilnehmer]([Name],[Vorname],[Abteilung],[User_ID])VALUES(N'&quot;&amp;[.A31]&amp;&quot;',N'&quot;&amp;[.B31]&amp;&quot;',N'&quot;&amp;[.C31]&amp;&quot;',N'&quot;&amp;[.D31]&amp;&quot;');&quot;" table:style-name="ce1">
            <text:p>INSERT INTO [dbo].[Teilnehmer]([Name],[Vorname],[Abteilung],[User_ID])VALUES(N'Dales',N'Jenny',N'la',N'Jenny.Dales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nner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pm2</text:p>
          </table:table-cell>
          <table:table-cell office:value-type="string" table:style-name="ce1">
            <text:p>Joshua.Brunner@bedag.ch</text:p>
          </table:table-cell>
          <table:table-cell office:value-type="string" office:string-value="INSERT INTO [dbo].[Teilnehmer]([Name],[Vorname],[Abteilung],[User_ID])VALUES(N'Brunner',N'Joshua',N'pm2',N'Joshua.Brunner@bedag.ch');" table:formula="of:=&quot;INSERT INTO [dbo].[Teilnehmer]([Name],[Vorname],[Abteilung],[User_ID])VALUES(N'&quot;&amp;[.A32]&amp;&quot;',N'&quot;&amp;[.B32]&amp;&quot;',N'&quot;&amp;[.C32]&amp;&quot;',N'&quot;&amp;[.D32]&amp;&quot;');&quot;" table:style-name="ce1">
            <text:p>INSERT INTO [dbo].[Teilnehmer]([Name],[Vorname],[Abteilung],[User_ID])VALUES(N'Brunner',N'Joshua',N'pm2',N'Joshua.Brunn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gger</text:p>
          </table:table-cell>
          <table:table-cell office:value-type="string" table:style-name="ce1">
            <text:p>Jürg</text:p>
          </table:table-cell>
          <table:table-cell office:value-type="string" table:style-name="ce1">
            <text:p>psm</text:p>
          </table:table-cell>
          <table:table-cell office:value-type="string" table:style-name="ce1">
            <text:p>Juerg.Gugger@bedag.ch</text:p>
          </table:table-cell>
          <table:table-cell office:value-type="string" office:string-value="INSERT INTO [dbo].[Teilnehmer]([Name],[Vorname],[Abteilung],[User_ID])VALUES(N'Gugger',N'Jürg',N'psm',N'Juerg.Gugger@bedag.ch');" table:formula="of:=&quot;INSERT INTO [dbo].[Teilnehmer]([Name],[Vorname],[Abteilung],[User_ID])VALUES(N'&quot;&amp;[.A33]&amp;&quot;',N'&quot;&amp;[.B33]&amp;&quot;',N'&quot;&amp;[.C33]&amp;&quot;',N'&quot;&amp;[.D33]&amp;&quot;');&quot;" table:style-name="ce1">
            <text:p>INSERT INTO [dbo].[Teilnehmer]([Name],[Vorname],[Abteilung],[User_ID])VALUES(N'Gugger',N'Jürg',N'psm',N'Juerg.Gugg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er</text:p>
          </table:table-cell>
          <table:table-cell office:value-type="string" table:style-name="ce1">
            <text:p>Jürg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Juerg.Weber@bedag.ch</text:p>
          </table:table-cell>
          <table:table-cell office:value-type="string" office:string-value="INSERT INTO [dbo].[Teilnehmer]([Name],[Vorname],[Abteilung],[User_ID])VALUES(N'Weber',N'Jürg',N'fin',N'Juerg.Weber@bedag.ch');" table:formula="of:=&quot;INSERT INTO [dbo].[Teilnehmer]([Name],[Vorname],[Abteilung],[User_ID])VALUES(N'&quot;&amp;[.A34]&amp;&quot;',N'&quot;&amp;[.B34]&amp;&quot;',N'&quot;&amp;[.C34]&amp;&quot;',N'&quot;&amp;[.D34]&amp;&quot;');&quot;" table:style-name="ce1">
            <text:p>INSERT INTO [dbo].[Teilnehmer]([Name],[Vorname],[Abteilung],[User_ID])VALUES(N'Weber',N'Jürg',N'fin',N'Juerg.Web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schoff</text:p>
          </table:table-cell>
          <table:table-cell office:value-type="string" table:style-name="ce1">
            <text:p>Karin</text:p>
          </table:table-cell>
          <table:table-cell office:value-type="string" table:style-name="ce1">
            <text:p>ste</text:p>
          </table:table-cell>
          <table:table-cell office:value-type="string" table:style-name="ce1">
            <text:p>Karin.Bischoff@bedag.ch</text:p>
          </table:table-cell>
          <table:table-cell office:value-type="string" office:string-value="INSERT INTO [dbo].[Teilnehmer]([Name],[Vorname],[Abteilung],[User_ID])VALUES(N'Bischoff',N'Karin',N'ste',N'Karin.Bischoff@bedag.ch');" table:formula="of:=&quot;INSERT INTO [dbo].[Teilnehmer]([Name],[Vorname],[Abteilung],[User_ID])VALUES(N'&quot;&amp;[.A35]&amp;&quot;',N'&quot;&amp;[.B35]&amp;&quot;',N'&quot;&amp;[.C35]&amp;&quot;',N'&quot;&amp;[.D35]&amp;&quot;');&quot;" table:style-name="ce1">
            <text:p>INSERT INTO [dbo].[Teilnehmer]([Name],[Vorname],[Abteilung],[User_ID])VALUES(N'Bischoff',N'Karin',N'ste',N'Karin.Bischoff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’Ignazio</text:p>
          </table:table-cell>
          <table:table-cell office:value-type="string" table:style-name="ce1">
            <text:p>Karin</text:p>
          </table:table-cell>
          <table:table-cell office:value-type="string" table:style-name="ce1">
            <text:p>sie</text:p>
          </table:table-cell>
          <table:table-cell office:value-type="string" table:style-name="ce1">
            <text:p>Karin.DIgnazio@bedag.ch</text:p>
          </table:table-cell>
          <table:table-cell office:value-type="string" office:string-value="INSERT INTO [dbo].[Teilnehmer]([Name],[Vorname],[Abteilung],[User_ID])VALUES(N'D’Ignazio',N'Karin',N'sie',N'Karin.DIgnazio@bedag.ch');" table:formula="of:=&quot;INSERT INTO [dbo].[Teilnehmer]([Name],[Vorname],[Abteilung],[User_ID])VALUES(N'&quot;&amp;[.A36]&amp;&quot;',N'&quot;&amp;[.B36]&amp;&quot;',N'&quot;&amp;[.C36]&amp;&quot;',N'&quot;&amp;[.D36]&amp;&quot;');&quot;" table:style-name="ce1">
            <text:p>INSERT INTO [dbo].[Teilnehmer]([Name],[Vorname],[Abteilung],[User_ID])VALUES(N'D’Ignazio',N'Karin',N'sie',N'Karin.DIgnazio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eulich</text:p>
          </table:table-cell>
          <table:table-cell office:value-type="string" table:style-name="ce1">
            <text:p>Leonhard</text:p>
          </table:table-cell>
          <table:table-cell office:value-type="string" table:style-name="ce1">
            <text:p>peb</text:p>
          </table:table-cell>
          <table:table-cell office:value-type="string" table:style-name="ce1">
            <text:p>Leonhard.Greulich@bedag.ch</text:p>
          </table:table-cell>
          <table:table-cell office:value-type="string" office:string-value="INSERT INTO [dbo].[Teilnehmer]([Name],[Vorname],[Abteilung],[User_ID])VALUES(N'Greulich',N'Leonhard',N'peb',N'Leonhard.Greulich@bedag.ch');" table:formula="of:=&quot;INSERT INTO [dbo].[Teilnehmer]([Name],[Vorname],[Abteilung],[User_ID])VALUES(N'&quot;&amp;[.A37]&amp;&quot;',N'&quot;&amp;[.B37]&amp;&quot;',N'&quot;&amp;[.C37]&amp;&quot;',N'&quot;&amp;[.D37]&amp;&quot;');&quot;" table:style-name="ce1">
            <text:p>INSERT INTO [dbo].[Teilnehmer]([Name],[Vorname],[Abteilung],[User_ID])VALUES(N'Greulich',N'Leonhard',N'peb',N'Leonhard.Greulich@bedag.ch');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Germann</text:p>
          </table:table-cell>
          <table:table-cell office:value-type="string" table:style-name="ce9">
            <text:p>Lukas</text:p>
          </table:table-cell>
          <table:table-cell office:value-type="string" table:style-name="ce9">
            <text:p>regis</text:p>
          </table:table-cell>
          <table:table-cell office:value-type="string" table:style-name="ce9">
            <text:p>Lukas.Germann@bedag.ch</text:p>
          </table:table-cell>
          <table:table-cell office:value-type="string" office:string-value="INSERT INTO [dbo].[Teilnehmer]([Name],[Vorname],[Abteilung],[User_ID])VALUES(N'Germann',N'Lukas',N'regis',N'Lukas.Germann@bedag.ch');" table:formula="of:=&quot;INSERT INTO [dbo].[Teilnehmer]([Name],[Vorname],[Abteilung],[User_ID])VALUES(N'&quot;&amp;[.A38]&amp;&quot;',N'&quot;&amp;[.B38]&amp;&quot;',N'&quot;&amp;[.C38]&amp;&quot;',N'&quot;&amp;[.D38]&amp;&quot;');&quot;" table:style-name="ce1">
            <text:p>INSERT INTO [dbo].[Teilnehmer]([Name],[Vorname],[Abteilung],[User_ID])VALUES(N'Germann',N'Lukas',N'regis',N'Lukas.Germann@bedag.ch');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Cadisch</text:p>
          </table:table-cell>
          <table:table-cell office:value-type="string" table:style-name="ce9">
            <text:p>Marco</text:p>
          </table:table-cell>
          <table:table-cell office:value-type="string" table:style-name="ce9">
            <text:p>hrm</text:p>
          </table:table-cell>
          <table:table-cell office:value-type="string" table:style-name="ce9">
            <text:p>marco.cadisch@bedag.ch</text:p>
          </table:table-cell>
          <table:table-cell office:value-type="string" office:string-value="INSERT INTO [dbo].[Teilnehmer]([Name],[Vorname],[Abteilung],[User_ID])VALUES(N'Cadisch',N'Marco',N'hrm',N'marco.cadisch@bedag.ch');" table:formula="of:=&quot;INSERT INTO [dbo].[Teilnehmer]([Name],[Vorname],[Abteilung],[User_ID])VALUES(N'&quot;&amp;[.A39]&amp;&quot;',N'&quot;&amp;[.B39]&amp;&quot;',N'&quot;&amp;[.C39]&amp;&quot;',N'&quot;&amp;[.D39]&amp;&quot;');&quot;" table:style-name="ce1">
            <text:p>INSERT INTO [dbo].[Teilnehmer]([Name],[Vorname],[Abteilung],[User_ID])VALUES(N'Cadisch',N'Marco',N'hrm',N'marco.cadisch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yeler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ol</text:p>
          </table:table-cell>
          <table:table-cell office:value-type="string" table:style-name="ce1">
            <text:p>mario.beyeler@bedag.ch</text:p>
          </table:table-cell>
          <table:table-cell office:value-type="string" office:string-value="INSERT INTO [dbo].[Teilnehmer]([Name],[Vorname],[Abteilung],[User_ID])VALUES(N'Beyeler',N'Mario',N'sol',N'mario.beyeler@bedag.ch');" table:formula="of:=&quot;INSERT INTO [dbo].[Teilnehmer]([Name],[Vorname],[Abteilung],[User_ID])VALUES(N'&quot;&amp;[.A40]&amp;&quot;',N'&quot;&amp;[.B40]&amp;&quot;',N'&quot;&amp;[.C40]&amp;&quot;',N'&quot;&amp;[.D40]&amp;&quot;');&quot;" table:style-name="ce1">
            <text:p>INSERT INTO [dbo].[Teilnehmer]([Name],[Vorname],[Abteilung],[User_ID])VALUES(N'Beyeler',N'Mario',N'sol',N'mario.beyel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chelmann</text:p>
          </table:table-cell>
          <table:table-cell office:value-type="string" table:style-name="ce1">
            <text:p>Markus</text:p>
          </table:table-cell>
          <table:table-cell office:value-type="string" table:style-name="ce1">
            <text:p>wmp</text:p>
          </table:table-cell>
          <table:table-cell office:value-type="string" table:style-name="ce1">
            <text:p>markus.hechelmann@bedag.ch</text:p>
          </table:table-cell>
          <table:table-cell office:value-type="string" office:string-value="INSERT INTO [dbo].[Teilnehmer]([Name],[Vorname],[Abteilung],[User_ID])VALUES(N'Hechelmann',N'Markus',N'wmp',N'markus.hechelmann@bedag.ch');" table:formula="of:=&quot;INSERT INTO [dbo].[Teilnehmer]([Name],[Vorname],[Abteilung],[User_ID])VALUES(N'&quot;&amp;[.A41]&amp;&quot;',N'&quot;&amp;[.B41]&amp;&quot;',N'&quot;&amp;[.C41]&amp;&quot;',N'&quot;&amp;[.D41]&amp;&quot;');&quot;" table:style-name="ce1">
            <text:p>INSERT INTO [dbo].[Teilnehmer]([Name],[Vorname],[Abteilung],[User_ID])VALUES(N'Hechelmann',N'Markus',N'wmp',N'markus.hechelmann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ber</text:p>
          </table:table-cell>
          <table:table-cell office:value-type="string" table:style-name="ce1">
            <text:p>Markus</text:p>
          </table:table-cell>
          <table:table-cell office:value-type="string" table:style-name="ce1">
            <text:p>sie</text:p>
          </table:table-cell>
          <table:table-cell office:value-type="string" table:style-name="ce1">
            <text:p>Markus.Lauber@bedag.ch</text:p>
          </table:table-cell>
          <table:table-cell office:value-type="string" office:string-value="INSERT INTO [dbo].[Teilnehmer]([Name],[Vorname],[Abteilung],[User_ID])VALUES(N'Lauber',N'Markus',N'sie',N'Markus.Lauber@bedag.ch');" table:formula="of:=&quot;INSERT INTO [dbo].[Teilnehmer]([Name],[Vorname],[Abteilung],[User_ID])VALUES(N'&quot;&amp;[.A42]&amp;&quot;',N'&quot;&amp;[.B42]&amp;&quot;',N'&quot;&amp;[.C42]&amp;&quot;',N'&quot;&amp;[.D42]&amp;&quot;');&quot;" table:style-name="ce1">
            <text:p>INSERT INTO [dbo].[Teilnehmer]([Name],[Vorname],[Abteilung],[User_ID])VALUES(N'Lauber',N'Markus',N'sie',N'Markus.Laub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ögeli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pm1</text:p>
          </table:table-cell>
          <table:table-cell office:value-type="string" table:style-name="ce1">
            <text:p>Martin.Voegeli@bedag.ch</text:p>
          </table:table-cell>
          <table:table-cell office:value-type="string" office:string-value="INSERT INTO [dbo].[Teilnehmer]([Name],[Vorname],[Abteilung],[User_ID])VALUES(N'Vögeli',N'Martin',N'pm1',N'Martin.Voegeli@bedag.ch');" table:formula="of:=&quot;INSERT INTO [dbo].[Teilnehmer]([Name],[Vorname],[Abteilung],[User_ID])VALUES(N'&quot;&amp;[.A43]&amp;&quot;',N'&quot;&amp;[.B43]&amp;&quot;',N'&quot;&amp;[.C43]&amp;&quot;',N'&quot;&amp;[.D43]&amp;&quot;');&quot;" table:style-name="ce1">
            <text:p>INSERT INTO [dbo].[Teilnehmer]([Name],[Vorname],[Abteilung],[User_ID])VALUES(N'Vögeli',N'Martin',N'pm1',N'Martin.Voegeli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berle</text:p>
          </table:table-cell>
          <table:table-cell office:value-type="string" table:style-name="ce1">
            <text:p>Matthias</text:p>
          </table:table-cell>
          <table:table-cell office:value-type="string" table:style-name="ce1">
            <text:p>sie</text:p>
          </table:table-cell>
          <table:table-cell office:value-type="string" table:style-name="ce1">
            <text:p>Matthias.Eberle@bedag.ch</text:p>
          </table:table-cell>
          <table:table-cell office:value-type="string" office:string-value="INSERT INTO [dbo].[Teilnehmer]([Name],[Vorname],[Abteilung],[User_ID])VALUES(N'Eberle',N'Matthias',N'sie',N'Matthias.Eberle@bedag.ch');" table:formula="of:=&quot;INSERT INTO [dbo].[Teilnehmer]([Name],[Vorname],[Abteilung],[User_ID])VALUES(N'&quot;&amp;[.A44]&amp;&quot;',N'&quot;&amp;[.B44]&amp;&quot;',N'&quot;&amp;[.C44]&amp;&quot;',N'&quot;&amp;[.D44]&amp;&quot;');&quot;" table:style-name="ce1">
            <text:p>INSERT INTO [dbo].[Teilnehmer]([Name],[Vorname],[Abteilung],[User_ID])VALUES(N'Eberle',N'Matthias',N'sie',N'Matthias.Eberle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fammatter</text:p>
          </table:table-cell>
          <table:table-cell office:value-type="string" table:style-name="ce1">
            <text:p>Matthias</text:p>
          </table:table-cell>
          <table:table-cell office:value-type="string" table:style-name="ce1">
            <text:p>ste</text:p>
          </table:table-cell>
          <table:table-cell office:value-type="string" table:style-name="ce1">
            <text:p>Matthias.Pfammatter@bedag.ch</text:p>
          </table:table-cell>
          <table:table-cell office:value-type="string" office:string-value="INSERT INTO [dbo].[Teilnehmer]([Name],[Vorname],[Abteilung],[User_ID])VALUES(N'Pfammatter',N'Matthias',N'ste',N'Matthias.Pfammatter@bedag.ch');" table:formula="of:=&quot;INSERT INTO [dbo].[Teilnehmer]([Name],[Vorname],[Abteilung],[User_ID])VALUES(N'&quot;&amp;[.A45]&amp;&quot;',N'&quot;&amp;[.B45]&amp;&quot;',N'&quot;&amp;[.C45]&amp;&quot;',N'&quot;&amp;[.D45]&amp;&quot;');&quot;" table:style-name="ce1">
            <text:p>INSERT INTO [dbo].[Teilnehmer]([Name],[Vorname],[Abteilung],[User_ID])VALUES(N'Pfammatter',N'Matthias',N'ste',N'Matthias.Pfammatt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ueter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opm</text:p>
          </table:table-cell>
          <table:table-cell office:value-type="string" table:style-name="ce1">
            <text:p>Michael.Haueter@bedag.ch</text:p>
          </table:table-cell>
          <table:table-cell office:value-type="string" office:string-value="INSERT INTO [dbo].[Teilnehmer]([Name],[Vorname],[Abteilung],[User_ID])VALUES(N'Haueter',N'Michael',N'opm',N'Michael.Haueter@bedag.ch');" table:formula="of:=&quot;INSERT INTO [dbo].[Teilnehmer]([Name],[Vorname],[Abteilung],[User_ID])VALUES(N'&quot;&amp;[.A46]&amp;&quot;',N'&quot;&amp;[.B46]&amp;&quot;',N'&quot;&amp;[.C46]&amp;&quot;',N'&quot;&amp;[.D46]&amp;&quot;');&quot;" table:style-name="ce1">
            <text:p>INSERT INTO [dbo].[Teilnehmer]([Name],[Vorname],[Abteilung],[User_ID])VALUES(N'Haueter',N'Michael',N'opm',N'Michael.Hauet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hler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opm</text:p>
          </table:table-cell>
          <table:table-cell office:value-type="string" table:style-name="ce1">
            <text:p>Michel.Kohler@bedag.ch</text:p>
          </table:table-cell>
          <table:table-cell office:value-type="string" office:string-value="INSERT INTO [dbo].[Teilnehmer]([Name],[Vorname],[Abteilung],[User_ID])VALUES(N'Kohler',N'Michel',N'opm',N'Michel.Kohler@bedag.ch');" table:formula="of:=&quot;INSERT INTO [dbo].[Teilnehmer]([Name],[Vorname],[Abteilung],[User_ID])VALUES(N'&quot;&amp;[.A47]&amp;&quot;',N'&quot;&amp;[.B47]&amp;&quot;',N'&quot;&amp;[.C47]&amp;&quot;',N'&quot;&amp;[.D47]&amp;&quot;');&quot;" table:style-name="ce1">
            <text:p>INSERT INTO [dbo].[Teilnehmer]([Name],[Vorname],[Abteilung],[User_ID])VALUES(N'Kohler',N'Michel',N'opm',N'Michel.Kohl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din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cdo</text:p>
          </table:table-cell>
          <table:table-cell office:value-type="string" table:style-name="ce1">
            <text:p>Michel.Rudin@bedag.ch</text:p>
          </table:table-cell>
          <table:table-cell office:value-type="string" office:string-value="INSERT INTO [dbo].[Teilnehmer]([Name],[Vorname],[Abteilung],[User_ID])VALUES(N'Rudin',N'Michel',N'cdo',N'Michel.Rudin@bedag.ch');" table:formula="of:=&quot;INSERT INTO [dbo].[Teilnehmer]([Name],[Vorname],[Abteilung],[User_ID])VALUES(N'&quot;&amp;[.A48]&amp;&quot;',N'&quot;&amp;[.B48]&amp;&quot;',N'&quot;&amp;[.C48]&amp;&quot;',N'&quot;&amp;[.D48]&amp;&quot;');&quot;" table:style-name="ce1">
            <text:p>INSERT INTO [dbo].[Teilnehmer]([Name],[Vorname],[Abteilung],[User_ID])VALUES(N'Rudin',N'Michel',N'cdo',N'Michel.Rudin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lotwinski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pm2</text:p>
          </table:table-cell>
          <table:table-cell office:value-type="string" table:style-name="ce1">
            <text:p>Michel.Slotwinski@bedag.ch</text:p>
          </table:table-cell>
          <table:table-cell office:value-type="string" office:string-value="INSERT INTO [dbo].[Teilnehmer]([Name],[Vorname],[Abteilung],[User_ID])VALUES(N'Slotwinski',N'Michel',N'pm2',N'Michel.Slotwinski@bedag.ch');" table:formula="of:=&quot;INSERT INTO [dbo].[Teilnehmer]([Name],[Vorname],[Abteilung],[User_ID])VALUES(N'&quot;&amp;[.A49]&amp;&quot;',N'&quot;&amp;[.B49]&amp;&quot;',N'&quot;&amp;[.C49]&amp;&quot;',N'&quot;&amp;[.D49]&amp;&quot;');&quot;" table:style-name="ce1">
            <text:p>INSERT INTO [dbo].[Teilnehmer]([Name],[Vorname],[Abteilung],[User_ID])VALUES(N'Slotwinski',N'Michel',N'pm2',N'Michel.Slotwinski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avia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sbm</text:p>
          </table:table-cell>
          <table:table-cell office:value-type="string" table:style-name="ce1">
            <text:p>michel.soravia@bedag.ch</text:p>
          </table:table-cell>
          <table:table-cell office:value-type="string" office:string-value="INSERT INTO [dbo].[Teilnehmer]([Name],[Vorname],[Abteilung],[User_ID])VALUES(N'Soravia',N'Michel',N'sbm',N'michel.soravia@bedag.ch');" table:formula="of:=&quot;INSERT INTO [dbo].[Teilnehmer]([Name],[Vorname],[Abteilung],[User_ID])VALUES(N'&quot;&amp;[.A50]&amp;&quot;',N'&quot;&amp;[.B50]&amp;&quot;',N'&quot;&amp;[.C50]&amp;&quot;',N'&quot;&amp;[.D50]&amp;&quot;');&quot;" table:style-name="ce1">
            <text:p>INSERT INTO [dbo].[Teilnehmer]([Name],[Vorname],[Abteilung],[User_ID])VALUES(N'Soravia',N'Michel',N'sbm',N'michel.soravia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enn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regis</text:p>
          </table:table-cell>
          <table:table-cell office:value-type="string" table:style-name="ce1">
            <text:p>Nicolas.Haenni@bedag.ch</text:p>
          </table:table-cell>
          <table:table-cell office:value-type="string" office:string-value="INSERT INTO [dbo].[Teilnehmer]([Name],[Vorname],[Abteilung],[User_ID])VALUES(N'Haenni',N'Nicolas',N'regis',N'Nicolas.Haenni@bedag.ch');" table:formula="of:=&quot;INSERT INTO [dbo].[Teilnehmer]([Name],[Vorname],[Abteilung],[User_ID])VALUES(N'&quot;&amp;[.A51]&amp;&quot;',N'&quot;&amp;[.B51]&amp;&quot;',N'&quot;&amp;[.C51]&amp;&quot;',N'&quot;&amp;[.D51]&amp;&quot;');&quot;" table:style-name="ce1">
            <text:p>INSERT INTO [dbo].[Teilnehmer]([Name],[Vorname],[Abteilung],[User_ID])VALUES(N'Haenni',N'Nicolas',N'regis',N'Nicolas.Haenni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fer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ste</text:p>
          </table:table-cell>
          <table:table-cell office:value-type="string" table:style-name="ce1">
            <text:p>Oliver.Hofer@bedag.ch</text:p>
          </table:table-cell>
          <table:table-cell office:value-type="string" office:string-value="INSERT INTO [dbo].[Teilnehmer]([Name],[Vorname],[Abteilung],[User_ID])VALUES(N'Hofer',N'Oliver',N'ste',N'Oliver.Hofer@bedag.ch');" table:formula="of:=&quot;INSERT INTO [dbo].[Teilnehmer]([Name],[Vorname],[Abteilung],[User_ID])VALUES(N'&quot;&amp;[.A52]&amp;&quot;',N'&quot;&amp;[.B52]&amp;&quot;',N'&quot;&amp;[.C52]&amp;&quot;',N'&quot;&amp;[.D52]&amp;&quot;');&quot;" table:style-name="ce1">
            <text:p>INSERT INTO [dbo].[Teilnehmer]([Name],[Vorname],[Abteilung],[User_ID])VALUES(N'Hofer',N'Oliver',N'ste',N'Oliver.Hof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ähli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spr</text:p>
          </table:table-cell>
          <table:table-cell office:value-type="string" table:style-name="ce1">
            <text:p>Oliver.Staehli@bedag.ch</text:p>
          </table:table-cell>
          <table:table-cell office:value-type="string" office:string-value="INSERT INTO [dbo].[Teilnehmer]([Name],[Vorname],[Abteilung],[User_ID])VALUES(N'Stähli',N'Oliver',N'spr',N'Oliver.Staehli@bedag.ch');" table:formula="of:=&quot;INSERT INTO [dbo].[Teilnehmer]([Name],[Vorname],[Abteilung],[User_ID])VALUES(N'&quot;&amp;[.A53]&amp;&quot;',N'&quot;&amp;[.B53]&amp;&quot;',N'&quot;&amp;[.C53]&amp;&quot;',N'&quot;&amp;[.D53]&amp;&quot;');&quot;" table:style-name="ce1">
            <text:p>INSERT INTO [dbo].[Teilnehmer]([Name],[Vorname],[Abteilung],[User_ID])VALUES(N'Stähli',N'Oliver',N'spr',N'Oliver.Staehli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gner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pm1</text:p>
          </table:table-cell>
          <table:table-cell office:value-type="string" table:style-name="ce1">
            <text:p>Patrick.Wagner@bedag.ch</text:p>
          </table:table-cell>
          <table:table-cell office:value-type="string" office:string-value="INSERT INTO [dbo].[Teilnehmer]([Name],[Vorname],[Abteilung],[User_ID])VALUES(N'Wagner',N'Patrick',N'pm1',N'Patrick.Wagner@bedag.ch');" table:formula="of:=&quot;INSERT INTO [dbo].[Teilnehmer]([Name],[Vorname],[Abteilung],[User_ID])VALUES(N'&quot;&amp;[.A54]&amp;&quot;',N'&quot;&amp;[.B54]&amp;&quot;',N'&quot;&amp;[.C54]&amp;&quot;',N'&quot;&amp;[.D54]&amp;&quot;');&quot;" table:style-name="ce1">
            <text:p>INSERT INTO [dbo].[Teilnehmer]([Name],[Vorname],[Abteilung],[User_ID])VALUES(N'Wagner',N'Patrick',N'pm1',N'Patrick.Wagn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zig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psm</text:p>
          </table:table-cell>
          <table:table-cell office:value-type="string" table:style-name="ce1">
            <text:p>Peter.Sinzig@bedag.ch</text:p>
          </table:table-cell>
          <table:table-cell office:value-type="string" office:string-value="INSERT INTO [dbo].[Teilnehmer]([Name],[Vorname],[Abteilung],[User_ID])VALUES(N'Sinzig',N'Peter',N'psm',N'Peter.Sinzig@bedag.ch');" table:formula="of:=&quot;INSERT INTO [dbo].[Teilnehmer]([Name],[Vorname],[Abteilung],[User_ID])VALUES(N'&quot;&amp;[.A55]&amp;&quot;',N'&quot;&amp;[.B55]&amp;&quot;',N'&quot;&amp;[.C55]&amp;&quot;',N'&quot;&amp;[.D55]&amp;&quot;');&quot;" table:style-name="ce1">
            <text:p>INSERT INTO [dbo].[Teilnehmer]([Name],[Vorname],[Abteilung],[User_ID])VALUES(N'Sinzig',N'Peter',N'psm',N'Peter.Sinzig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önnimann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Remo.Broennimann@bedag.ch</text:p>
          </table:table-cell>
          <table:table-cell office:value-type="string" office:string-value="INSERT INTO [dbo].[Teilnehmer]([Name],[Vorname],[Abteilung],[User_ID])VALUES(N'Brönnimann',N'Remo',N'fin',N'Remo.Broennimann@bedag.ch');" table:formula="of:=&quot;INSERT INTO [dbo].[Teilnehmer]([Name],[Vorname],[Abteilung],[User_ID])VALUES(N'&quot;&amp;[.A56]&amp;&quot;',N'&quot;&amp;[.B56]&amp;&quot;',N'&quot;&amp;[.C56]&amp;&quot;',N'&quot;&amp;[.D56]&amp;&quot;');&quot;" table:style-name="ce1">
            <text:p>INSERT INTO [dbo].[Teilnehmer]([Name],[Vorname],[Abteilung],[User_ID])VALUES(N'Brönnimann',N'Remo',N'fin',N'Remo.Broennimann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ys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vrk</text:p>
          </table:table-cell>
          <table:table-cell office:value-type="string" table:style-name="ce1">
            <text:p>Remo.Wyss@bedag.ch</text:p>
          </table:table-cell>
          <table:table-cell office:value-type="string" office:string-value="INSERT INTO [dbo].[Teilnehmer]([Name],[Vorname],[Abteilung],[User_ID])VALUES(N'Wyss',N'Remo',N'vrk',N'Remo.Wyss@bedag.ch');" table:formula="of:=&quot;INSERT INTO [dbo].[Teilnehmer]([Name],[Vorname],[Abteilung],[User_ID])VALUES(N'&quot;&amp;[.A57]&amp;&quot;',N'&quot;&amp;[.B57]&amp;&quot;',N'&quot;&amp;[.C57]&amp;&quot;',N'&quot;&amp;[.D57]&amp;&quot;');&quot;" table:style-name="ce1">
            <text:p>INSERT INTO [dbo].[Teilnehmer]([Name],[Vorname],[Abteilung],[User_ID])VALUES(N'Wyss',N'Remo',N'vrk',N'Remo.Wyss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bler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regis</text:p>
          </table:table-cell>
          <table:table-cell office:value-type="string" table:style-name="ce1">
            <text:p>Renato.Stebler@bedag.ch</text:p>
          </table:table-cell>
          <table:table-cell office:value-type="string" office:string-value="INSERT INTO [dbo].[Teilnehmer]([Name],[Vorname],[Abteilung],[User_ID])VALUES(N'Stebler',N'Renato',N'regis',N'Renato.Stebler@bedag.ch');" table:formula="of:=&quot;INSERT INTO [dbo].[Teilnehmer]([Name],[Vorname],[Abteilung],[User_ID])VALUES(N'&quot;&amp;[.A58]&amp;&quot;',N'&quot;&amp;[.B58]&amp;&quot;',N'&quot;&amp;[.C58]&amp;&quot;',N'&quot;&amp;[.D58]&amp;&quot;');&quot;" table:style-name="ce1">
            <text:p>INSERT INTO [dbo].[Teilnehmer]([Name],[Vorname],[Abteilung],[User_ID])VALUES(N'Stebler',N'Renato',N'regis',N'Renato.Stebl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par</text:p>
          </table:table-cell>
          <table:table-cell office:value-type="string" table:style-name="ce1">
            <text:p>René</text:p>
          </table:table-cell>
          <table:table-cell office:value-type="string" table:style-name="ce1">
            <text:p>psm</text:p>
          </table:table-cell>
          <table:table-cell office:value-type="string" table:style-name="ce1">
            <text:p>Rene.Caspar@bedag.ch</text:p>
          </table:table-cell>
          <table:table-cell office:value-type="string" office:string-value="INSERT INTO [dbo].[Teilnehmer]([Name],[Vorname],[Abteilung],[User_ID])VALUES(N'Caspar',N'René',N'psm',N'Rene.Caspar@bedag.ch');" table:formula="of:=&quot;INSERT INTO [dbo].[Teilnehmer]([Name],[Vorname],[Abteilung],[User_ID])VALUES(N'&quot;&amp;[.A59]&amp;&quot;',N'&quot;&amp;[.B59]&amp;&quot;',N'&quot;&amp;[.C59]&amp;&quot;',N'&quot;&amp;[.D59]&amp;&quot;');&quot;" table:style-name="ce1">
            <text:p>INSERT INTO [dbo].[Teilnehmer]([Name],[Vorname],[Abteilung],[User_ID])VALUES(N'Caspar',N'René',N'psm',N'Rene.Caspa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rtschen</text:p>
          </table:table-cell>
          <table:table-cell office:value-type="string" table:style-name="ce1">
            <text:p>Reto</text:p>
          </table:table-cell>
          <table:table-cell office:value-type="string" table:style-name="ce1">
            <text:p>swb</text:p>
          </table:table-cell>
          <table:table-cell office:value-type="string" table:style-name="ce1">
            <text:p>Reto.Gertschen@bedag.ch</text:p>
          </table:table-cell>
          <table:table-cell office:value-type="string" office:string-value="INSERT INTO [dbo].[Teilnehmer]([Name],[Vorname],[Abteilung],[User_ID])VALUES(N'Gertschen',N'Reto',N'swb',N'Reto.Gertschen@bedag.ch');" table:formula="of:=&quot;INSERT INTO [dbo].[Teilnehmer]([Name],[Vorname],[Abteilung],[User_ID])VALUES(N'&quot;&amp;[.A60]&amp;&quot;',N'&quot;&amp;[.B60]&amp;&quot;',N'&quot;&amp;[.C60]&amp;&quot;',N'&quot;&amp;[.D60]&amp;&quot;');&quot;" table:style-name="ce1">
            <text:p>INSERT INTO [dbo].[Teilnehmer]([Name],[Vorname],[Abteilung],[User_ID])VALUES(N'Gertschen',N'Reto',N'swb',N'Reto.Gertschen@bedag.ch');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König</text:p>
          </table:table-cell>
          <table:table-cell office:value-type="string" table:style-name="ce10">
            <text:p>Roger</text:p>
          </table:table-cell>
          <table:table-cell office:value-type="string" table:style-name="ce1">
            <text:p>sie</text:p>
          </table:table-cell>
          <table:table-cell office:value-type="string" table:style-name="ce8">
            <text:p>Roger.Koenig@bedag.ch</text:p>
          </table:table-cell>
          <table:table-cell office:value-type="string" office:string-value="INSERT INTO [dbo].[Teilnehmer]([Name],[Vorname],[Abteilung],[User_ID])VALUES(N'König',N'Roger',N'sie',N'Roger.Koenig@bedag.ch');" table:formula="of:=&quot;INSERT INTO [dbo].[Teilnehmer]([Name],[Vorname],[Abteilung],[User_ID])VALUES(N'&quot;&amp;[.A61]&amp;&quot;',N'&quot;&amp;[.B61]&amp;&quot;',N'&quot;&amp;[.C61]&amp;&quot;',N'&quot;&amp;[.D61]&amp;&quot;');&quot;" table:style-name="ce1">
            <text:p>INSERT INTO [dbo].[Teilnehmer]([Name],[Vorname],[Abteilung],[User_ID])VALUES(N'König',N'Roger',N'sie',N'Roger.Koenig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ttier</text:p>
          </table:table-cell>
          <table:table-cell office:value-type="string" table:style-name="ce1">
            <text:p>Rolf</text:p>
          </table:table-cell>
          <table:table-cell office:value-type="string" table:style-name="ce1">
            <text:p>swb</text:p>
          </table:table-cell>
          <table:table-cell office:value-type="string" table:style-name="ce1">
            <text:p>Rolf.Gottier@bedag.ch</text:p>
          </table:table-cell>
          <table:table-cell office:value-type="string" office:string-value="INSERT INTO [dbo].[Teilnehmer]([Name],[Vorname],[Abteilung],[User_ID])VALUES(N'Gottier',N'Rolf',N'swb',N'Rolf.Gottier@bedag.ch');" table:formula="of:=&quot;INSERT INTO [dbo].[Teilnehmer]([Name],[Vorname],[Abteilung],[User_ID])VALUES(N'&quot;&amp;[.A62]&amp;&quot;',N'&quot;&amp;[.B62]&amp;&quot;',N'&quot;&amp;[.C62]&amp;&quot;',N'&quot;&amp;[.D62]&amp;&quot;');&quot;" table:style-name="ce1">
            <text:p>INSERT INTO [dbo].[Teilnehmer]([Name],[Vorname],[Abteilung],[User_ID])VALUES(N'Gottier',N'Rolf',N'swb',N'Rolf.Gotti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ünzli</text:p>
          </table:table-cell>
          <table:table-cell office:value-type="string" table:style-name="ce1">
            <text:p>Rolf</text:p>
          </table:table-cell>
          <table:table-cell office:value-type="string" table:style-name="ce1">
            <text:p>regis</text:p>
          </table:table-cell>
          <table:table-cell office:value-type="string" table:style-name="ce1">
            <text:p>Rolf.Kuenzli@bedag.ch</text:p>
          </table:table-cell>
          <table:table-cell office:value-type="string" office:string-value="INSERT INTO [dbo].[Teilnehmer]([Name],[Vorname],[Abteilung],[User_ID])VALUES(N'Künzli',N'Rolf',N'regis',N'Rolf.Kuenzli@bedag.ch');" table:formula="of:=&quot;INSERT INTO [dbo].[Teilnehmer]([Name],[Vorname],[Abteilung],[User_ID])VALUES(N'&quot;&amp;[.A63]&amp;&quot;',N'&quot;&amp;[.B63]&amp;&quot;',N'&quot;&amp;[.C63]&amp;&quot;',N'&quot;&amp;[.D63]&amp;&quot;');&quot;" table:style-name="ce1">
            <text:p>INSERT INTO [dbo].[Teilnehmer]([Name],[Vorname],[Abteilung],[User_ID])VALUES(N'Künzli',N'Rolf',N'regis',N'Rolf.Kuenzli@bedag.ch');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Wurzel</text:p>
          </table:table-cell>
          <table:table-cell office:value-type="string" table:style-name="ce9">
            <text:p>Roman</text:p>
          </table:table-cell>
          <table:table-cell office:value-type="string" table:style-name="ce9">
            <text:p>oqm</text:p>
          </table:table-cell>
          <table:table-cell office:value-type="string" table:style-name="ce9">
            <text:p>Roman.Wurzel@bedag.ch</text:p>
          </table:table-cell>
          <table:table-cell office:value-type="string" office:string-value="INSERT INTO [dbo].[Teilnehmer]([Name],[Vorname],[Abteilung],[User_ID])VALUES(N'Wurzel',N'Roman',N'oqm',N'Roman.Wurzel@bedag.ch');" table:formula="of:=&quot;INSERT INTO [dbo].[Teilnehmer]([Name],[Vorname],[Abteilung],[User_ID])VALUES(N'&quot;&amp;[.A64]&amp;&quot;',N'&quot;&amp;[.B64]&amp;&quot;',N'&quot;&amp;[.C64]&amp;&quot;',N'&quot;&amp;[.D64]&amp;&quot;');&quot;" table:style-name="ce1">
            <text:p>INSERT INTO [dbo].[Teilnehmer]([Name],[Vorname],[Abteilung],[User_ID])VALUES(N'Wurzel',N'Roman',N'oqm',N'Roman.Wurzel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hrer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nsm</text:p>
          </table:table-cell>
          <table:table-cell office:value-type="string" table:style-name="ce1">
            <text:p>Simon.Fuhrer@bedag.ch</text:p>
          </table:table-cell>
          <table:table-cell office:value-type="string" office:string-value="INSERT INTO [dbo].[Teilnehmer]([Name],[Vorname],[Abteilung],[User_ID])VALUES(N'Fuhrer',N'Simon',N'nsm',N'Simon.Fuhrer@bedag.ch');" table:formula="of:=&quot;INSERT INTO [dbo].[Teilnehmer]([Name],[Vorname],[Abteilung],[User_ID])VALUES(N'&quot;&amp;[.A65]&amp;&quot;',N'&quot;&amp;[.B65]&amp;&quot;',N'&quot;&amp;[.C65]&amp;&quot;',N'&quot;&amp;[.D65]&amp;&quot;');&quot;" table:style-name="ce1">
            <text:p>INSERT INTO [dbo].[Teilnehmer]([Name],[Vorname],[Abteilung],[User_ID])VALUES(N'Fuhrer',N'Simon',N'nsm',N'Simon.Fuhr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sen</text:p>
          </table:table-cell>
          <table:table-cell office:value-type="string" table:style-name="ce1">
            <text:p>Stefan</text:p>
          </table:table-cell>
          <table:table-cell office:value-type="string" table:style-name="ce1">
            <text:p>psm</text:p>
          </table:table-cell>
          <table:table-cell office:value-type="string" table:style-name="ce1">
            <text:p>Stefan.Clausen@bedag.ch</text:p>
          </table:table-cell>
          <table:table-cell office:value-type="string" office:string-value="INSERT INTO [dbo].[Teilnehmer]([Name],[Vorname],[Abteilung],[User_ID])VALUES(N'Clausen',N'Stefan',N'psm',N'Stefan.Clausen@bedag.ch');" table:formula="of:=&quot;INSERT INTO [dbo].[Teilnehmer]([Name],[Vorname],[Abteilung],[User_ID])VALUES(N'&quot;&amp;[.A66]&amp;&quot;',N'&quot;&amp;[.B66]&amp;&quot;',N'&quot;&amp;[.C66]&amp;&quot;',N'&quot;&amp;[.D66]&amp;&quot;');&quot;" table:style-name="ce1">
            <text:p>INSERT INTO [dbo].[Teilnehmer]([Name],[Vorname],[Abteilung],[User_ID])VALUES(N'Clausen',N'Stefan',N'psm',N'Stefan.Clausen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iner</text:p>
          </table:table-cell>
          <table:table-cell office:value-type="string" table:style-name="ce1">
            <text:p>Stephan</text:p>
          </table:table-cell>
          <table:table-cell office:value-type="string" table:style-name="ce1">
            <text:p>pm2</text:p>
          </table:table-cell>
          <table:table-cell office:value-type="string" table:style-name="ce1">
            <text:p>Stephan.Steiner@bedag.ch</text:p>
          </table:table-cell>
          <table:table-cell office:value-type="string" office:string-value="INSERT INTO [dbo].[Teilnehmer]([Name],[Vorname],[Abteilung],[User_ID])VALUES(N'Steiner',N'Stephan',N'pm2',N'Stephan.Steiner@bedag.ch');" table:formula="of:=&quot;INSERT INTO [dbo].[Teilnehmer]([Name],[Vorname],[Abteilung],[User_ID])VALUES(N'&quot;&amp;[.A67]&amp;&quot;',N'&quot;&amp;[.B67]&amp;&quot;',N'&quot;&amp;[.C67]&amp;&quot;',N'&quot;&amp;[.D67]&amp;&quot;');&quot;" table:style-name="ce1">
            <text:p>INSERT INTO [dbo].[Teilnehmer]([Name],[Vorname],[Abteilung],[User_ID])VALUES(N'Steiner',N'Stephan',N'pm2',N'Stephan.Stein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ret</text:p>
          </table:table-cell>
          <table:table-cell office:value-type="string" table:style-name="ce1">
            <text:p>Sylvain</text:p>
          </table:table-cell>
          <table:table-cell office:value-type="string" table:style-name="ce1">
            <text:p>ssi</text:p>
          </table:table-cell>
          <table:table-cell office:value-type="string" table:style-name="ce1">
            <text:p>Sylvain.Perret@bedag.ch</text:p>
          </table:table-cell>
          <table:table-cell office:value-type="string" office:string-value="INSERT INTO [dbo].[Teilnehmer]([Name],[Vorname],[Abteilung],[User_ID])VALUES(N'Perret',N'Sylvain',N'ssi',N'Sylvain.Perret@bedag.ch');" table:formula="of:=&quot;INSERT INTO [dbo].[Teilnehmer]([Name],[Vorname],[Abteilung],[User_ID])VALUES(N'&quot;&amp;[.A68]&amp;&quot;',N'&quot;&amp;[.B68]&amp;&quot;',N'&quot;&amp;[.C68]&amp;&quot;',N'&quot;&amp;[.D68]&amp;&quot;');&quot;" table:style-name="ce1">
            <text:p>INSERT INTO [dbo].[Teilnehmer]([Name],[Vorname],[Abteilung],[User_ID])VALUES(N'Perret',N'Sylvain',N'ssi',N'Sylvain.Perret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nner</text:p>
          </table:table-cell>
          <table:table-cell office:value-type="string" table:style-name="ce1">
            <text:p>Tanja</text:p>
          </table:table-cell>
          <table:table-cell office:value-type="string" table:style-name="ce1">
            <text:p>nsm</text:p>
          </table:table-cell>
          <table:table-cell office:value-type="string" table:style-name="ce1">
            <text:p>Tanja.Brunner@bedag.ch</text:p>
          </table:table-cell>
          <table:table-cell office:value-type="string" office:string-value="INSERT INTO [dbo].[Teilnehmer]([Name],[Vorname],[Abteilung],[User_ID])VALUES(N'Brunner',N'Tanja',N'nsm',N'Tanja.Brunner@bedag.ch');" table:formula="of:=&quot;INSERT INTO [dbo].[Teilnehmer]([Name],[Vorname],[Abteilung],[User_ID])VALUES(N'&quot;&amp;[.A69]&amp;&quot;',N'&quot;&amp;[.B69]&amp;&quot;',N'&quot;&amp;[.C69]&amp;&quot;',N'&quot;&amp;[.D69]&amp;&quot;');&quot;" table:style-name="ce1">
            <text:p>INSERT INTO [dbo].[Teilnehmer]([Name],[Vorname],[Abteilung],[User_ID])VALUES(N'Brunner',N'Tanja',N'nsm',N'Tanja.Brunn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abo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SOL</text:p>
          </table:table-cell>
          <table:table-cell office:value-type="string" table:style-name="ce1">
            <text:p>Thomas.Alabor@bedag.ch</text:p>
          </table:table-cell>
          <table:table-cell office:value-type="string" office:string-value="INSERT INTO [dbo].[Teilnehmer]([Name],[Vorname],[Abteilung],[User_ID])VALUES(N'Alabor',N'Thomas',N'SOL',N'Thomas.Alabor@bedag.ch');" table:formula="of:=&quot;INSERT INTO [dbo].[Teilnehmer]([Name],[Vorname],[Abteilung],[User_ID])VALUES(N'&quot;&amp;[.A70]&amp;&quot;',N'&quot;&amp;[.B70]&amp;&quot;',N'&quot;&amp;[.C70]&amp;&quot;',N'&quot;&amp;[.D70]&amp;&quot;');&quot;" table:style-name="ce1">
            <text:p>INSERT INTO [dbo].[Teilnehmer]([Name],[Vorname],[Abteilung],[User_ID])VALUES(N'Alabor',N'Thomas',N'SOL',N'Thomas.Alabo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r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ste</text:p>
          </table:table-cell>
          <table:table-cell office:value-type="string" table:style-name="ce1">
            <text:p>thomas.murer@bedag.ch</text:p>
          </table:table-cell>
          <table:table-cell office:value-type="string" office:string-value="INSERT INTO [dbo].[Teilnehmer]([Name],[Vorname],[Abteilung],[User_ID])VALUES(N'Murer',N'Thomas',N'ste',N'thomas.murer@bedag.ch');" table:formula="of:=&quot;INSERT INTO [dbo].[Teilnehmer]([Name],[Vorname],[Abteilung],[User_ID])VALUES(N'&quot;&amp;[.A71]&amp;&quot;',N'&quot;&amp;[.B71]&amp;&quot;',N'&quot;&amp;[.C71]&amp;&quot;',N'&quot;&amp;[.D71]&amp;&quot;');&quot;" table:style-name="ce1">
            <text:p>INSERT INTO [dbo].[Teilnehmer]([Name],[Vorname],[Abteilung],[User_ID])VALUES(N'Murer',N'Thomas',N'ste',N'thomas.mur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chrei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sm</text:p>
          </table:table-cell>
          <table:table-cell office:value-type="string" table:style-name="ce1">
            <text:p>Thomas.Schreier@bedag.ch</text:p>
          </table:table-cell>
          <table:table-cell office:value-type="string" office:string-value="INSERT INTO [dbo].[Teilnehmer]([Name],[Vorname],[Abteilung],[User_ID])VALUES(N'Schreier',N'Thomas',N'psm',N'Thomas.Schreier@bedag.ch');" table:formula="of:=&quot;INSERT INTO [dbo].[Teilnehmer]([Name],[Vorname],[Abteilung],[User_ID])VALUES(N'&quot;&amp;[.A72]&amp;&quot;',N'&quot;&amp;[.B72]&amp;&quot;',N'&quot;&amp;[.C72]&amp;&quot;',N'&quot;&amp;[.D72]&amp;&quot;');&quot;" table:style-name="ce1">
            <text:p>INSERT INTO [dbo].[Teilnehmer]([Name],[Vorname],[Abteilung],[User_ID])VALUES(N'Schreier',N'Thomas',N'psm',N'Thomas.Schrei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llis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m1</text:p>
          </table:table-cell>
          <table:table-cell office:value-type="string" table:style-name="ce1">
            <text:p>Thomas.Walliser@bedag.ch</text:p>
          </table:table-cell>
          <table:table-cell office:value-type="string" office:string-value="INSERT INTO [dbo].[Teilnehmer]([Name],[Vorname],[Abteilung],[User_ID])VALUES(N'Walliser',N'Thomas',N'pm1',N'Thomas.Walliser@bedag.ch');" table:formula="of:=&quot;INSERT INTO [dbo].[Teilnehmer]([Name],[Vorname],[Abteilung],[User_ID])VALUES(N'&quot;&amp;[.A73]&amp;&quot;',N'&quot;&amp;[.B73]&amp;&quot;',N'&quot;&amp;[.C73]&amp;&quot;',N'&quot;&amp;[.D73]&amp;&quot;');&quot;" table:style-name="ce1">
            <text:p>INSERT INTO [dbo].[Teilnehmer]([Name],[Vorname],[Abteilung],[User_ID])VALUES(N'Walliser',N'Thomas',N'pm1',N'Thomas.Walliser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indel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sbm</text:p>
          </table:table-cell>
          <table:table-cell office:value-type="string" table:style-name="ce1">
            <text:p>Thomas.Zindel@bedag.ch</text:p>
          </table:table-cell>
          <table:table-cell office:value-type="string" office:string-value="INSERT INTO [dbo].[Teilnehmer]([Name],[Vorname],[Abteilung],[User_ID])VALUES(N'Zindel',N'Thomas',N'sbm',N'Thomas.Zindel@bedag.ch');" table:formula="of:=&quot;INSERT INTO [dbo].[Teilnehmer]([Name],[Vorname],[Abteilung],[User_ID])VALUES(N'&quot;&amp;[.A74]&amp;&quot;',N'&quot;&amp;[.B74]&amp;&quot;',N'&quot;&amp;[.C74]&amp;&quot;',N'&quot;&amp;[.D74]&amp;&quot;');&quot;" table:style-name="ce1">
            <text:p>INSERT INTO [dbo].[Teilnehmer]([Name],[Vorname],[Abteilung],[User_ID])VALUES(N'Zindel',N'Thomas',N'sbm',N'Thomas.Zindel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ys</text:p>
          </table:table-cell>
          <table:table-cell office:value-type="string" table:style-name="ce1">
            <text:p>Wolfram</text:p>
          </table:table-cell>
          <table:table-cell office:value-type="string" table:style-name="ce1">
            <text:p>vrk</text:p>
          </table:table-cell>
          <table:table-cell office:value-type="string" table:style-name="ce1">
            <text:p>Wolfram.Mathys@bedag.ch</text:p>
          </table:table-cell>
          <table:table-cell office:value-type="string" office:string-value="INSERT INTO [dbo].[Teilnehmer]([Name],[Vorname],[Abteilung],[User_ID])VALUES(N'Mathys',N'Wolfram',N'vrk',N'Wolfram.Mathys@bedag.ch');" table:formula="of:=&quot;INSERT INTO [dbo].[Teilnehmer]([Name],[Vorname],[Abteilung],[User_ID])VALUES(N'&quot;&amp;[.A75]&amp;&quot;',N'&quot;&amp;[.B75]&amp;&quot;',N'&quot;&amp;[.C75]&amp;&quot;',N'&quot;&amp;[.D75]&amp;&quot;');&quot;" table:style-name="ce1">
            <text:p>INSERT INTO [dbo].[Teilnehmer]([Name],[Vorname],[Abteilung],[User_ID])VALUES(N'Mathys',N'Wolfram',N'vrk',N'Wolfram.Mathys@bedag.ch')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ob</text:p>
          </table:table-cell>
          <table:table-cell office:value-type="string" table:style-name="ce1">
            <text:p>Yves</text:p>
          </table:table-cell>
          <table:table-cell office:value-type="string" table:style-name="ce1">
            <text:p>vrk</text:p>
          </table:table-cell>
          <table:table-cell office:value-type="string" table:style-name="ce1">
            <text:p>Yves.Jacob@bedag.ch</text:p>
          </table:table-cell>
          <table:table-cell office:value-type="string" office:string-value="INSERT INTO [dbo].[Teilnehmer]([Name],[Vorname],[Abteilung],[User_ID])VALUES(N'Jacob',N'Yves',N'vrk',N'Yves.Jacob@bedag.ch');" table:formula="of:=&quot;INSERT INTO [dbo].[Teilnehmer]([Name],[Vorname],[Abteilung],[User_ID])VALUES(N'&quot;&amp;[.A76]&amp;&quot;',N'&quot;&amp;[.B76]&amp;&quot;',N'&quot;&amp;[.C76]&amp;&quot;',N'&quot;&amp;[.D76]&amp;&quot;');&quot;" table:style-name="ce1">
            <text:p>INSERT INTO [dbo].[Teilnehmer]([Name],[Vorname],[Abteilung],[User_ID])VALUES(N'Jacob',N'Yves',N'vrk',N'Yves.Jacob@bedag.ch');</text:p>
          </table:table-cell>
          <table:table-cell table:number-columns-repeated="16379"/>
        </table:table-row>
        <table:table-row table:number-rows-repeated="1048500" table:style-name="ro1">
          <table:table-cell table:number-columns-repeated="16384"/>
        </table:table-row>
      </table:table>
      <table:table table:name="Paarungen" table:style-name="ta1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6" table:default-cell-style-name="ce1"/>
        <table:table-row table:style-name="ro1">
          <table:table-cell office:value-type="string" table:style-name="ce1">
            <text:p>runde</text:p>
          </table:table-cell>
          <table:table-cell office:value-type="string" table:style-name="ce1">
            <text:p>YYYY-KW</text:p>
          </table:table-cell>
          <table:table-cell office:value-type="string" table:style-name="ce1">
            <text:p>T1-Name</text:p>
          </table:table-cell>
          <table:table-cell office:value-type="string" table:style-name="ce1">
            <text:p>T1-Vorname</text:p>
          </table:table-cell>
          <table:table-cell office:value-type="string" table:style-name="ce1">
            <text:p>T1-Abt</text:p>
          </table:table-cell>
          <table:table-cell office:value-type="string" table:style-name="ce1">
            <text:p>T2-Name</text:p>
          </table:table-cell>
          <table:table-cell office:value-type="string" table:style-name="ce1">
            <text:p>T2-Vorname</text:p>
          </table:table-cell>
          <table:table-cell office:value-type="string" table:style-name="ce1">
            <text:p>T2-Abt</text:p>
          </table:table-cell>
          <table:table-cell office:value-type="string" table:style-name="ce1">
            <text:p>stmt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Künzli</text:p>
          </table:table-cell>
          <table:table-cell office:value-type="string" table:style-name="ce4">
            <text:p>Rolf</text:p>
          </table:table-cell>
          <table:table-cell office:value-type="string" table:style-name="ce4">
            <text:p>REGIS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Tanja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6',N'Künzli',N'Rolf',N'REGIS',N'Brunner',N'Tanja',N'NSM');" table:formula="of:=&quot;INSERT INTO [dbo].[Paarungen]([runde],[YYYY-KW],[T1-Name],[T1-Vorname],[T1-Abt],[T2-Name],[T2-Vorname],[T2-Abt])VALUES(&quot;&amp;[.A2]&amp;&quot;,N'&quot;&amp;[.B2]&amp;&quot;',N'&quot;&amp;[.C2]&amp;&quot;',N'&quot;&amp;[.D2]&amp;&quot;',N'&quot;&amp;[.E2]&amp;&quot;',N'&quot;&amp;[.F2]&amp;&quot;',N'&quot;&amp;[.G2]&amp;&quot;',N'&quot;&amp;[.H2]&amp;&quot;');&quot;" table:style-name="ce1">
            <text:p>INSERT INTO [dbo].[Paarungen]([runde],[YYYY-KW],[T1-Name],[T1-Vorname],[T1-Abt],[T2-Name],[T2-Vorname],[T2-Abt])VALUES(1,N'2022-36',N'Künzli',N'Rolf',N'REGIS',N'Brunner',N'Tanja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Slotwinski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Stähli</text:p>
          </table:table-cell>
          <table:table-cell office:value-type="string" table:style-name="ce4">
            <text:p>Oliver</text:p>
          </table:table-cell>
          <table:table-cell office:value-type="string" table:style-name="ce4">
            <text:p>SPR</text:p>
          </table:table-cell>
          <table:table-cell office:value-type="string" office:string-value="INSERT INTO [dbo].[Paarungen]([runde],[YYYY-KW],[T1-Name],[T1-Vorname],[T1-Abt],[T2-Name],[T2-Vorname],[T2-Abt])VALUES(1,N'2022-36',N'Slotwinski',N'Michel',N'PM2',N'Stähli',N'Oliver',N'SPR');" table:formula="of:=&quot;INSERT INTO [dbo].[Paarungen]([runde],[YYYY-KW],[T1-Name],[T1-Vorname],[T1-Abt],[T2-Name],[T2-Vorname],[T2-Abt])VALUES(&quot;&amp;[.A3]&amp;&quot;,N'&quot;&amp;[.B3]&amp;&quot;',N'&quot;&amp;[.C3]&amp;&quot;',N'&quot;&amp;[.D3]&amp;&quot;',N'&quot;&amp;[.E3]&amp;&quot;',N'&quot;&amp;[.F3]&amp;&quot;',N'&quot;&amp;[.G3]&amp;&quot;',N'&quot;&amp;[.H3]&amp;&quot;');&quot;" table:style-name="ce1">
            <text:p>INSERT INTO [dbo].[Paarungen]([runde],[YYYY-KW],[T1-Name],[T1-Vorname],[T1-Abt],[T2-Name],[T2-Vorname],[T2-Abt])VALUES(1,N'2022-36',N'Slotwinski',N'Michel',N'PM2',N'Stähli',N'Oliver',N'SPR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Stebler</text:p>
          </table:table-cell>
          <table:table-cell office:value-type="string" table:style-name="ce4">
            <text:p>Renato</text:p>
          </table:table-cell>
          <table:table-cell office:value-type="string" table:style-name="ce4">
            <text:p>REGIS</text:p>
          </table:table-cell>
          <table:table-cell office:value-type="string" table:style-name="ce4">
            <text:p>Aeberhardt</text:p>
          </table:table-cell>
          <table:table-cell office:value-type="string" table:style-name="ce4">
            <text:p>Denys</text:p>
          </table:table-cell>
          <table:table-cell office:value-type="string" table:style-name="ce4">
            <text:p>OPM</text:p>
          </table:table-cell>
          <table:table-cell office:value-type="string" office:string-value="INSERT INTO [dbo].[Paarungen]([runde],[YYYY-KW],[T1-Name],[T1-Vorname],[T1-Abt],[T2-Name],[T2-Vorname],[T2-Abt])VALUES(1,N'2022-36',N'Stebler',N'Renato',N'REGIS',N'Aeberhardt',N'Denys',N'OPM');" table:formula="of:=&quot;INSERT INTO [dbo].[Paarungen]([runde],[YYYY-KW],[T1-Name],[T1-Vorname],[T1-Abt],[T2-Name],[T2-Vorname],[T2-Abt])VALUES(&quot;&amp;[.A4]&amp;&quot;,N'&quot;&amp;[.B4]&amp;&quot;',N'&quot;&amp;[.C4]&amp;&quot;',N'&quot;&amp;[.D4]&amp;&quot;',N'&quot;&amp;[.E4]&amp;&quot;',N'&quot;&amp;[.F4]&amp;&quot;',N'&quot;&amp;[.G4]&amp;&quot;',N'&quot;&amp;[.H4]&amp;&quot;');&quot;" table:style-name="ce1">
            <text:p>INSERT INTO [dbo].[Paarungen]([runde],[YYYY-KW],[T1-Name],[T1-Vorname],[T1-Abt],[T2-Name],[T2-Vorname],[T2-Abt])VALUES(1,N'2022-36',N'Stebler',N'Renato',N'REGIS',N'Aeberhardt',N'Denys',N'OP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Siragusano</text:p>
          </table:table-cell>
          <table:table-cell office:value-type="string" table:style-name="ce4">
            <text:p>Daniele</text:p>
          </table:table-cell>
          <table:table-cell office:value-type="string" table:style-name="ce4">
            <text:p>VIA</text:p>
          </table:table-cell>
          <table:table-cell office:value-type="string" table:style-name="ce4">
            <text:p>Mathys</text:p>
          </table:table-cell>
          <table:table-cell office:value-type="string" table:style-name="ce4">
            <text:p>Wolfram</text:p>
          </table:table-cell>
          <table:table-cell office:value-type="string" table:style-name="ce4">
            <text:p>VRK</text:p>
          </table:table-cell>
          <table:table-cell office:value-type="string" office:string-value="INSERT INTO [dbo].[Paarungen]([runde],[YYYY-KW],[T1-Name],[T1-Vorname],[T1-Abt],[T2-Name],[T2-Vorname],[T2-Abt])VALUES(1,N'2022-36',N'Siragusano',N'Daniele',N'VIA',N'Mathys',N'Wolfram',N'VRK');" table:formula="of:=&quot;INSERT INTO [dbo].[Paarungen]([runde],[YYYY-KW],[T1-Name],[T1-Vorname],[T1-Abt],[T2-Name],[T2-Vorname],[T2-Abt])VALUES(&quot;&amp;[.A5]&amp;&quot;,N'&quot;&amp;[.B5]&amp;&quot;',N'&quot;&amp;[.C5]&amp;&quot;',N'&quot;&amp;[.D5]&amp;&quot;',N'&quot;&amp;[.E5]&amp;&quot;',N'&quot;&amp;[.F5]&amp;&quot;',N'&quot;&amp;[.G5]&amp;&quot;',N'&quot;&amp;[.H5]&amp;&quot;');&quot;" table:style-name="ce1">
            <text:p>INSERT INTO [dbo].[Paarungen]([runde],[YYYY-KW],[T1-Name],[T1-Vorname],[T1-Abt],[T2-Name],[T2-Vorname],[T2-Abt])VALUES(1,N'2022-36',N'Siragusano',N'Daniele',N'VIA',N'Mathys',N'Wolfram',N'VRK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Bronner</text:p>
          </table:table-cell>
          <table:table-cell office:value-type="string" table:style-name="ce4">
            <text:p>Adrian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Bagatto</text:p>
          </table:table-cell>
          <table:table-cell office:value-type="string" table:style-name="ce4">
            <text:p>Dario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36',N'Bronner',N'Adrian',N'NSM',N'Bagatto',N'Dario',N'SIE');" table:formula="of:=&quot;INSERT INTO [dbo].[Paarungen]([runde],[YYYY-KW],[T1-Name],[T1-Vorname],[T1-Abt],[T2-Name],[T2-Vorname],[T2-Abt])VALUES(&quot;&amp;[.A6]&amp;&quot;,N'&quot;&amp;[.B6]&amp;&quot;',N'&quot;&amp;[.C6]&amp;&quot;',N'&quot;&amp;[.D6]&amp;&quot;',N'&quot;&amp;[.E6]&amp;&quot;',N'&quot;&amp;[.F6]&amp;&quot;',N'&quot;&amp;[.G6]&amp;&quot;',N'&quot;&amp;[.H6]&amp;&quot;');&quot;" table:style-name="ce1">
            <text:p>INSERT INTO [dbo].[Paarungen]([runde],[YYYY-KW],[T1-Name],[T1-Vorname],[T1-Abt],[T2-Name],[T2-Vorname],[T2-Abt])VALUES(1,N'2022-36',N'Bronner',N'Adrian',N'NSM',N'Bagatto',N'Dario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Hechelmann</text:p>
          </table:table-cell>
          <table:table-cell office:value-type="string" table:style-name="ce4">
            <text:p>Markus</text:p>
          </table:table-cell>
          <table:table-cell office:value-type="string" table:style-name="ce4">
            <text:p>SWB</text:p>
          </table:table-cell>
          <table:table-cell office:value-type="string" table:style-name="ce4">
            <text:p>Wyss</text:p>
          </table:table-cell>
          <table:table-cell office:value-type="string" table:style-name="ce4">
            <text:p>Remo</text:p>
          </table:table-cell>
          <table:table-cell office:value-type="string" table:style-name="ce4">
            <text:p>VRK</text:p>
          </table:table-cell>
          <table:table-cell office:value-type="string" office:string-value="INSERT INTO [dbo].[Paarungen]([runde],[YYYY-KW],[T1-Name],[T1-Vorname],[T1-Abt],[T2-Name],[T2-Vorname],[T2-Abt])VALUES(1,N'2022-36',N'Hechelmann',N'Markus',N'SWB',N'Wyss',N'Remo',N'VRK');" table:formula="of:=&quot;INSERT INTO [dbo].[Paarungen]([runde],[YYYY-KW],[T1-Name],[T1-Vorname],[T1-Abt],[T2-Name],[T2-Vorname],[T2-Abt])VALUES(&quot;&amp;[.A7]&amp;&quot;,N'&quot;&amp;[.B7]&amp;&quot;',N'&quot;&amp;[.C7]&amp;&quot;',N'&quot;&amp;[.D7]&amp;&quot;',N'&quot;&amp;[.E7]&amp;&quot;',N'&quot;&amp;[.F7]&amp;&quot;',N'&quot;&amp;[.G7]&amp;&quot;',N'&quot;&amp;[.H7]&amp;&quot;');&quot;" table:style-name="ce1">
            <text:p>INSERT INTO [dbo].[Paarungen]([runde],[YYYY-KW],[T1-Name],[T1-Vorname],[T1-Abt],[T2-Name],[T2-Vorname],[T2-Abt])VALUES(1,N'2022-36',N'Hechelmann',N'Markus',N'SWB',N'Wyss',N'Remo',N'VRK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Greulich</text:p>
          </table:table-cell>
          <table:table-cell office:value-type="string" table:style-name="ce4">
            <text:p>Leonhard</text:p>
          </table:table-cell>
          <table:table-cell office:value-type="string" table:style-name="ce4">
            <text:p>PEB</text:p>
          </table:table-cell>
          <table:table-cell office:value-type="string" table:style-name="ce4">
            <text:p>D’Ignazio</text:p>
          </table:table-cell>
          <table:table-cell office:value-type="string" table:style-name="ce4">
            <text:p>Karin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36',N'Greulich',N'Leonhard',N'PEB',N'D’Ignazio',N'Karin',N'SIE');" table:formula="of:=&quot;INSERT INTO [dbo].[Paarungen]([runde],[YYYY-KW],[T1-Name],[T1-Vorname],[T1-Abt],[T2-Name],[T2-Vorname],[T2-Abt])VALUES(&quot;&amp;[.A8]&amp;&quot;,N'&quot;&amp;[.B8]&amp;&quot;',N'&quot;&amp;[.C8]&amp;&quot;',N'&quot;&amp;[.D8]&amp;&quot;',N'&quot;&amp;[.E8]&amp;&quot;',N'&quot;&amp;[.F8]&amp;&quot;',N'&quot;&amp;[.G8]&amp;&quot;',N'&quot;&amp;[.H8]&amp;&quot;');&quot;" table:style-name="ce1">
            <text:p>INSERT INTO [dbo].[Paarungen]([runde],[YYYY-KW],[T1-Name],[T1-Vorname],[T1-Abt],[T2-Name],[T2-Vorname],[T2-Abt])VALUES(1,N'2022-36',N'Greulich',N'Leonhard',N'PEB',N'D’Ignazio',N'Karin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Haldemann</text:p>
          </table:table-cell>
          <table:table-cell office:value-type="string" table:style-name="ce4">
            <text:p>Colin</text:p>
          </table:table-cell>
          <table:table-cell office:value-type="string" table:style-name="ce4">
            <text:p>ENG</text:p>
          </table:table-cell>
          <table:table-cell office:value-type="string" table:style-name="ce4">
            <text:p>Walliser</text:p>
          </table:table-cell>
          <table:table-cell office:value-type="string" table:style-name="ce4">
            <text:p>Thomas</text:p>
          </table:table-cell>
          <table:table-cell office:value-type="string" table:style-name="ce4">
            <text:p>PM1</text:p>
          </table:table-cell>
          <table:table-cell office:value-type="string" office:string-value="INSERT INTO [dbo].[Paarungen]([runde],[YYYY-KW],[T1-Name],[T1-Vorname],[T1-Abt],[T2-Name],[T2-Vorname],[T2-Abt])VALUES(1,N'2022-36',N'Haldemann',N'Colin',N'ENG',N'Walliser',N'Thomas',N'PM1');" table:formula="of:=&quot;INSERT INTO [dbo].[Paarungen]([runde],[YYYY-KW],[T1-Name],[T1-Vorname],[T1-Abt],[T2-Name],[T2-Vorname],[T2-Abt])VALUES(&quot;&amp;[.A9]&amp;&quot;,N'&quot;&amp;[.B9]&amp;&quot;',N'&quot;&amp;[.C9]&amp;&quot;',N'&quot;&amp;[.D9]&amp;&quot;',N'&quot;&amp;[.E9]&amp;&quot;',N'&quot;&amp;[.F9]&amp;&quot;',N'&quot;&amp;[.G9]&amp;&quot;',N'&quot;&amp;[.H9]&amp;&quot;');&quot;" table:style-name="ce1">
            <text:p>INSERT INTO [dbo].[Paarungen]([runde],[YYYY-KW],[T1-Name],[T1-Vorname],[T1-Abt],[T2-Name],[T2-Vorname],[T2-Abt])VALUES(1,N'2022-36',N'Haldemann',N'Colin',N'ENG',N'Walliser',N'Thomas',N'PM1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König</text:p>
          </table:table-cell>
          <table:table-cell office:value-type="string" table:style-name="ce4">
            <text:p>Roger</text:p>
          </table:table-cell>
          <table:table-cell office:value-type="string" table:style-name="ce4">
            <text:p>SIE</text:p>
          </table:table-cell>
          <table:table-cell office:value-type="string" table:style-name="ce4">
            <text:p>Dales</text:p>
          </table:table-cell>
          <table:table-cell office:value-type="string" table:style-name="ce4">
            <text:p>Jenny</text:p>
          </table:table-cell>
          <table:table-cell office:value-type="string" table:style-name="ce4">
            <text:p>LA</text:p>
          </table:table-cell>
          <table:table-cell office:value-type="string" office:string-value="INSERT INTO [dbo].[Paarungen]([runde],[YYYY-KW],[T1-Name],[T1-Vorname],[T1-Abt],[T2-Name],[T2-Vorname],[T2-Abt])VALUES(1,N'2022-36',N'König',N'Roger',N'SIE',N'Dales',N'Jenny',N'LA');" table:formula="of:=&quot;INSERT INTO [dbo].[Paarungen]([runde],[YYYY-KW],[T1-Name],[T1-Vorname],[T1-Abt],[T2-Name],[T2-Vorname],[T2-Abt])VALUES(&quot;&amp;[.A10]&amp;&quot;,N'&quot;&amp;[.B10]&amp;&quot;',N'&quot;&amp;[.C10]&amp;&quot;',N'&quot;&amp;[.D10]&amp;&quot;',N'&quot;&amp;[.E10]&amp;&quot;',N'&quot;&amp;[.F10]&amp;&quot;',N'&quot;&amp;[.G10]&amp;&quot;',N'&quot;&amp;[.H10]&amp;&quot;');&quot;" table:style-name="ce1">
            <text:p>INSERT INTO [dbo].[Paarungen]([runde],[YYYY-KW],[T1-Name],[T1-Vorname],[T1-Abt],[T2-Name],[T2-Vorname],[T2-Abt])VALUES(1,N'2022-36',N'König',N'Roger',N'SIE',N'Dales',N'Jenny',N'LA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Eberle</text:p>
          </table:table-cell>
          <table:table-cell office:value-type="string" table:style-name="ce4">
            <text:p>Matthias</text:p>
          </table:table-cell>
          <table:table-cell office:value-type="string" table:style-name="ce4">
            <text:p>SIE</text:p>
          </table:table-cell>
          <table:table-cell office:value-type="string" table:style-name="ce4">
            <text:p>Gehriger</text:p>
          </table:table-cell>
          <table:table-cell office:value-type="string" table:style-name="ce4">
            <text:p>Hans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6',N'Eberle',N'Matthias',N'SIE',N'Gehriger',N'Hans',N'NSM');" table:formula="of:=&quot;INSERT INTO [dbo].[Paarungen]([runde],[YYYY-KW],[T1-Name],[T1-Vorname],[T1-Abt],[T2-Name],[T2-Vorname],[T2-Abt])VALUES(&quot;&amp;[.A11]&amp;&quot;,N'&quot;&amp;[.B11]&amp;&quot;',N'&quot;&amp;[.C11]&amp;&quot;',N'&quot;&amp;[.D11]&amp;&quot;',N'&quot;&amp;[.E11]&amp;&quot;',N'&quot;&amp;[.F11]&amp;&quot;',N'&quot;&amp;[.G11]&amp;&quot;',N'&quot;&amp;[.H11]&amp;&quot;');&quot;" table:style-name="ce1">
            <text:p>INSERT INTO [dbo].[Paarungen]([runde],[YYYY-KW],[T1-Name],[T1-Vorname],[T1-Abt],[T2-Name],[T2-Vorname],[T2-Abt])VALUES(1,N'2022-36',N'Eberle',N'Matthias',N'SIE',N'Gehriger',N'Hans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Vögeli</text:p>
          </table:table-cell>
          <table:table-cell office:value-type="string" table:style-name="ce4">
            <text:p>Martin</text:p>
          </table:table-cell>
          <table:table-cell office:value-type="string" table:style-name="ce4">
            <text:p>PM1</text:p>
          </table:table-cell>
          <table:table-cell office:value-type="string" table:style-name="ce4">
            <text:p>Fuhrer</text:p>
          </table:table-cell>
          <table:table-cell office:value-type="string" table:style-name="ce4">
            <text:p>Simon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6',N'Vögeli',N'Martin',N'PM1',N'Fuhrer',N'Simon',N'NSM');" table:formula="of:=&quot;INSERT INTO [dbo].[Paarungen]([runde],[YYYY-KW],[T1-Name],[T1-Vorname],[T1-Abt],[T2-Name],[T2-Vorname],[T2-Abt])VALUES(&quot;&amp;[.A12]&amp;&quot;,N'&quot;&amp;[.B12]&amp;&quot;',N'&quot;&amp;[.C12]&amp;&quot;',N'&quot;&amp;[.D12]&amp;&quot;',N'&quot;&amp;[.E12]&amp;&quot;',N'&quot;&amp;[.F12]&amp;&quot;',N'&quot;&amp;[.G12]&amp;&quot;',N'&quot;&amp;[.H12]&amp;&quot;');&quot;" table:style-name="ce1">
            <text:p>INSERT INTO [dbo].[Paarungen]([runde],[YYYY-KW],[T1-Name],[T1-Vorname],[T1-Abt],[T2-Name],[T2-Vorname],[T2-Abt])VALUES(1,N'2022-36',N'Vögeli',N'Martin',N'PM1',N'Fuhrer',N'Simon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Rudin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CDO</text:p>
          </table:table-cell>
          <table:table-cell office:value-type="string" table:style-name="ce4">
            <text:p>Gertschen</text:p>
          </table:table-cell>
          <table:table-cell office:value-type="string" table:style-name="ce4">
            <text:p>Reto</text:p>
          </table:table-cell>
          <table:table-cell office:value-type="string" table:style-name="ce4">
            <text:p>SWB</text:p>
          </table:table-cell>
          <table:table-cell office:value-type="string" office:string-value="INSERT INTO [dbo].[Paarungen]([runde],[YYYY-KW],[T1-Name],[T1-Vorname],[T1-Abt],[T2-Name],[T2-Vorname],[T2-Abt])VALUES(1,N'2022-36',N'Rudin',N'Michel',N'CDO',N'Gertschen',N'Reto',N'SWB');" table:formula="of:=&quot;INSERT INTO [dbo].[Paarungen]([runde],[YYYY-KW],[T1-Name],[T1-Vorname],[T1-Abt],[T2-Name],[T2-Vorname],[T2-Abt])VALUES(&quot;&amp;[.A13]&amp;&quot;,N'&quot;&amp;[.B13]&amp;&quot;',N'&quot;&amp;[.C13]&amp;&quot;',N'&quot;&amp;[.D13]&amp;&quot;',N'&quot;&amp;[.E13]&amp;&quot;',N'&quot;&amp;[.F13]&amp;&quot;',N'&quot;&amp;[.G13]&amp;&quot;',N'&quot;&amp;[.H13]&amp;&quot;');&quot;" table:style-name="ce1">
            <text:p>INSERT INTO [dbo].[Paarungen]([runde],[YYYY-KW],[T1-Name],[T1-Vorname],[T1-Abt],[T2-Name],[T2-Vorname],[T2-Abt])VALUES(1,N'2022-36',N'Rudin',N'Michel',N'CDO',N'Gertschen',N'Reto',N'SWB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Wurzel</text:p>
          </table:table-cell>
          <table:table-cell office:value-type="string" table:style-name="ce4">
            <text:p>Roman</text:p>
          </table:table-cell>
          <table:table-cell office:value-type="string" table:style-name="ce4">
            <text:p>OQM</text:p>
          </table:table-cell>
          <table:table-cell office:value-type="string" table:style-name="ce4">
            <text:p>Steiner</text:p>
          </table:table-cell>
          <table:table-cell office:value-type="string" table:style-name="ce4">
            <text:p>Stephan</text:p>
          </table:table-cell>
          <table:table-cell office:value-type="string" table:style-name="ce4">
            <text:p>PM2</text:p>
          </table:table-cell>
          <table:table-cell office:value-type="string" office:string-value="INSERT INTO [dbo].[Paarungen]([runde],[YYYY-KW],[T1-Name],[T1-Vorname],[T1-Abt],[T2-Name],[T2-Vorname],[T2-Abt])VALUES(1,N'2022-36',N'Wurzel',N'Roman',N'OQM',N'Steiner',N'Stephan',N'PM2');" table:formula="of:=&quot;INSERT INTO [dbo].[Paarungen]([runde],[YYYY-KW],[T1-Name],[T1-Vorname],[T1-Abt],[T2-Name],[T2-Vorname],[T2-Abt])VALUES(&quot;&amp;[.A14]&amp;&quot;,N'&quot;&amp;[.B14]&amp;&quot;',N'&quot;&amp;[.C14]&amp;&quot;',N'&quot;&amp;[.D14]&amp;&quot;',N'&quot;&amp;[.E14]&amp;&quot;',N'&quot;&amp;[.F14]&amp;&quot;',N'&quot;&amp;[.G14]&amp;&quot;',N'&quot;&amp;[.H14]&amp;&quot;');&quot;" table:style-name="ce1">
            <text:p>INSERT INTO [dbo].[Paarungen]([runde],[YYYY-KW],[T1-Name],[T1-Vorname],[T1-Abt],[T2-Name],[T2-Vorname],[T2-Abt])VALUES(1,N'2022-36',N'Wurzel',N'Roman',N'OQM',N'Steiner',N'Stephan',N'PM2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Perret</text:p>
          </table:table-cell>
          <table:table-cell office:value-type="string" table:style-name="ce4">
            <text:p>Sylvain</text:p>
          </table:table-cell>
          <table:table-cell office:value-type="string" table:style-name="ce4">
            <text:p>SSI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Joshua</text:p>
          </table:table-cell>
          <table:table-cell office:value-type="string" table:style-name="ce4">
            <text:p>PM2</text:p>
          </table:table-cell>
          <table:table-cell office:value-type="string" office:string-value="INSERT INTO [dbo].[Paarungen]([runde],[YYYY-KW],[T1-Name],[T1-Vorname],[T1-Abt],[T2-Name],[T2-Vorname],[T2-Abt])VALUES(1,N'2022-36',N'Perret',N'Sylvain',N'SSI',N'Brunner',N'Joshua',N'PM2');" table:formula="of:=&quot;INSERT INTO [dbo].[Paarungen]([runde],[YYYY-KW],[T1-Name],[T1-Vorname],[T1-Abt],[T2-Name],[T2-Vorname],[T2-Abt])VALUES(&quot;&amp;[.A15]&amp;&quot;,N'&quot;&amp;[.B15]&amp;&quot;',N'&quot;&amp;[.C15]&amp;&quot;',N'&quot;&amp;[.D15]&amp;&quot;',N'&quot;&amp;[.E15]&amp;&quot;',N'&quot;&amp;[.F15]&amp;&quot;',N'&quot;&amp;[.G15]&amp;&quot;',N'&quot;&amp;[.H15]&amp;&quot;');&quot;" table:style-name="ce1">
            <text:p>INSERT INTO [dbo].[Paarungen]([runde],[YYYY-KW],[T1-Name],[T1-Vorname],[T1-Abt],[T2-Name],[T2-Vorname],[T2-Abt])VALUES(1,N'2022-36',N'Perret',N'Sylvain',N'SSI',N'Brunner',N'Joshua',N'PM2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Mirwald</text:p>
          </table:table-cell>
          <table:table-cell office:value-type="string" table:style-name="ce4">
            <text:p>Domenic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Scherrer</text:p>
          </table:table-cell>
          <table:table-cell office:value-type="string" table:style-name="ce4">
            <text:p>Eric</text:p>
          </table:table-cell>
          <table:table-cell office:value-type="string" table:style-name="ce4">
            <text:p>REGIS</text:p>
          </table:table-cell>
          <table:table-cell office:value-type="string" office:string-value="INSERT INTO [dbo].[Paarungen]([runde],[YYYY-KW],[T1-Name],[T1-Vorname],[T1-Abt],[T2-Name],[T2-Vorname],[T2-Abt])VALUES(1,N'2022-36',N'Mirwald',N'Domenic',N'NSM',N'Scherrer',N'Eric',N'REGIS');" table:formula="of:=&quot;INSERT INTO [dbo].[Paarungen]([runde],[YYYY-KW],[T1-Name],[T1-Vorname],[T1-Abt],[T2-Name],[T2-Vorname],[T2-Abt])VALUES(&quot;&amp;[.A16]&amp;&quot;,N'&quot;&amp;[.B16]&amp;&quot;',N'&quot;&amp;[.C16]&amp;&quot;',N'&quot;&amp;[.D16]&amp;&quot;',N'&quot;&amp;[.E16]&amp;&quot;',N'&quot;&amp;[.F16]&amp;&quot;',N'&quot;&amp;[.G16]&amp;&quot;',N'&quot;&amp;[.H16]&amp;&quot;');&quot;" table:style-name="ce1">
            <text:p>INSERT INTO [dbo].[Paarungen]([runde],[YYYY-KW],[T1-Name],[T1-Vorname],[T1-Abt],[T2-Name],[T2-Vorname],[T2-Abt])VALUES(1,N'2022-36',N'Mirwald',N'Domenic',N'NSM',N'Scherrer',N'Eric',N'REGIS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Wagner</text:p>
          </table:table-cell>
          <table:table-cell office:value-type="string" table:style-name="ce4">
            <text:p>Patrick</text:p>
          </table:table-cell>
          <table:table-cell office:value-type="string" table:style-name="ce4">
            <text:p>PM1</text:p>
          </table:table-cell>
          <table:table-cell office:value-type="string" table:style-name="ce4">
            <text:p>Imoberdorf</text:p>
          </table:table-cell>
          <table:table-cell office:value-type="string" table:style-name="ce4">
            <text:p>Daniel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6',N'Wagner',N'Patrick',N'PM1',N'Imoberdorf',N'Daniel',N'NSM');" table:formula="of:=&quot;INSERT INTO [dbo].[Paarungen]([runde],[YYYY-KW],[T1-Name],[T1-Vorname],[T1-Abt],[T2-Name],[T2-Vorname],[T2-Abt])VALUES(&quot;&amp;[.A17]&amp;&quot;,N'&quot;&amp;[.B17]&amp;&quot;',N'&quot;&amp;[.C17]&amp;&quot;',N'&quot;&amp;[.D17]&amp;&quot;',N'&quot;&amp;[.E17]&amp;&quot;',N'&quot;&amp;[.F17]&amp;&quot;',N'&quot;&amp;[.G17]&amp;&quot;',N'&quot;&amp;[.H17]&amp;&quot;');&quot;" table:style-name="ce1">
            <text:p>INSERT INTO [dbo].[Paarungen]([runde],[YYYY-KW],[T1-Name],[T1-Vorname],[T1-Abt],[T2-Name],[T2-Vorname],[T2-Abt])VALUES(1,N'2022-36',N'Wagner',N'Patrick',N'PM1',N'Imoberdorf',N'Daniel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6</text:p>
          </table:table-cell>
          <table:table-cell office:value-type="string" table:style-name="ce4">
            <text:p>Haueter</text:p>
          </table:table-cell>
          <table:table-cell office:value-type="string" table:style-name="ce4">
            <text:p>Michael</text:p>
          </table:table-cell>
          <table:table-cell office:value-type="string" table:style-name="ce4">
            <text:p>OPM</text:p>
          </table:table-cell>
          <table:table-cell office:value-type="string" table:style-name="ce4">
            <text:p>Zaugg</text:p>
          </table:table-cell>
          <table:table-cell office:value-type="string" table:style-name="ce4">
            <text:p>Andreas</text:p>
          </table:table-cell>
          <table:table-cell office:value-type="string" table:style-name="ce4">
            <text:p>PM2</text:p>
          </table:table-cell>
          <table:table-cell office:value-type="string" office:string-value="INSERT INTO [dbo].[Paarungen]([runde],[YYYY-KW],[T1-Name],[T1-Vorname],[T1-Abt],[T2-Name],[T2-Vorname],[T2-Abt])VALUES(1,N'2022-36',N'Haueter',N'Michael',N'OPM',N'Zaugg',N'Andreas',N'PM2');" table:formula="of:=&quot;INSERT INTO [dbo].[Paarungen]([runde],[YYYY-KW],[T1-Name],[T1-Vorname],[T1-Abt],[T2-Name],[T2-Vorname],[T2-Abt])VALUES(&quot;&amp;[.A18]&amp;&quot;,N'&quot;&amp;[.B18]&amp;&quot;',N'&quot;&amp;[.C18]&amp;&quot;',N'&quot;&amp;[.D18]&amp;&quot;',N'&quot;&amp;[.E18]&amp;&quot;',N'&quot;&amp;[.F18]&amp;&quot;',N'&quot;&amp;[.G18]&amp;&quot;',N'&quot;&amp;[.H18]&amp;&quot;');&quot;" table:style-name="ce1">
            <text:p>INSERT INTO [dbo].[Paarungen]([runde],[YYYY-KW],[T1-Name],[T1-Vorname],[T1-Abt],[T2-Name],[T2-Vorname],[T2-Abt])VALUES(1,N'2022-36',N'Haueter',N'Michael',N'OPM',N'Zaugg',N'Andreas',N'PM2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Gehriger</text:p>
          </table:table-cell>
          <table:table-cell office:value-type="string" table:style-name="ce4">
            <text:p>Hans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Rudin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CDO</text:p>
          </table:table-cell>
          <table:table-cell office:value-type="string" office:string-value="INSERT INTO [dbo].[Paarungen]([runde],[YYYY-KW],[T1-Name],[T1-Vorname],[T1-Abt],[T2-Name],[T2-Vorname],[T2-Abt])VALUES(1,N'2022-38',N'Gehriger',N'Hans',N'NSM',N'Rudin',N'Michel',N'CDO');" table:formula="of:=&quot;INSERT INTO [dbo].[Paarungen]([runde],[YYYY-KW],[T1-Name],[T1-Vorname],[T1-Abt],[T2-Name],[T2-Vorname],[T2-Abt])VALUES(&quot;&amp;[.A19]&amp;&quot;,N'&quot;&amp;[.B19]&amp;&quot;',N'&quot;&amp;[.C19]&amp;&quot;',N'&quot;&amp;[.D19]&amp;&quot;',N'&quot;&amp;[.E19]&amp;&quot;',N'&quot;&amp;[.F19]&amp;&quot;',N'&quot;&amp;[.G19]&amp;&quot;',N'&quot;&amp;[.H19]&amp;&quot;');&quot;" table:style-name="ce1">
            <text:p>INSERT INTO [dbo].[Paarungen]([runde],[YYYY-KW],[T1-Name],[T1-Vorname],[T1-Abt],[T2-Name],[T2-Vorname],[T2-Abt])VALUES(1,N'2022-38',N'Gehriger',N'Hans',N'NSM',N'Rudin',N'Michel',N'CDO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Stebler</text:p>
          </table:table-cell>
          <table:table-cell office:value-type="string" table:style-name="ce4">
            <text:p>Renato</text:p>
          </table:table-cell>
          <table:table-cell office:value-type="string" table:style-name="ce4">
            <text:p>REGIS</text:p>
          </table:table-cell>
          <table:table-cell office:value-type="string" table:style-name="ce4">
            <text:p>Mirwald</text:p>
          </table:table-cell>
          <table:table-cell office:value-type="string" table:style-name="ce4">
            <text:p>Domenic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8',N'Stebler',N'Renato',N'REGIS',N'Mirwald',N'Domenic',N'NSM');" table:formula="of:=&quot;INSERT INTO [dbo].[Paarungen]([runde],[YYYY-KW],[T1-Name],[T1-Vorname],[T1-Abt],[T2-Name],[T2-Vorname],[T2-Abt])VALUES(&quot;&amp;[.A20]&amp;&quot;,N'&quot;&amp;[.B20]&amp;&quot;',N'&quot;&amp;[.C20]&amp;&quot;',N'&quot;&amp;[.D20]&amp;&quot;',N'&quot;&amp;[.E20]&amp;&quot;',N'&quot;&amp;[.F20]&amp;&quot;',N'&quot;&amp;[.G20]&amp;&quot;',N'&quot;&amp;[.H20]&amp;&quot;');&quot;" table:style-name="ce1">
            <text:p>INSERT INTO [dbo].[Paarungen]([runde],[YYYY-KW],[T1-Name],[T1-Vorname],[T1-Abt],[T2-Name],[T2-Vorname],[T2-Abt])VALUES(1,N'2022-38',N'Stebler',N'Renato',N'REGIS',N'Mirwald',N'Domenic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Hechelmann</text:p>
          </table:table-cell>
          <table:table-cell office:value-type="string" table:style-name="ce4">
            <text:p>Markus</text:p>
          </table:table-cell>
          <table:table-cell office:value-type="string" table:style-name="ce4">
            <text:p>SWB</text:p>
          </table:table-cell>
          <table:table-cell office:value-type="string" table:style-name="ce4">
            <text:p>D’Ignazio</text:p>
          </table:table-cell>
          <table:table-cell office:value-type="string" table:style-name="ce4">
            <text:p>Karin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38',N'Hechelmann',N'Markus',N'SWB',N'D’Ignazio',N'Karin',N'SIE');" table:formula="of:=&quot;INSERT INTO [dbo].[Paarungen]([runde],[YYYY-KW],[T1-Name],[T1-Vorname],[T1-Abt],[T2-Name],[T2-Vorname],[T2-Abt])VALUES(&quot;&amp;[.A21]&amp;&quot;,N'&quot;&amp;[.B21]&amp;&quot;',N'&quot;&amp;[.C21]&amp;&quot;',N'&quot;&amp;[.D21]&amp;&quot;',N'&quot;&amp;[.E21]&amp;&quot;',N'&quot;&amp;[.F21]&amp;&quot;',N'&quot;&amp;[.G21]&amp;&quot;',N'&quot;&amp;[.H21]&amp;&quot;');&quot;" table:style-name="ce1">
            <text:p>INSERT INTO [dbo].[Paarungen]([runde],[YYYY-KW],[T1-Name],[T1-Vorname],[T1-Abt],[T2-Name],[T2-Vorname],[T2-Abt])VALUES(1,N'2022-38',N'Hechelmann',N'Markus',N'SWB',N'D’Ignazio',N'Karin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Wurzel</text:p>
          </table:table-cell>
          <table:table-cell office:value-type="string" table:style-name="ce4">
            <text:p>Roman</text:p>
          </table:table-cell>
          <table:table-cell office:value-type="string" table:style-name="ce4">
            <text:p>OQM</text:p>
          </table:table-cell>
          <table:table-cell office:value-type="string" table:style-name="ce4">
            <text:p>Scherrer</text:p>
          </table:table-cell>
          <table:table-cell office:value-type="string" table:style-name="ce4">
            <text:p>Eric</text:p>
          </table:table-cell>
          <table:table-cell office:value-type="string" table:style-name="ce4">
            <text:p>REGIS</text:p>
          </table:table-cell>
          <table:table-cell office:value-type="string" office:string-value="INSERT INTO [dbo].[Paarungen]([runde],[YYYY-KW],[T1-Name],[T1-Vorname],[T1-Abt],[T2-Name],[T2-Vorname],[T2-Abt])VALUES(1,N'2022-38',N'Wurzel',N'Roman',N'OQM',N'Scherrer',N'Eric',N'REGIS');" table:formula="of:=&quot;INSERT INTO [dbo].[Paarungen]([runde],[YYYY-KW],[T1-Name],[T1-Vorname],[T1-Abt],[T2-Name],[T2-Vorname],[T2-Abt])VALUES(&quot;&amp;[.A22]&amp;&quot;,N'&quot;&amp;[.B22]&amp;&quot;',N'&quot;&amp;[.C22]&amp;&quot;',N'&quot;&amp;[.D22]&amp;&quot;',N'&quot;&amp;[.E22]&amp;&quot;',N'&quot;&amp;[.F22]&amp;&quot;',N'&quot;&amp;[.G22]&amp;&quot;',N'&quot;&amp;[.H22]&amp;&quot;');&quot;" table:style-name="ce1">
            <text:p>INSERT INTO [dbo].[Paarungen]([runde],[YYYY-KW],[T1-Name],[T1-Vorname],[T1-Abt],[T2-Name],[T2-Vorname],[T2-Abt])VALUES(1,N'2022-38',N'Wurzel',N'Roman',N'OQM',N'Scherrer',N'Eric',N'REGIS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Walliser</text:p>
          </table:table-cell>
          <table:table-cell office:value-type="string" table:style-name="ce4">
            <text:p>Thomas</text:p>
          </table:table-cell>
          <table:table-cell office:value-type="string" table:style-name="ce4">
            <text:p>PM1</text:p>
          </table:table-cell>
          <table:table-cell office:value-type="string" table:style-name="ce4">
            <text:p>Haueter</text:p>
          </table:table-cell>
          <table:table-cell office:value-type="string" table:style-name="ce4">
            <text:p>Michael</text:p>
          </table:table-cell>
          <table:table-cell office:value-type="string" table:style-name="ce4">
            <text:p>OPM</text:p>
          </table:table-cell>
          <table:table-cell office:value-type="string" office:string-value="INSERT INTO [dbo].[Paarungen]([runde],[YYYY-KW],[T1-Name],[T1-Vorname],[T1-Abt],[T2-Name],[T2-Vorname],[T2-Abt])VALUES(1,N'2022-38',N'Walliser',N'Thomas',N'PM1',N'Haueter',N'Michael',N'OPM');" table:formula="of:=&quot;INSERT INTO [dbo].[Paarungen]([runde],[YYYY-KW],[T1-Name],[T1-Vorname],[T1-Abt],[T2-Name],[T2-Vorname],[T2-Abt])VALUES(&quot;&amp;[.A23]&amp;&quot;,N'&quot;&amp;[.B23]&amp;&quot;',N'&quot;&amp;[.C23]&amp;&quot;',N'&quot;&amp;[.D23]&amp;&quot;',N'&quot;&amp;[.E23]&amp;&quot;',N'&quot;&amp;[.F23]&amp;&quot;',N'&quot;&amp;[.G23]&amp;&quot;',N'&quot;&amp;[.H23]&amp;&quot;');&quot;" table:style-name="ce1">
            <text:p>INSERT INTO [dbo].[Paarungen]([runde],[YYYY-KW],[T1-Name],[T1-Vorname],[T1-Abt],[T2-Name],[T2-Vorname],[T2-Abt])VALUES(1,N'2022-38',N'Walliser',N'Thomas',N'PM1',N'Haueter',N'Michael',N'OP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Perret</text:p>
          </table:table-cell>
          <table:table-cell office:value-type="string" table:style-name="ce4">
            <text:p>Sylvain</text:p>
          </table:table-cell>
          <table:table-cell office:value-type="string" table:style-name="ce4">
            <text:p>SSI</text:p>
          </table:table-cell>
          <table:table-cell office:value-type="string" table:style-name="ce4">
            <text:p>Greulich</text:p>
          </table:table-cell>
          <table:table-cell office:value-type="string" table:style-name="ce4">
            <text:p>Leonhard</text:p>
          </table:table-cell>
          <table:table-cell office:value-type="string" table:style-name="ce4">
            <text:p>PEB</text:p>
          </table:table-cell>
          <table:table-cell office:value-type="string" office:string-value="INSERT INTO [dbo].[Paarungen]([runde],[YYYY-KW],[T1-Name],[T1-Vorname],[T1-Abt],[T2-Name],[T2-Vorname],[T2-Abt])VALUES(1,N'2022-38',N'Perret',N'Sylvain',N'SSI',N'Greulich',N'Leonhard',N'PEB');" table:formula="of:=&quot;INSERT INTO [dbo].[Paarungen]([runde],[YYYY-KW],[T1-Name],[T1-Vorname],[T1-Abt],[T2-Name],[T2-Vorname],[T2-Abt])VALUES(&quot;&amp;[.A24]&amp;&quot;,N'&quot;&amp;[.B24]&amp;&quot;',N'&quot;&amp;[.C24]&amp;&quot;',N'&quot;&amp;[.D24]&amp;&quot;',N'&quot;&amp;[.E24]&amp;&quot;',N'&quot;&amp;[.F24]&amp;&quot;',N'&quot;&amp;[.G24]&amp;&quot;',N'&quot;&amp;[.H24]&amp;&quot;');&quot;" table:style-name="ce1">
            <text:p>INSERT INTO [dbo].[Paarungen]([runde],[YYYY-KW],[T1-Name],[T1-Vorname],[T1-Abt],[T2-Name],[T2-Vorname],[T2-Abt])VALUES(1,N'2022-38',N'Perret',N'Sylvain',N'SSI',N'Greulich',N'Leonhard',N'PEB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Joshua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Wyss</text:p>
          </table:table-cell>
          <table:table-cell office:value-type="string" table:style-name="ce4">
            <text:p>Remo</text:p>
          </table:table-cell>
          <table:table-cell office:value-type="string" table:style-name="ce4">
            <text:p>VRK</text:p>
          </table:table-cell>
          <table:table-cell office:value-type="string" office:string-value="INSERT INTO [dbo].[Paarungen]([runde],[YYYY-KW],[T1-Name],[T1-Vorname],[T1-Abt],[T2-Name],[T2-Vorname],[T2-Abt])VALUES(1,N'2022-38',N'Brunner',N'Joshua',N'PM2',N'Wyss',N'Remo',N'VRK');" table:formula="of:=&quot;INSERT INTO [dbo].[Paarungen]([runde],[YYYY-KW],[T1-Name],[T1-Vorname],[T1-Abt],[T2-Name],[T2-Vorname],[T2-Abt])VALUES(&quot;&amp;[.A25]&amp;&quot;,N'&quot;&amp;[.B25]&amp;&quot;',N'&quot;&amp;[.C25]&amp;&quot;',N'&quot;&amp;[.D25]&amp;&quot;',N'&quot;&amp;[.E25]&amp;&quot;',N'&quot;&amp;[.F25]&amp;&quot;',N'&quot;&amp;[.G25]&amp;&quot;',N'&quot;&amp;[.H25]&amp;&quot;');&quot;" table:style-name="ce1">
            <text:p>INSERT INTO [dbo].[Paarungen]([runde],[YYYY-KW],[T1-Name],[T1-Vorname],[T1-Abt],[T2-Name],[T2-Vorname],[T2-Abt])VALUES(1,N'2022-38',N'Brunner',N'Joshua',N'PM2',N'Wyss',N'Remo',N'VRK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Künzli</text:p>
          </table:table-cell>
          <table:table-cell office:value-type="string" table:style-name="ce4">
            <text:p>Rolf</text:p>
          </table:table-cell>
          <table:table-cell office:value-type="string" table:style-name="ce4">
            <text:p>REGIS</text:p>
          </table:table-cell>
          <table:table-cell office:value-type="string" table:style-name="ce4">
            <text:p>Siragusano</text:p>
          </table:table-cell>
          <table:table-cell office:value-type="string" table:style-name="ce4">
            <text:p>Daniele</text:p>
          </table:table-cell>
          <table:table-cell office:value-type="string" table:style-name="ce4">
            <text:p>VIA</text:p>
          </table:table-cell>
          <table:table-cell office:value-type="string" office:string-value="INSERT INTO [dbo].[Paarungen]([runde],[YYYY-KW],[T1-Name],[T1-Vorname],[T1-Abt],[T2-Name],[T2-Vorname],[T2-Abt])VALUES(1,N'2022-38',N'Künzli',N'Rolf',N'REGIS',N'Siragusano',N'Daniele',N'VIA');" table:formula="of:=&quot;INSERT INTO [dbo].[Paarungen]([runde],[YYYY-KW],[T1-Name],[T1-Vorname],[T1-Abt],[T2-Name],[T2-Vorname],[T2-Abt])VALUES(&quot;&amp;[.A26]&amp;&quot;,N'&quot;&amp;[.B26]&amp;&quot;',N'&quot;&amp;[.C26]&amp;&quot;',N'&quot;&amp;[.D26]&amp;&quot;',N'&quot;&amp;[.E26]&amp;&quot;',N'&quot;&amp;[.F26]&amp;&quot;',N'&quot;&amp;[.G26]&amp;&quot;',N'&quot;&amp;[.H26]&amp;&quot;');&quot;" table:style-name="ce1">
            <text:p>INSERT INTO [dbo].[Paarungen]([runde],[YYYY-KW],[T1-Name],[T1-Vorname],[T1-Abt],[T2-Name],[T2-Vorname],[T2-Abt])VALUES(1,N'2022-38',N'Künzli',N'Rolf',N'REGIS',N'Siragusano',N'Daniele',N'VIA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Mathys</text:p>
          </table:table-cell>
          <table:table-cell office:value-type="string" table:style-name="ce4">
            <text:p>Wolfram</text:p>
          </table:table-cell>
          <table:table-cell office:value-type="string" table:style-name="ce4">
            <text:p>VRK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Tanja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8',N'Mathys',N'Wolfram',N'VRK',N'Brunner',N'Tanja',N'NSM');" table:formula="of:=&quot;INSERT INTO [dbo].[Paarungen]([runde],[YYYY-KW],[T1-Name],[T1-Vorname],[T1-Abt],[T2-Name],[T2-Vorname],[T2-Abt])VALUES(&quot;&amp;[.A27]&amp;&quot;,N'&quot;&amp;[.B27]&amp;&quot;',N'&quot;&amp;[.C27]&amp;&quot;',N'&quot;&amp;[.D27]&amp;&quot;',N'&quot;&amp;[.E27]&amp;&quot;',N'&quot;&amp;[.F27]&amp;&quot;',N'&quot;&amp;[.G27]&amp;&quot;',N'&quot;&amp;[.H27]&amp;&quot;');&quot;" table:style-name="ce1">
            <text:p>INSERT INTO [dbo].[Paarungen]([runde],[YYYY-KW],[T1-Name],[T1-Vorname],[T1-Abt],[T2-Name],[T2-Vorname],[T2-Abt])VALUES(1,N'2022-38',N'Mathys',N'Wolfram',N'VRK',N'Brunner',N'Tanja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Steiner</text:p>
          </table:table-cell>
          <table:table-cell office:value-type="string" table:style-name="ce4">
            <text:p>Stephan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Bronner</text:p>
          </table:table-cell>
          <table:table-cell office:value-type="string" table:style-name="ce4">
            <text:p>Adrian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8',N'Steiner',N'Stephan',N'PM2',N'Bronner',N'Adrian',N'NSM');" table:formula="of:=&quot;INSERT INTO [dbo].[Paarungen]([runde],[YYYY-KW],[T1-Name],[T1-Vorname],[T1-Abt],[T2-Name],[T2-Vorname],[T2-Abt])VALUES(&quot;&amp;[.A28]&amp;&quot;,N'&quot;&amp;[.B28]&amp;&quot;',N'&quot;&amp;[.C28]&amp;&quot;',N'&quot;&amp;[.D28]&amp;&quot;',N'&quot;&amp;[.E28]&amp;&quot;',N'&quot;&amp;[.F28]&amp;&quot;',N'&quot;&amp;[.G28]&amp;&quot;',N'&quot;&amp;[.H28]&amp;&quot;');&quot;" table:style-name="ce1">
            <text:p>INSERT INTO [dbo].[Paarungen]([runde],[YYYY-KW],[T1-Name],[T1-Vorname],[T1-Abt],[T2-Name],[T2-Vorname],[T2-Abt])VALUES(1,N'2022-38',N'Steiner',N'Stephan',N'PM2',N'Bronner',N'Adrian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König</text:p>
          </table:table-cell>
          <table:table-cell office:value-type="string" table:style-name="ce4">
            <text:p>Roger</text:p>
          </table:table-cell>
          <table:table-cell office:value-type="string" table:style-name="ce4">
            <text:p>SIE</text:p>
          </table:table-cell>
          <table:table-cell office:value-type="string" table:style-name="ce4">
            <text:p>Fuhrer</text:p>
          </table:table-cell>
          <table:table-cell office:value-type="string" table:style-name="ce4">
            <text:p>Simon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8',N'König',N'Roger',N'SIE',N'Fuhrer',N'Simon',N'NSM');" table:formula="of:=&quot;INSERT INTO [dbo].[Paarungen]([runde],[YYYY-KW],[T1-Name],[T1-Vorname],[T1-Abt],[T2-Name],[T2-Vorname],[T2-Abt])VALUES(&quot;&amp;[.A29]&amp;&quot;,N'&quot;&amp;[.B29]&amp;&quot;',N'&quot;&amp;[.C29]&amp;&quot;',N'&quot;&amp;[.D29]&amp;&quot;',N'&quot;&amp;[.E29]&amp;&quot;',N'&quot;&amp;[.F29]&amp;&quot;',N'&quot;&amp;[.G29]&amp;&quot;',N'&quot;&amp;[.H29]&amp;&quot;');&quot;" table:style-name="ce1">
            <text:p>INSERT INTO [dbo].[Paarungen]([runde],[YYYY-KW],[T1-Name],[T1-Vorname],[T1-Abt],[T2-Name],[T2-Vorname],[T2-Abt])VALUES(1,N'2022-38',N'König',N'Roger',N'SIE',N'Fuhrer',N'Simon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Zaugg</text:p>
          </table:table-cell>
          <table:table-cell office:value-type="string" table:style-name="ce4">
            <text:p>Andreas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Haldemann</text:p>
          </table:table-cell>
          <table:table-cell office:value-type="string" table:style-name="ce4">
            <text:p>Colin</text:p>
          </table:table-cell>
          <table:table-cell office:value-type="string" table:style-name="ce4">
            <text:p>ENG</text:p>
          </table:table-cell>
          <table:table-cell office:value-type="string" office:string-value="INSERT INTO [dbo].[Paarungen]([runde],[YYYY-KW],[T1-Name],[T1-Vorname],[T1-Abt],[T2-Name],[T2-Vorname],[T2-Abt])VALUES(1,N'2022-38',N'Zaugg',N'Andreas',N'PM2',N'Haldemann',N'Colin',N'ENG');" table:formula="of:=&quot;INSERT INTO [dbo].[Paarungen]([runde],[YYYY-KW],[T1-Name],[T1-Vorname],[T1-Abt],[T2-Name],[T2-Vorname],[T2-Abt])VALUES(&quot;&amp;[.A30]&amp;&quot;,N'&quot;&amp;[.B30]&amp;&quot;',N'&quot;&amp;[.C30]&amp;&quot;',N'&quot;&amp;[.D30]&amp;&quot;',N'&quot;&amp;[.E30]&amp;&quot;',N'&quot;&amp;[.F30]&amp;&quot;',N'&quot;&amp;[.G30]&amp;&quot;',N'&quot;&amp;[.H30]&amp;&quot;');&quot;" table:style-name="ce1">
            <text:p>INSERT INTO [dbo].[Paarungen]([runde],[YYYY-KW],[T1-Name],[T1-Vorname],[T1-Abt],[T2-Name],[T2-Vorname],[T2-Abt])VALUES(1,N'2022-38',N'Zaugg',N'Andreas',N'PM2',N'Haldemann',N'Colin',N'ENG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Wagner</text:p>
          </table:table-cell>
          <table:table-cell office:value-type="string" table:style-name="ce4">
            <text:p>Patrick</text:p>
          </table:table-cell>
          <table:table-cell office:value-type="string" table:style-name="ce4">
            <text:p>PM1</text:p>
          </table:table-cell>
          <table:table-cell office:value-type="string" table:style-name="ce4">
            <text:p>Dales</text:p>
          </table:table-cell>
          <table:table-cell office:value-type="string" table:style-name="ce4">
            <text:p>Jenny</text:p>
          </table:table-cell>
          <table:table-cell office:value-type="string" table:style-name="ce4">
            <text:p>LA</text:p>
          </table:table-cell>
          <table:table-cell office:value-type="string" office:string-value="INSERT INTO [dbo].[Paarungen]([runde],[YYYY-KW],[T1-Name],[T1-Vorname],[T1-Abt],[T2-Name],[T2-Vorname],[T2-Abt])VALUES(1,N'2022-38',N'Wagner',N'Patrick',N'PM1',N'Dales',N'Jenny',N'LA');" table:formula="of:=&quot;INSERT INTO [dbo].[Paarungen]([runde],[YYYY-KW],[T1-Name],[T1-Vorname],[T1-Abt],[T2-Name],[T2-Vorname],[T2-Abt])VALUES(&quot;&amp;[.A31]&amp;&quot;,N'&quot;&amp;[.B31]&amp;&quot;',N'&quot;&amp;[.C31]&amp;&quot;',N'&quot;&amp;[.D31]&amp;&quot;',N'&quot;&amp;[.E31]&amp;&quot;',N'&quot;&amp;[.F31]&amp;&quot;',N'&quot;&amp;[.G31]&amp;&quot;',N'&quot;&amp;[.H31]&amp;&quot;');&quot;" table:style-name="ce1">
            <text:p>INSERT INTO [dbo].[Paarungen]([runde],[YYYY-KW],[T1-Name],[T1-Vorname],[T1-Abt],[T2-Name],[T2-Vorname],[T2-Abt])VALUES(1,N'2022-38',N'Wagner',N'Patrick',N'PM1',N'Dales',N'Jenny',N'LA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Bagatto</text:p>
          </table:table-cell>
          <table:table-cell office:value-type="string" table:style-name="ce4">
            <text:p>Dario</text:p>
          </table:table-cell>
          <table:table-cell office:value-type="string" table:style-name="ce4">
            <text:p>SIE</text:p>
          </table:table-cell>
          <table:table-cell office:value-type="string" table:style-name="ce4">
            <text:p>Stähli</text:p>
          </table:table-cell>
          <table:table-cell office:value-type="string" table:style-name="ce4">
            <text:p>Oliver</text:p>
          </table:table-cell>
          <table:table-cell office:value-type="string" table:style-name="ce4">
            <text:p>SPR</text:p>
          </table:table-cell>
          <table:table-cell office:value-type="string" office:string-value="INSERT INTO [dbo].[Paarungen]([runde],[YYYY-KW],[T1-Name],[T1-Vorname],[T1-Abt],[T2-Name],[T2-Vorname],[T2-Abt])VALUES(1,N'2022-38',N'Bagatto',N'Dario',N'SIE',N'Stähli',N'Oliver',N'SPR');" table:formula="of:=&quot;INSERT INTO [dbo].[Paarungen]([runde],[YYYY-KW],[T1-Name],[T1-Vorname],[T1-Abt],[T2-Name],[T2-Vorname],[T2-Abt])VALUES(&quot;&amp;[.A32]&amp;&quot;,N'&quot;&amp;[.B32]&amp;&quot;',N'&quot;&amp;[.C32]&amp;&quot;',N'&quot;&amp;[.D32]&amp;&quot;',N'&quot;&amp;[.E32]&amp;&quot;',N'&quot;&amp;[.F32]&amp;&quot;',N'&quot;&amp;[.G32]&amp;&quot;',N'&quot;&amp;[.H32]&amp;&quot;');&quot;" table:style-name="ce1">
            <text:p>INSERT INTO [dbo].[Paarungen]([runde],[YYYY-KW],[T1-Name],[T1-Vorname],[T1-Abt],[T2-Name],[T2-Vorname],[T2-Abt])VALUES(1,N'2022-38',N'Bagatto',N'Dario',N'SIE',N'Stähli',N'Oliver',N'SPR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Gertschen</text:p>
          </table:table-cell>
          <table:table-cell office:value-type="string" table:style-name="ce4">
            <text:p>Reto</text:p>
          </table:table-cell>
          <table:table-cell office:value-type="string" table:style-name="ce4">
            <text:p>SWB</text:p>
          </table:table-cell>
          <table:table-cell office:value-type="string" table:style-name="ce4">
            <text:p>Imoberdorf</text:p>
          </table:table-cell>
          <table:table-cell office:value-type="string" table:style-name="ce4">
            <text:p>Daniel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38',N'Gertschen',N'Reto',N'SWB',N'Imoberdorf',N'Daniel',N'NSM');" table:formula="of:=&quot;INSERT INTO [dbo].[Paarungen]([runde],[YYYY-KW],[T1-Name],[T1-Vorname],[T1-Abt],[T2-Name],[T2-Vorname],[T2-Abt])VALUES(&quot;&amp;[.A33]&amp;&quot;,N'&quot;&amp;[.B33]&amp;&quot;',N'&quot;&amp;[.C33]&amp;&quot;',N'&quot;&amp;[.D33]&amp;&quot;',N'&quot;&amp;[.E33]&amp;&quot;',N'&quot;&amp;[.F33]&amp;&quot;',N'&quot;&amp;[.G33]&amp;&quot;',N'&quot;&amp;[.H33]&amp;&quot;');&quot;" table:style-name="ce1">
            <text:p>INSERT INTO [dbo].[Paarungen]([runde],[YYYY-KW],[T1-Name],[T1-Vorname],[T1-Abt],[T2-Name],[T2-Vorname],[T2-Abt])VALUES(1,N'2022-38',N'Gertschen',N'Reto',N'SWB',N'Imoberdorf',N'Daniel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Vögeli</text:p>
          </table:table-cell>
          <table:table-cell office:value-type="string" table:style-name="ce4">
            <text:p>Martin</text:p>
          </table:table-cell>
          <table:table-cell office:value-type="string" table:style-name="ce4">
            <text:p>PM1</text:p>
          </table:table-cell>
          <table:table-cell office:value-type="string" table:style-name="ce4">
            <text:p>Slotwinski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PM2</text:p>
          </table:table-cell>
          <table:table-cell office:value-type="string" office:string-value="INSERT INTO [dbo].[Paarungen]([runde],[YYYY-KW],[T1-Name],[T1-Vorname],[T1-Abt],[T2-Name],[T2-Vorname],[T2-Abt])VALUES(1,N'2022-38',N'Vögeli',N'Martin',N'PM1',N'Slotwinski',N'Michel',N'PM2');" table:formula="of:=&quot;INSERT INTO [dbo].[Paarungen]([runde],[YYYY-KW],[T1-Name],[T1-Vorname],[T1-Abt],[T2-Name],[T2-Vorname],[T2-Abt])VALUES(&quot;&amp;[.A34]&amp;&quot;,N'&quot;&amp;[.B34]&amp;&quot;',N'&quot;&amp;[.C34]&amp;&quot;',N'&quot;&amp;[.D34]&amp;&quot;',N'&quot;&amp;[.E34]&amp;&quot;',N'&quot;&amp;[.F34]&amp;&quot;',N'&quot;&amp;[.G34]&amp;&quot;',N'&quot;&amp;[.H34]&amp;&quot;');&quot;" table:style-name="ce1">
            <text:p>INSERT INTO [dbo].[Paarungen]([runde],[YYYY-KW],[T1-Name],[T1-Vorname],[T1-Abt],[T2-Name],[T2-Vorname],[T2-Abt])VALUES(1,N'2022-38',N'Vögeli',N'Martin',N'PM1',N'Slotwinski',N'Michel',N'PM2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38</text:p>
          </table:table-cell>
          <table:table-cell office:value-type="string" table:style-name="ce4">
            <text:p>Aeberhardt</text:p>
          </table:table-cell>
          <table:table-cell office:value-type="string" table:style-name="ce4">
            <text:p>Denys</text:p>
          </table:table-cell>
          <table:table-cell office:value-type="string" table:style-name="ce4">
            <text:p>OPM</text:p>
          </table:table-cell>
          <table:table-cell office:value-type="string" table:style-name="ce4">
            <text:p>Eberle</text:p>
          </table:table-cell>
          <table:table-cell office:value-type="string" table:style-name="ce4">
            <text:p>Matthias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38',N'Aeberhardt',N'Denys',N'OPM',N'Eberle',N'Matthias',N'SIE');" table:formula="of:=&quot;INSERT INTO [dbo].[Paarungen]([runde],[YYYY-KW],[T1-Name],[T1-Vorname],[T1-Abt],[T2-Name],[T2-Vorname],[T2-Abt])VALUES(&quot;&amp;[.A35]&amp;&quot;,N'&quot;&amp;[.B35]&amp;&quot;',N'&quot;&amp;[.C35]&amp;&quot;',N'&quot;&amp;[.D35]&amp;&quot;',N'&quot;&amp;[.E35]&amp;&quot;',N'&quot;&amp;[.F35]&amp;&quot;',N'&quot;&amp;[.G35]&amp;&quot;',N'&quot;&amp;[.H35]&amp;&quot;');&quot;" table:style-name="ce1">
            <text:p>INSERT INTO [dbo].[Paarungen]([runde],[YYYY-KW],[T1-Name],[T1-Vorname],[T1-Abt],[T2-Name],[T2-Vorname],[T2-Abt])VALUES(1,N'2022-38',N'Aeberhardt',N'Denys',N'OPM',N'Eberle',N'Matthias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Tanja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Bagatto</text:p>
          </table:table-cell>
          <table:table-cell office:value-type="string" table:style-name="ce4">
            <text:p>Dario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40',N'Brunner',N'Tanja',N'NSM',N'Bagatto',N'Dario',N'SIE');" table:formula="of:=&quot;INSERT INTO [dbo].[Paarungen]([runde],[YYYY-KW],[T1-Name],[T1-Vorname],[T1-Abt],[T2-Name],[T2-Vorname],[T2-Abt])VALUES(&quot;&amp;[.A36]&amp;&quot;,N'&quot;&amp;[.B36]&amp;&quot;',N'&quot;&amp;[.C36]&amp;&quot;',N'&quot;&amp;[.D36]&amp;&quot;',N'&quot;&amp;[.E36]&amp;&quot;',N'&quot;&amp;[.F36]&amp;&quot;',N'&quot;&amp;[.G36]&amp;&quot;',N'&quot;&amp;[.H36]&amp;&quot;');&quot;" table:style-name="ce1">
            <text:p>INSERT INTO [dbo].[Paarungen]([runde],[YYYY-KW],[T1-Name],[T1-Vorname],[T1-Abt],[T2-Name],[T2-Vorname],[T2-Abt])VALUES(1,N'2022-40',N'Brunner',N'Tanja',N'NSM',N'Bagatto',N'Dario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Haldemann</text:p>
          </table:table-cell>
          <table:table-cell office:value-type="string" table:style-name="ce4">
            <text:p>Colin</text:p>
          </table:table-cell>
          <table:table-cell office:value-type="string" table:style-name="ce4">
            <text:p>ENG</text:p>
          </table:table-cell>
          <table:table-cell office:value-type="string" table:style-name="ce4">
            <text:p>Aeberhardt</text:p>
          </table:table-cell>
          <table:table-cell office:value-type="string" table:style-name="ce4">
            <text:p>Denys</text:p>
          </table:table-cell>
          <table:table-cell office:value-type="string" table:style-name="ce4">
            <text:p>OPM</text:p>
          </table:table-cell>
          <table:table-cell office:value-type="string" office:string-value="INSERT INTO [dbo].[Paarungen]([runde],[YYYY-KW],[T1-Name],[T1-Vorname],[T1-Abt],[T2-Name],[T2-Vorname],[T2-Abt])VALUES(1,N'2022-40',N'Haldemann',N'Colin',N'ENG',N'Aeberhardt',N'Denys',N'OPM');" table:formula="of:=&quot;INSERT INTO [dbo].[Paarungen]([runde],[YYYY-KW],[T1-Name],[T1-Vorname],[T1-Abt],[T2-Name],[T2-Vorname],[T2-Abt])VALUES(&quot;&amp;[.A37]&amp;&quot;,N'&quot;&amp;[.B37]&amp;&quot;',N'&quot;&amp;[.C37]&amp;&quot;',N'&quot;&amp;[.D37]&amp;&quot;',N'&quot;&amp;[.E37]&amp;&quot;',N'&quot;&amp;[.F37]&amp;&quot;',N'&quot;&amp;[.G37]&amp;&quot;',N'&quot;&amp;[.H37]&amp;&quot;');&quot;" table:style-name="ce1">
            <text:p>INSERT INTO [dbo].[Paarungen]([runde],[YYYY-KW],[T1-Name],[T1-Vorname],[T1-Abt],[T2-Name],[T2-Vorname],[T2-Abt])VALUES(1,N'2022-40',N'Haldemann',N'Colin',N'ENG',N'Aeberhardt',N'Denys',N'OP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Bronner</text:p>
          </table:table-cell>
          <table:table-cell office:value-type="string" table:style-name="ce4">
            <text:p>Adrian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Scherrer</text:p>
          </table:table-cell>
          <table:table-cell office:value-type="string" table:style-name="ce4">
            <text:p>Eric</text:p>
          </table:table-cell>
          <table:table-cell office:value-type="string" table:style-name="ce4">
            <text:p>REGIS</text:p>
          </table:table-cell>
          <table:table-cell office:value-type="string" office:string-value="INSERT INTO [dbo].[Paarungen]([runde],[YYYY-KW],[T1-Name],[T1-Vorname],[T1-Abt],[T2-Name],[T2-Vorname],[T2-Abt])VALUES(1,N'2022-40',N'Bronner',N'Adrian',N'NSM',N'Scherrer',N'Eric',N'REGIS');" table:formula="of:=&quot;INSERT INTO [dbo].[Paarungen]([runde],[YYYY-KW],[T1-Name],[T1-Vorname],[T1-Abt],[T2-Name],[T2-Vorname],[T2-Abt])VALUES(&quot;&amp;[.A38]&amp;&quot;,N'&quot;&amp;[.B38]&amp;&quot;',N'&quot;&amp;[.C38]&amp;&quot;',N'&quot;&amp;[.D38]&amp;&quot;',N'&quot;&amp;[.E38]&amp;&quot;',N'&quot;&amp;[.F38]&amp;&quot;',N'&quot;&amp;[.G38]&amp;&quot;',N'&quot;&amp;[.H38]&amp;&quot;');&quot;" table:style-name="ce1">
            <text:p>INSERT INTO [dbo].[Paarungen]([runde],[YYYY-KW],[T1-Name],[T1-Vorname],[T1-Abt],[T2-Name],[T2-Vorname],[T2-Abt])VALUES(1,N'2022-40',N'Bronner',N'Adrian',N'NSM',N'Scherrer',N'Eric',N'REGIS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Stebler</text:p>
          </table:table-cell>
          <table:table-cell office:value-type="string" table:style-name="ce4">
            <text:p>Renato</text:p>
          </table:table-cell>
          <table:table-cell office:value-type="string" table:style-name="ce4">
            <text:p>REGIS</text:p>
          </table:table-cell>
          <table:table-cell office:value-type="string" table:style-name="ce4">
            <text:p>Gertschen</text:p>
          </table:table-cell>
          <table:table-cell office:value-type="string" table:style-name="ce4">
            <text:p>Reto</text:p>
          </table:table-cell>
          <table:table-cell office:value-type="string" table:style-name="ce4">
            <text:p>SWB</text:p>
          </table:table-cell>
          <table:table-cell office:value-type="string" office:string-value="INSERT INTO [dbo].[Paarungen]([runde],[YYYY-KW],[T1-Name],[T1-Vorname],[T1-Abt],[T2-Name],[T2-Vorname],[T2-Abt])VALUES(1,N'2022-40',N'Stebler',N'Renato',N'REGIS',N'Gertschen',N'Reto',N'SWB');" table:formula="of:=&quot;INSERT INTO [dbo].[Paarungen]([runde],[YYYY-KW],[T1-Name],[T1-Vorname],[T1-Abt],[T2-Name],[T2-Vorname],[T2-Abt])VALUES(&quot;&amp;[.A39]&amp;&quot;,N'&quot;&amp;[.B39]&amp;&quot;',N'&quot;&amp;[.C39]&amp;&quot;',N'&quot;&amp;[.D39]&amp;&quot;',N'&quot;&amp;[.E39]&amp;&quot;',N'&quot;&amp;[.F39]&amp;&quot;',N'&quot;&amp;[.G39]&amp;&quot;',N'&quot;&amp;[.H39]&amp;&quot;');&quot;" table:style-name="ce1">
            <text:p>INSERT INTO [dbo].[Paarungen]([runde],[YYYY-KW],[T1-Name],[T1-Vorname],[T1-Abt],[T2-Name],[T2-Vorname],[T2-Abt])VALUES(1,N'2022-40',N'Stebler',N'Renato',N'REGIS',N'Gertschen',N'Reto',N'SWB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Joshua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Walliser</text:p>
          </table:table-cell>
          <table:table-cell office:value-type="string" table:style-name="ce4">
            <text:p>Thomas</text:p>
          </table:table-cell>
          <table:table-cell office:value-type="string" table:style-name="ce4">
            <text:p>PM1</text:p>
          </table:table-cell>
          <table:table-cell office:value-type="string" office:string-value="INSERT INTO [dbo].[Paarungen]([runde],[YYYY-KW],[T1-Name],[T1-Vorname],[T1-Abt],[T2-Name],[T2-Vorname],[T2-Abt])VALUES(1,N'2022-40',N'Brunner',N'Joshua',N'PM2',N'Walliser',N'Thomas',N'PM1');" table:formula="of:=&quot;INSERT INTO [dbo].[Paarungen]([runde],[YYYY-KW],[T1-Name],[T1-Vorname],[T1-Abt],[T2-Name],[T2-Vorname],[T2-Abt])VALUES(&quot;&amp;[.A40]&amp;&quot;,N'&quot;&amp;[.B40]&amp;&quot;',N'&quot;&amp;[.C40]&amp;&quot;',N'&quot;&amp;[.D40]&amp;&quot;',N'&quot;&amp;[.E40]&amp;&quot;',N'&quot;&amp;[.F40]&amp;&quot;',N'&quot;&amp;[.G40]&amp;&quot;',N'&quot;&amp;[.H40]&amp;&quot;');&quot;" table:style-name="ce1">
            <text:p>INSERT INTO [dbo].[Paarungen]([runde],[YYYY-KW],[T1-Name],[T1-Vorname],[T1-Abt],[T2-Name],[T2-Vorname],[T2-Abt])VALUES(1,N'2022-40',N'Brunner',N'Joshua',N'PM2',N'Walliser',N'Thomas',N'PM1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Greulich</text:p>
          </table:table-cell>
          <table:table-cell office:value-type="string" table:style-name="ce4">
            <text:p>Leonhard</text:p>
          </table:table-cell>
          <table:table-cell office:value-type="string" table:style-name="ce4">
            <text:p>PEB</text:p>
          </table:table-cell>
          <table:table-cell office:value-type="string" table:style-name="ce4">
            <text:p>Mirwald</text:p>
          </table:table-cell>
          <table:table-cell office:value-type="string" table:style-name="ce4">
            <text:p>Domenic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40',N'Greulich',N'Leonhard',N'PEB',N'Mirwald',N'Domenic',N'NSM');" table:formula="of:=&quot;INSERT INTO [dbo].[Paarungen]([runde],[YYYY-KW],[T1-Name],[T1-Vorname],[T1-Abt],[T2-Name],[T2-Vorname],[T2-Abt])VALUES(&quot;&amp;[.A41]&amp;&quot;,N'&quot;&amp;[.B41]&amp;&quot;',N'&quot;&amp;[.C41]&amp;&quot;',N'&quot;&amp;[.D41]&amp;&quot;',N'&quot;&amp;[.E41]&amp;&quot;',N'&quot;&amp;[.F41]&amp;&quot;',N'&quot;&amp;[.G41]&amp;&quot;',N'&quot;&amp;[.H41]&amp;&quot;');&quot;" table:style-name="ce1">
            <text:p>INSERT INTO [dbo].[Paarungen]([runde],[YYYY-KW],[T1-Name],[T1-Vorname],[T1-Abt],[T2-Name],[T2-Vorname],[T2-Abt])VALUES(1,N'2022-40',N'Greulich',N'Leonhard',N'PEB',N'Mirwald',N'Domenic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Steiner</text:p>
          </table:table-cell>
          <table:table-cell office:value-type="string" table:style-name="ce4">
            <text:p>Stephan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König</text:p>
          </table:table-cell>
          <table:table-cell office:value-type="string" table:style-name="ce4">
            <text:p>Roger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40',N'Steiner',N'Stephan',N'PM2',N'König',N'Roger',N'SIE');" table:formula="of:=&quot;INSERT INTO [dbo].[Paarungen]([runde],[YYYY-KW],[T1-Name],[T1-Vorname],[T1-Abt],[T2-Name],[T2-Vorname],[T2-Abt])VALUES(&quot;&amp;[.A42]&amp;&quot;,N'&quot;&amp;[.B42]&amp;&quot;',N'&quot;&amp;[.C42]&amp;&quot;',N'&quot;&amp;[.D42]&amp;&quot;',N'&quot;&amp;[.E42]&amp;&quot;',N'&quot;&amp;[.F42]&amp;&quot;',N'&quot;&amp;[.G42]&amp;&quot;',N'&quot;&amp;[.H42]&amp;&quot;');&quot;" table:style-name="ce1">
            <text:p>INSERT INTO [dbo].[Paarungen]([runde],[YYYY-KW],[T1-Name],[T1-Vorname],[T1-Abt],[T2-Name],[T2-Vorname],[T2-Abt])VALUES(1,N'2022-40',N'Steiner',N'Stephan',N'PM2',N'König',N'Roger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Wagner</text:p>
          </table:table-cell>
          <table:table-cell office:value-type="string" table:style-name="ce4">
            <text:p>Patrick</text:p>
          </table:table-cell>
          <table:table-cell office:value-type="string" table:style-name="ce4">
            <text:p>PM1</text:p>
          </table:table-cell>
          <table:table-cell office:value-type="string" table:style-name="ce4">
            <text:p>Stähli</text:p>
          </table:table-cell>
          <table:table-cell office:value-type="string" table:style-name="ce4">
            <text:p>Oliver</text:p>
          </table:table-cell>
          <table:table-cell office:value-type="string" table:style-name="ce4">
            <text:p>SPR</text:p>
          </table:table-cell>
          <table:table-cell office:value-type="string" office:string-value="INSERT INTO [dbo].[Paarungen]([runde],[YYYY-KW],[T1-Name],[T1-Vorname],[T1-Abt],[T2-Name],[T2-Vorname],[T2-Abt])VALUES(1,N'2022-40',N'Wagner',N'Patrick',N'PM1',N'Stähli',N'Oliver',N'SPR');" table:formula="of:=&quot;INSERT INTO [dbo].[Paarungen]([runde],[YYYY-KW],[T1-Name],[T1-Vorname],[T1-Abt],[T2-Name],[T2-Vorname],[T2-Abt])VALUES(&quot;&amp;[.A43]&amp;&quot;,N'&quot;&amp;[.B43]&amp;&quot;',N'&quot;&amp;[.C43]&amp;&quot;',N'&quot;&amp;[.D43]&amp;&quot;',N'&quot;&amp;[.E43]&amp;&quot;',N'&quot;&amp;[.F43]&amp;&quot;',N'&quot;&amp;[.G43]&amp;&quot;',N'&quot;&amp;[.H43]&amp;&quot;');&quot;" table:style-name="ce1">
            <text:p>INSERT INTO [dbo].[Paarungen]([runde],[YYYY-KW],[T1-Name],[T1-Vorname],[T1-Abt],[T2-Name],[T2-Vorname],[T2-Abt])VALUES(1,N'2022-40',N'Wagner',N'Patrick',N'PM1',N'Stähli',N'Oliver',N'SPR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Imoberdorf</text:p>
          </table:table-cell>
          <table:table-cell office:value-type="string" table:style-name="ce4">
            <text:p>Daniel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Perret</text:p>
          </table:table-cell>
          <table:table-cell office:value-type="string" table:style-name="ce4">
            <text:p>Sylvain</text:p>
          </table:table-cell>
          <table:table-cell office:value-type="string" table:style-name="ce4">
            <text:p>SSI</text:p>
          </table:table-cell>
          <table:table-cell office:value-type="string" office:string-value="INSERT INTO [dbo].[Paarungen]([runde],[YYYY-KW],[T1-Name],[T1-Vorname],[T1-Abt],[T2-Name],[T2-Vorname],[T2-Abt])VALUES(1,N'2022-40',N'Imoberdorf',N'Daniel',N'NSM',N'Perret',N'Sylvain',N'SSI');" table:formula="of:=&quot;INSERT INTO [dbo].[Paarungen]([runde],[YYYY-KW],[T1-Name],[T1-Vorname],[T1-Abt],[T2-Name],[T2-Vorname],[T2-Abt])VALUES(&quot;&amp;[.A44]&amp;&quot;,N'&quot;&amp;[.B44]&amp;&quot;',N'&quot;&amp;[.C44]&amp;&quot;',N'&quot;&amp;[.D44]&amp;&quot;',N'&quot;&amp;[.E44]&amp;&quot;',N'&quot;&amp;[.F44]&amp;&quot;',N'&quot;&amp;[.G44]&amp;&quot;',N'&quot;&amp;[.H44]&amp;&quot;');&quot;" table:style-name="ce1">
            <text:p>INSERT INTO [dbo].[Paarungen]([runde],[YYYY-KW],[T1-Name],[T1-Vorname],[T1-Abt],[T2-Name],[T2-Vorname],[T2-Abt])VALUES(1,N'2022-40',N'Imoberdorf',N'Daniel',N'NSM',N'Perret',N'Sylvain',N'SSI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Mathys</text:p>
          </table:table-cell>
          <table:table-cell office:value-type="string" table:style-name="ce4">
            <text:p>Wolfram</text:p>
          </table:table-cell>
          <table:table-cell office:value-type="string" table:style-name="ce4">
            <text:p>VRK</text:p>
          </table:table-cell>
          <table:table-cell office:value-type="string" table:style-name="ce4">
            <text:p>Wurzel</text:p>
          </table:table-cell>
          <table:table-cell office:value-type="string" table:style-name="ce4">
            <text:p>Roman</text:p>
          </table:table-cell>
          <table:table-cell office:value-type="string" table:style-name="ce4">
            <text:p>OQM</text:p>
          </table:table-cell>
          <table:table-cell office:value-type="string" office:string-value="INSERT INTO [dbo].[Paarungen]([runde],[YYYY-KW],[T1-Name],[T1-Vorname],[T1-Abt],[T2-Name],[T2-Vorname],[T2-Abt])VALUES(1,N'2022-40',N'Mathys',N'Wolfram',N'VRK',N'Wurzel',N'Roman',N'OQM');" table:formula="of:=&quot;INSERT INTO [dbo].[Paarungen]([runde],[YYYY-KW],[T1-Name],[T1-Vorname],[T1-Abt],[T2-Name],[T2-Vorname],[T2-Abt])VALUES(&quot;&amp;[.A45]&amp;&quot;,N'&quot;&amp;[.B45]&amp;&quot;',N'&quot;&amp;[.C45]&amp;&quot;',N'&quot;&amp;[.D45]&amp;&quot;',N'&quot;&amp;[.E45]&amp;&quot;',N'&quot;&amp;[.F45]&amp;&quot;',N'&quot;&amp;[.G45]&amp;&quot;',N'&quot;&amp;[.H45]&amp;&quot;');&quot;" table:style-name="ce1">
            <text:p>INSERT INTO [dbo].[Paarungen]([runde],[YYYY-KW],[T1-Name],[T1-Vorname],[T1-Abt],[T2-Name],[T2-Vorname],[T2-Abt])VALUES(1,N'2022-40',N'Mathys',N'Wolfram',N'VRK',N'Wurzel',N'Roman',N'OQ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Rudin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CDO</text:p>
          </table:table-cell>
          <table:table-cell office:value-type="string" table:style-name="ce4">
            <text:p>Hechelmann</text:p>
          </table:table-cell>
          <table:table-cell office:value-type="string" table:style-name="ce4">
            <text:p>Markus</text:p>
          </table:table-cell>
          <table:table-cell office:value-type="string" table:style-name="ce4">
            <text:p>SWB</text:p>
          </table:table-cell>
          <table:table-cell office:value-type="string" office:string-value="INSERT INTO [dbo].[Paarungen]([runde],[YYYY-KW],[T1-Name],[T1-Vorname],[T1-Abt],[T2-Name],[T2-Vorname],[T2-Abt])VALUES(1,N'2022-40',N'Rudin',N'Michel',N'CDO',N'Hechelmann',N'Markus',N'SWB');" table:formula="of:=&quot;INSERT INTO [dbo].[Paarungen]([runde],[YYYY-KW],[T1-Name],[T1-Vorname],[T1-Abt],[T2-Name],[T2-Vorname],[T2-Abt])VALUES(&quot;&amp;[.A46]&amp;&quot;,N'&quot;&amp;[.B46]&amp;&quot;',N'&quot;&amp;[.C46]&amp;&quot;',N'&quot;&amp;[.D46]&amp;&quot;',N'&quot;&amp;[.E46]&amp;&quot;',N'&quot;&amp;[.F46]&amp;&quot;',N'&quot;&amp;[.G46]&amp;&quot;',N'&quot;&amp;[.H46]&amp;&quot;');&quot;" table:style-name="ce1">
            <text:p>INSERT INTO [dbo].[Paarungen]([runde],[YYYY-KW],[T1-Name],[T1-Vorname],[T1-Abt],[T2-Name],[T2-Vorname],[T2-Abt])VALUES(1,N'2022-40',N'Rudin',N'Michel',N'CDO',N'Hechelmann',N'Markus',N'SWB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Wyss</text:p>
          </table:table-cell>
          <table:table-cell office:value-type="string" table:style-name="ce4">
            <text:p>Remo</text:p>
          </table:table-cell>
          <table:table-cell office:value-type="string" table:style-name="ce4">
            <text:p>VRK</text:p>
          </table:table-cell>
          <table:table-cell office:value-type="string" table:style-name="ce4">
            <text:p>Haueter</text:p>
          </table:table-cell>
          <table:table-cell office:value-type="string" table:style-name="ce4">
            <text:p>Michael</text:p>
          </table:table-cell>
          <table:table-cell office:value-type="string" table:style-name="ce4">
            <text:p>OPM</text:p>
          </table:table-cell>
          <table:table-cell office:value-type="string" office:string-value="INSERT INTO [dbo].[Paarungen]([runde],[YYYY-KW],[T1-Name],[T1-Vorname],[T1-Abt],[T2-Name],[T2-Vorname],[T2-Abt])VALUES(1,N'2022-40',N'Wyss',N'Remo',N'VRK',N'Haueter',N'Michael',N'OPM');" table:formula="of:=&quot;INSERT INTO [dbo].[Paarungen]([runde],[YYYY-KW],[T1-Name],[T1-Vorname],[T1-Abt],[T2-Name],[T2-Vorname],[T2-Abt])VALUES(&quot;&amp;[.A47]&amp;&quot;,N'&quot;&amp;[.B47]&amp;&quot;',N'&quot;&amp;[.C47]&amp;&quot;',N'&quot;&amp;[.D47]&amp;&quot;',N'&quot;&amp;[.E47]&amp;&quot;',N'&quot;&amp;[.F47]&amp;&quot;',N'&quot;&amp;[.G47]&amp;&quot;',N'&quot;&amp;[.H47]&amp;&quot;');&quot;" table:style-name="ce1">
            <text:p>INSERT INTO [dbo].[Paarungen]([runde],[YYYY-KW],[T1-Name],[T1-Vorname],[T1-Abt],[T2-Name],[T2-Vorname],[T2-Abt])VALUES(1,N'2022-40',N'Wyss',N'Remo',N'VRK',N'Haueter',N'Michael',N'OP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Gehriger</text:p>
          </table:table-cell>
          <table:table-cell office:value-type="string" table:style-name="ce4">
            <text:p>Hans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Slotwinski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PM2</text:p>
          </table:table-cell>
          <table:table-cell office:value-type="string" office:string-value="INSERT INTO [dbo].[Paarungen]([runde],[YYYY-KW],[T1-Name],[T1-Vorname],[T1-Abt],[T2-Name],[T2-Vorname],[T2-Abt])VALUES(1,N'2022-40',N'Gehriger',N'Hans',N'NSM',N'Slotwinski',N'Michel',N'PM2');" table:formula="of:=&quot;INSERT INTO [dbo].[Paarungen]([runde],[YYYY-KW],[T1-Name],[T1-Vorname],[T1-Abt],[T2-Name],[T2-Vorname],[T2-Abt])VALUES(&quot;&amp;[.A48]&amp;&quot;,N'&quot;&amp;[.B48]&amp;&quot;',N'&quot;&amp;[.C48]&amp;&quot;',N'&quot;&amp;[.D48]&amp;&quot;',N'&quot;&amp;[.E48]&amp;&quot;',N'&quot;&amp;[.F48]&amp;&quot;',N'&quot;&amp;[.G48]&amp;&quot;',N'&quot;&amp;[.H48]&amp;&quot;');&quot;" table:style-name="ce1">
            <text:p>INSERT INTO [dbo].[Paarungen]([runde],[YYYY-KW],[T1-Name],[T1-Vorname],[T1-Abt],[T2-Name],[T2-Vorname],[T2-Abt])VALUES(1,N'2022-40',N'Gehriger',N'Hans',N'NSM',N'Slotwinski',N'Michel',N'PM2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Eberle</text:p>
          </table:table-cell>
          <table:table-cell office:value-type="string" table:style-name="ce4">
            <text:p>Matthias</text:p>
          </table:table-cell>
          <table:table-cell office:value-type="string" table:style-name="ce4">
            <text:p>SIE</text:p>
          </table:table-cell>
          <table:table-cell office:value-type="string" table:style-name="ce4">
            <text:p>Künzli</text:p>
          </table:table-cell>
          <table:table-cell office:value-type="string" table:style-name="ce4">
            <text:p>Rolf</text:p>
          </table:table-cell>
          <table:table-cell office:value-type="string" table:style-name="ce4">
            <text:p>REGIS</text:p>
          </table:table-cell>
          <table:table-cell office:value-type="string" office:string-value="INSERT INTO [dbo].[Paarungen]([runde],[YYYY-KW],[T1-Name],[T1-Vorname],[T1-Abt],[T2-Name],[T2-Vorname],[T2-Abt])VALUES(1,N'2022-40',N'Eberle',N'Matthias',N'SIE',N'Künzli',N'Rolf',N'REGIS');" table:formula="of:=&quot;INSERT INTO [dbo].[Paarungen]([runde],[YYYY-KW],[T1-Name],[T1-Vorname],[T1-Abt],[T2-Name],[T2-Vorname],[T2-Abt])VALUES(&quot;&amp;[.A49]&amp;&quot;,N'&quot;&amp;[.B49]&amp;&quot;',N'&quot;&amp;[.C49]&amp;&quot;',N'&quot;&amp;[.D49]&amp;&quot;',N'&quot;&amp;[.E49]&amp;&quot;',N'&quot;&amp;[.F49]&amp;&quot;',N'&quot;&amp;[.G49]&amp;&quot;',N'&quot;&amp;[.H49]&amp;&quot;');&quot;" table:style-name="ce1">
            <text:p>INSERT INTO [dbo].[Paarungen]([runde],[YYYY-KW],[T1-Name],[T1-Vorname],[T1-Abt],[T2-Name],[T2-Vorname],[T2-Abt])VALUES(1,N'2022-40',N'Eberle',N'Matthias',N'SIE',N'Künzli',N'Rolf',N'REGIS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Dales</text:p>
          </table:table-cell>
          <table:table-cell office:value-type="string" table:style-name="ce4">
            <text:p>Jenny</text:p>
          </table:table-cell>
          <table:table-cell office:value-type="string" table:style-name="ce4">
            <text:p>LA</text:p>
          </table:table-cell>
          <table:table-cell office:value-type="string" table:style-name="ce4">
            <text:p>Fuhrer</text:p>
          </table:table-cell>
          <table:table-cell office:value-type="string" table:style-name="ce4">
            <text:p>Simon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40',N'Dales',N'Jenny',N'LA',N'Fuhrer',N'Simon',N'NSM');" table:formula="of:=&quot;INSERT INTO [dbo].[Paarungen]([runde],[YYYY-KW],[T1-Name],[T1-Vorname],[T1-Abt],[T2-Name],[T2-Vorname],[T2-Abt])VALUES(&quot;&amp;[.A50]&amp;&quot;,N'&quot;&amp;[.B50]&amp;&quot;',N'&quot;&amp;[.C50]&amp;&quot;',N'&quot;&amp;[.D50]&amp;&quot;',N'&quot;&amp;[.E50]&amp;&quot;',N'&quot;&amp;[.F50]&amp;&quot;',N'&quot;&amp;[.G50]&amp;&quot;',N'&quot;&amp;[.H50]&amp;&quot;');&quot;" table:style-name="ce1">
            <text:p>INSERT INTO [dbo].[Paarungen]([runde],[YYYY-KW],[T1-Name],[T1-Vorname],[T1-Abt],[T2-Name],[T2-Vorname],[T2-Abt])VALUES(1,N'2022-40',N'Dales',N'Jenny',N'LA',N'Fuhrer',N'Simon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Vögeli</text:p>
          </table:table-cell>
          <table:table-cell office:value-type="string" table:style-name="ce4">
            <text:p>Martin</text:p>
          </table:table-cell>
          <table:table-cell office:value-type="string" table:style-name="ce4">
            <text:p>PM1</text:p>
          </table:table-cell>
          <table:table-cell office:value-type="string" table:style-name="ce4">
            <text:p>Zaugg</text:p>
          </table:table-cell>
          <table:table-cell office:value-type="string" table:style-name="ce4">
            <text:p>Andreas</text:p>
          </table:table-cell>
          <table:table-cell office:value-type="string" table:style-name="ce4">
            <text:p>PM2</text:p>
          </table:table-cell>
          <table:table-cell office:value-type="string" office:string-value="INSERT INTO [dbo].[Paarungen]([runde],[YYYY-KW],[T1-Name],[T1-Vorname],[T1-Abt],[T2-Name],[T2-Vorname],[T2-Abt])VALUES(1,N'2022-40',N'Vögeli',N'Martin',N'PM1',N'Zaugg',N'Andreas',N'PM2');" table:formula="of:=&quot;INSERT INTO [dbo].[Paarungen]([runde],[YYYY-KW],[T1-Name],[T1-Vorname],[T1-Abt],[T2-Name],[T2-Vorname],[T2-Abt])VALUES(&quot;&amp;[.A51]&amp;&quot;,N'&quot;&amp;[.B51]&amp;&quot;',N'&quot;&amp;[.C51]&amp;&quot;',N'&quot;&amp;[.D51]&amp;&quot;',N'&quot;&amp;[.E51]&amp;&quot;',N'&quot;&amp;[.F51]&amp;&quot;',N'&quot;&amp;[.G51]&amp;&quot;',N'&quot;&amp;[.H51]&amp;&quot;');&quot;" table:style-name="ce1">
            <text:p>INSERT INTO [dbo].[Paarungen]([runde],[YYYY-KW],[T1-Name],[T1-Vorname],[T1-Abt],[T2-Name],[T2-Vorname],[T2-Abt])VALUES(1,N'2022-40',N'Vögeli',N'Martin',N'PM1',N'Zaugg',N'Andreas',N'PM2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0</text:p>
          </table:table-cell>
          <table:table-cell office:value-type="string" table:style-name="ce4">
            <text:p>Siragusano</text:p>
          </table:table-cell>
          <table:table-cell office:value-type="string" table:style-name="ce4">
            <text:p>Daniele</text:p>
          </table:table-cell>
          <table:table-cell office:value-type="string" table:style-name="ce4">
            <text:p>VIA</text:p>
          </table:table-cell>
          <table:table-cell office:value-type="string" table:style-name="ce4">
            <text:p>D’Ignazio</text:p>
          </table:table-cell>
          <table:table-cell office:value-type="string" table:style-name="ce4">
            <text:p>Karin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40',N'Siragusano',N'Daniele',N'VIA',N'D’Ignazio',N'Karin',N'SIE');" table:formula="of:=&quot;INSERT INTO [dbo].[Paarungen]([runde],[YYYY-KW],[T1-Name],[T1-Vorname],[T1-Abt],[T2-Name],[T2-Vorname],[T2-Abt])VALUES(&quot;&amp;[.A52]&amp;&quot;,N'&quot;&amp;[.B52]&amp;&quot;',N'&quot;&amp;[.C52]&amp;&quot;',N'&quot;&amp;[.D52]&amp;&quot;',N'&quot;&amp;[.E52]&amp;&quot;',N'&quot;&amp;[.F52]&amp;&quot;',N'&quot;&amp;[.G52]&amp;&quot;',N'&quot;&amp;[.H52]&amp;&quot;');&quot;" table:style-name="ce1">
            <text:p>INSERT INTO [dbo].[Paarungen]([runde],[YYYY-KW],[T1-Name],[T1-Vorname],[T1-Abt],[T2-Name],[T2-Vorname],[T2-Abt])VALUES(1,N'2022-40',N'Siragusano',N'Daniele',N'VIA',N'D’Ignazio',N'Karin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Haldemann</text:p>
          </table:table-cell>
          <table:table-cell office:value-type="string" table:style-name="ce4">
            <text:p>Colin</text:p>
          </table:table-cell>
          <table:table-cell office:value-type="string" table:style-name="ce4">
            <text:p>ENG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Tanja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42',N'Haldemann',N'Colin',N'ENG',N'Brunner',N'Tanja',N'NSM');" table:formula="of:=&quot;INSERT INTO [dbo].[Paarungen]([runde],[YYYY-KW],[T1-Name],[T1-Vorname],[T1-Abt],[T2-Name],[T2-Vorname],[T2-Abt])VALUES(&quot;&amp;[.A53]&amp;&quot;,N'&quot;&amp;[.B53]&amp;&quot;',N'&quot;&amp;[.C53]&amp;&quot;',N'&quot;&amp;[.D53]&amp;&quot;',N'&quot;&amp;[.E53]&amp;&quot;',N'&quot;&amp;[.F53]&amp;&quot;',N'&quot;&amp;[.G53]&amp;&quot;',N'&quot;&amp;[.H53]&amp;&quot;');&quot;" table:style-name="ce1">
            <text:p>INSERT INTO [dbo].[Paarungen]([runde],[YYYY-KW],[T1-Name],[T1-Vorname],[T1-Abt],[T2-Name],[T2-Vorname],[T2-Abt])VALUES(1,N'2022-42',N'Haldemann',N'Colin',N'ENG',N'Brunner',N'Tanja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Mirwald</text:p>
          </table:table-cell>
          <table:table-cell office:value-type="string" table:style-name="ce4">
            <text:p>Domenic</text:p>
          </table:table-cell>
          <table:table-cell office:value-type="string" table:style-name="ce4">
            <text:p>NSM</text:p>
          </table:table-cell>
          <table:table-cell office:value-type="string" table:style-name="ce4">
            <text:p>Siragusano</text:p>
          </table:table-cell>
          <table:table-cell office:value-type="string" table:style-name="ce4">
            <text:p>Daniele</text:p>
          </table:table-cell>
          <table:table-cell office:value-type="string" table:style-name="ce4">
            <text:p>VIA</text:p>
          </table:table-cell>
          <table:table-cell office:value-type="string" office:string-value="INSERT INTO [dbo].[Paarungen]([runde],[YYYY-KW],[T1-Name],[T1-Vorname],[T1-Abt],[T2-Name],[T2-Vorname],[T2-Abt])VALUES(1,N'2022-42',N'Mirwald',N'Domenic',N'NSM',N'Siragusano',N'Daniele',N'VIA');" table:formula="of:=&quot;INSERT INTO [dbo].[Paarungen]([runde],[YYYY-KW],[T1-Name],[T1-Vorname],[T1-Abt],[T2-Name],[T2-Vorname],[T2-Abt])VALUES(&quot;&amp;[.A54]&amp;&quot;,N'&quot;&amp;[.B54]&amp;&quot;',N'&quot;&amp;[.C54]&amp;&quot;',N'&quot;&amp;[.D54]&amp;&quot;',N'&quot;&amp;[.E54]&amp;&quot;',N'&quot;&amp;[.F54]&amp;&quot;',N'&quot;&amp;[.G54]&amp;&quot;',N'&quot;&amp;[.H54]&amp;&quot;');&quot;" table:style-name="ce1">
            <text:p>INSERT INTO [dbo].[Paarungen]([runde],[YYYY-KW],[T1-Name],[T1-Vorname],[T1-Abt],[T2-Name],[T2-Vorname],[T2-Abt])VALUES(1,N'2022-42',N'Mirwald',N'Domenic',N'NSM',N'Siragusano',N'Daniele',N'VIA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Zaugg</text:p>
          </table:table-cell>
          <table:table-cell office:value-type="string" table:style-name="ce4">
            <text:p>Andreas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Aeberhardt</text:p>
          </table:table-cell>
          <table:table-cell office:value-type="string" table:style-name="ce4">
            <text:p>Denys</text:p>
          </table:table-cell>
          <table:table-cell office:value-type="string" table:style-name="ce4">
            <text:p>OPM</text:p>
          </table:table-cell>
          <table:table-cell office:value-type="string" office:string-value="INSERT INTO [dbo].[Paarungen]([runde],[YYYY-KW],[T1-Name],[T1-Vorname],[T1-Abt],[T2-Name],[T2-Vorname],[T2-Abt])VALUES(1,N'2022-42',N'Zaugg',N'Andreas',N'PM2',N'Aeberhardt',N'Denys',N'OPM');" table:formula="of:=&quot;INSERT INTO [dbo].[Paarungen]([runde],[YYYY-KW],[T1-Name],[T1-Vorname],[T1-Abt],[T2-Name],[T2-Vorname],[T2-Abt])VALUES(&quot;&amp;[.A55]&amp;&quot;,N'&quot;&amp;[.B55]&amp;&quot;',N'&quot;&amp;[.C55]&amp;&quot;',N'&quot;&amp;[.D55]&amp;&quot;',N'&quot;&amp;[.E55]&amp;&quot;',N'&quot;&amp;[.F55]&amp;&quot;',N'&quot;&amp;[.G55]&amp;&quot;',N'&quot;&amp;[.H55]&amp;&quot;');&quot;" table:style-name="ce1">
            <text:p>INSERT INTO [dbo].[Paarungen]([runde],[YYYY-KW],[T1-Name],[T1-Vorname],[T1-Abt],[T2-Name],[T2-Vorname],[T2-Abt])VALUES(1,N'2022-42',N'Zaugg',N'Andreas',N'PM2',N'Aeberhardt',N'Denys',N'OP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Brunner</text:p>
          </table:table-cell>
          <table:table-cell office:value-type="string" table:style-name="ce4">
            <text:p>Joshua</text:p>
          </table:table-cell>
          <table:table-cell office:value-type="string" table:style-name="ce4">
            <text:p>PM2</text:p>
          </table:table-cell>
          <table:table-cell office:value-type="string" table:style-name="ce4">
            <text:p>Fuhrer</text:p>
          </table:table-cell>
          <table:table-cell office:value-type="string" table:style-name="ce4">
            <text:p>Simon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42',N'Brunner',N'Joshua',N'PM2',N'Fuhrer',N'Simon',N'NSM');" table:formula="of:=&quot;INSERT INTO [dbo].[Paarungen]([runde],[YYYY-KW],[T1-Name],[T1-Vorname],[T1-Abt],[T2-Name],[T2-Vorname],[T2-Abt])VALUES(&quot;&amp;[.A56]&amp;&quot;,N'&quot;&amp;[.B56]&amp;&quot;',N'&quot;&amp;[.C56]&amp;&quot;',N'&quot;&amp;[.D56]&amp;&quot;',N'&quot;&amp;[.E56]&amp;&quot;',N'&quot;&amp;[.F56]&amp;&quot;',N'&quot;&amp;[.G56]&amp;&quot;',N'&quot;&amp;[.H56]&amp;&quot;');&quot;" table:style-name="ce1">
            <text:p>INSERT INTO [dbo].[Paarungen]([runde],[YYYY-KW],[T1-Name],[T1-Vorname],[T1-Abt],[T2-Name],[T2-Vorname],[T2-Abt])VALUES(1,N'2022-42',N'Brunner',N'Joshua',N'PM2',N'Fuhrer',N'Simon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D’Ignazio</text:p>
          </table:table-cell>
          <table:table-cell office:value-type="string" table:style-name="ce4">
            <text:p>Karin</text:p>
          </table:table-cell>
          <table:table-cell office:value-type="string" table:style-name="ce4">
            <text:p>SIE</text:p>
          </table:table-cell>
          <table:table-cell office:value-type="string" table:style-name="ce4">
            <text:p>Wyss</text:p>
          </table:table-cell>
          <table:table-cell office:value-type="string" table:style-name="ce4">
            <text:p>Remo</text:p>
          </table:table-cell>
          <table:table-cell office:value-type="string" table:style-name="ce4">
            <text:p>VRK</text:p>
          </table:table-cell>
          <table:table-cell office:value-type="string" office:string-value="INSERT INTO [dbo].[Paarungen]([runde],[YYYY-KW],[T1-Name],[T1-Vorname],[T1-Abt],[T2-Name],[T2-Vorname],[T2-Abt])VALUES(1,N'2022-42',N'D’Ignazio',N'Karin',N'SIE',N'Wyss',N'Remo',N'VRK');" table:formula="of:=&quot;INSERT INTO [dbo].[Paarungen]([runde],[YYYY-KW],[T1-Name],[T1-Vorname],[T1-Abt],[T2-Name],[T2-Vorname],[T2-Abt])VALUES(&quot;&amp;[.A57]&amp;&quot;,N'&quot;&amp;[.B57]&amp;&quot;',N'&quot;&amp;[.C57]&amp;&quot;',N'&quot;&amp;[.D57]&amp;&quot;',N'&quot;&amp;[.E57]&amp;&quot;',N'&quot;&amp;[.F57]&amp;&quot;',N'&quot;&amp;[.G57]&amp;&quot;',N'&quot;&amp;[.H57]&amp;&quot;');&quot;" table:style-name="ce1">
            <text:p>INSERT INTO [dbo].[Paarungen]([runde],[YYYY-KW],[T1-Name],[T1-Vorname],[T1-Abt],[T2-Name],[T2-Vorname],[T2-Abt])VALUES(1,N'2022-42',N'D’Ignazio',N'Karin',N'SIE',N'Wyss',N'Remo',N'VRK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Mathys</text:p>
          </table:table-cell>
          <table:table-cell office:value-type="string" table:style-name="ce4">
            <text:p>Wolfram</text:p>
          </table:table-cell>
          <table:table-cell office:value-type="string" table:style-name="ce4">
            <text:p>VRK</text:p>
          </table:table-cell>
          <table:table-cell office:value-type="string" table:style-name="ce4">
            <text:p>Vögeli</text:p>
          </table:table-cell>
          <table:table-cell office:value-type="string" table:style-name="ce4">
            <text:p>Martin</text:p>
          </table:table-cell>
          <table:table-cell office:value-type="string" table:style-name="ce4">
            <text:p>PM1</text:p>
          </table:table-cell>
          <table:table-cell office:value-type="string" office:string-value="INSERT INTO [dbo].[Paarungen]([runde],[YYYY-KW],[T1-Name],[T1-Vorname],[T1-Abt],[T2-Name],[T2-Vorname],[T2-Abt])VALUES(1,N'2022-42',N'Mathys',N'Wolfram',N'VRK',N'Vögeli',N'Martin',N'PM1');" table:formula="of:=&quot;INSERT INTO [dbo].[Paarungen]([runde],[YYYY-KW],[T1-Name],[T1-Vorname],[T1-Abt],[T2-Name],[T2-Vorname],[T2-Abt])VALUES(&quot;&amp;[.A58]&amp;&quot;,N'&quot;&amp;[.B58]&amp;&quot;',N'&quot;&amp;[.C58]&amp;&quot;',N'&quot;&amp;[.D58]&amp;&quot;',N'&quot;&amp;[.E58]&amp;&quot;',N'&quot;&amp;[.F58]&amp;&quot;',N'&quot;&amp;[.G58]&amp;&quot;',N'&quot;&amp;[.H58]&amp;&quot;');&quot;" table:style-name="ce1">
            <text:p>INSERT INTO [dbo].[Paarungen]([runde],[YYYY-KW],[T1-Name],[T1-Vorname],[T1-Abt],[T2-Name],[T2-Vorname],[T2-Abt])VALUES(1,N'2022-42',N'Mathys',N'Wolfram',N'VRK',N'Vögeli',N'Martin',N'PM1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Bagatto</text:p>
          </table:table-cell>
          <table:table-cell office:value-type="string" table:style-name="ce4">
            <text:p>Dario</text:p>
          </table:table-cell>
          <table:table-cell office:value-type="string" table:style-name="ce4">
            <text:p>SIE</text:p>
          </table:table-cell>
          <table:table-cell office:value-type="string" table:style-name="ce4">
            <text:p>Rudin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CDO</text:p>
          </table:table-cell>
          <table:table-cell office:value-type="string" office:string-value="INSERT INTO [dbo].[Paarungen]([runde],[YYYY-KW],[T1-Name],[T1-Vorname],[T1-Abt],[T2-Name],[T2-Vorname],[T2-Abt])VALUES(1,N'2022-42',N'Bagatto',N'Dario',N'SIE',N'Rudin',N'Michel',N'CDO');" table:formula="of:=&quot;INSERT INTO [dbo].[Paarungen]([runde],[YYYY-KW],[T1-Name],[T1-Vorname],[T1-Abt],[T2-Name],[T2-Vorname],[T2-Abt])VALUES(&quot;&amp;[.A59]&amp;&quot;,N'&quot;&amp;[.B59]&amp;&quot;',N'&quot;&amp;[.C59]&amp;&quot;',N'&quot;&amp;[.D59]&amp;&quot;',N'&quot;&amp;[.E59]&amp;&quot;',N'&quot;&amp;[.F59]&amp;&quot;',N'&quot;&amp;[.G59]&amp;&quot;',N'&quot;&amp;[.H59]&amp;&quot;');&quot;" table:style-name="ce1">
            <text:p>INSERT INTO [dbo].[Paarungen]([runde],[YYYY-KW],[T1-Name],[T1-Vorname],[T1-Abt],[T2-Name],[T2-Vorname],[T2-Abt])VALUES(1,N'2022-42',N'Bagatto',N'Dario',N'SIE',N'Rudin',N'Michel',N'CDO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Perret</text:p>
          </table:table-cell>
          <table:table-cell office:value-type="string" table:style-name="ce4">
            <text:p>Sylvain</text:p>
          </table:table-cell>
          <table:table-cell office:value-type="string" table:style-name="ce4">
            <text:p>SSI</text:p>
          </table:table-cell>
          <table:table-cell office:value-type="string" table:style-name="ce4">
            <text:p>Bronner</text:p>
          </table:table-cell>
          <table:table-cell office:value-type="string" table:style-name="ce4">
            <text:p>Adrian</text:p>
          </table:table-cell>
          <table:table-cell office:value-type="string" table:style-name="ce4">
            <text:p>NSM</text:p>
          </table:table-cell>
          <table:table-cell office:value-type="string" office:string-value="INSERT INTO [dbo].[Paarungen]([runde],[YYYY-KW],[T1-Name],[T1-Vorname],[T1-Abt],[T2-Name],[T2-Vorname],[T2-Abt])VALUES(1,N'2022-42',N'Perret',N'Sylvain',N'SSI',N'Bronner',N'Adrian',N'NSM');" table:formula="of:=&quot;INSERT INTO [dbo].[Paarungen]([runde],[YYYY-KW],[T1-Name],[T1-Vorname],[T1-Abt],[T2-Name],[T2-Vorname],[T2-Abt])VALUES(&quot;&amp;[.A60]&amp;&quot;,N'&quot;&amp;[.B60]&amp;&quot;',N'&quot;&amp;[.C60]&amp;&quot;',N'&quot;&amp;[.D60]&amp;&quot;',N'&quot;&amp;[.E60]&amp;&quot;',N'&quot;&amp;[.F60]&amp;&quot;',N'&quot;&amp;[.G60]&amp;&quot;',N'&quot;&amp;[.H60]&amp;&quot;');&quot;" table:style-name="ce1">
            <text:p>INSERT INTO [dbo].[Paarungen]([runde],[YYYY-KW],[T1-Name],[T1-Vorname],[T1-Abt],[T2-Name],[T2-Vorname],[T2-Abt])VALUES(1,N'2022-42',N'Perret',N'Sylvain',N'SSI',N'Bronner',N'Adrian',N'NSM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Wurzel</text:p>
          </table:table-cell>
          <table:table-cell office:value-type="string" table:style-name="ce4">
            <text:p>Roman</text:p>
          </table:table-cell>
          <table:table-cell office:value-type="string" table:style-name="ce4">
            <text:p>OQM</text:p>
          </table:table-cell>
          <table:table-cell office:value-type="string" table:style-name="ce4">
            <text:p>Slotwinski</text:p>
          </table:table-cell>
          <table:table-cell office:value-type="string" table:style-name="ce4">
            <text:p>Michel</text:p>
          </table:table-cell>
          <table:table-cell office:value-type="string" table:style-name="ce4">
            <text:p>PM2</text:p>
          </table:table-cell>
          <table:table-cell office:value-type="string" office:string-value="INSERT INTO [dbo].[Paarungen]([runde],[YYYY-KW],[T1-Name],[T1-Vorname],[T1-Abt],[T2-Name],[T2-Vorname],[T2-Abt])VALUES(1,N'2022-42',N'Wurzel',N'Roman',N'OQM',N'Slotwinski',N'Michel',N'PM2');" table:formula="of:=&quot;INSERT INTO [dbo].[Paarungen]([runde],[YYYY-KW],[T1-Name],[T1-Vorname],[T1-Abt],[T2-Name],[T2-Vorname],[T2-Abt])VALUES(&quot;&amp;[.A61]&amp;&quot;,N'&quot;&amp;[.B61]&amp;&quot;',N'&quot;&amp;[.C61]&amp;&quot;',N'&quot;&amp;[.D61]&amp;&quot;',N'&quot;&amp;[.E61]&amp;&quot;',N'&quot;&amp;[.F61]&amp;&quot;',N'&quot;&amp;[.G61]&amp;&quot;',N'&quot;&amp;[.H61]&amp;&quot;');&quot;" table:style-name="ce1">
            <text:p>INSERT INTO [dbo].[Paarungen]([runde],[YYYY-KW],[T1-Name],[T1-Vorname],[T1-Abt],[T2-Name],[T2-Vorname],[T2-Abt])VALUES(1,N'2022-42',N'Wurzel',N'Roman',N'OQM',N'Slotwinski',N'Michel',N'PM2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Haueter</text:p>
          </table:table-cell>
          <table:table-cell office:value-type="string" table:style-name="ce4">
            <text:p>Michael</text:p>
          </table:table-cell>
          <table:table-cell office:value-type="string" table:style-name="ce4">
            <text:p>OPM</text:p>
          </table:table-cell>
          <table:table-cell office:value-type="string" table:style-name="ce4">
            <text:p>Künzli</text:p>
          </table:table-cell>
          <table:table-cell office:value-type="string" table:style-name="ce4">
            <text:p>Rolf</text:p>
          </table:table-cell>
          <table:table-cell office:value-type="string" table:style-name="ce4">
            <text:p>REGIS</text:p>
          </table:table-cell>
          <table:table-cell office:value-type="string" office:string-value="INSERT INTO [dbo].[Paarungen]([runde],[YYYY-KW],[T1-Name],[T1-Vorname],[T1-Abt],[T2-Name],[T2-Vorname],[T2-Abt])VALUES(1,N'2022-42',N'Haueter',N'Michael',N'OPM',N'Künzli',N'Rolf',N'REGIS');" table:formula="of:=&quot;INSERT INTO [dbo].[Paarungen]([runde],[YYYY-KW],[T1-Name],[T1-Vorname],[T1-Abt],[T2-Name],[T2-Vorname],[T2-Abt])VALUES(&quot;&amp;[.A62]&amp;&quot;,N'&quot;&amp;[.B62]&amp;&quot;',N'&quot;&amp;[.C62]&amp;&quot;',N'&quot;&amp;[.D62]&amp;&quot;',N'&quot;&amp;[.E62]&amp;&quot;',N'&quot;&amp;[.F62]&amp;&quot;',N'&quot;&amp;[.G62]&amp;&quot;',N'&quot;&amp;[.H62]&amp;&quot;');&quot;" table:style-name="ce1">
            <text:p>INSERT INTO [dbo].[Paarungen]([runde],[YYYY-KW],[T1-Name],[T1-Vorname],[T1-Abt],[T2-Name],[T2-Vorname],[T2-Abt])VALUES(1,N'2022-42',N'Haueter',N'Michael',N'OPM',N'Künzli',N'Rolf',N'REGIS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Stähli</text:p>
          </table:table-cell>
          <table:table-cell office:value-type="string" table:style-name="ce4">
            <text:p>Oliver</text:p>
          </table:table-cell>
          <table:table-cell office:value-type="string" table:style-name="ce4">
            <text:p>SPR</text:p>
          </table:table-cell>
          <table:table-cell office:value-type="string" table:style-name="ce4">
            <text:p>Eberle</text:p>
          </table:table-cell>
          <table:table-cell office:value-type="string" table:style-name="ce4">
            <text:p>Matthias</text:p>
          </table:table-cell>
          <table:table-cell office:value-type="string" table:style-name="ce4">
            <text:p>SIE</text:p>
          </table:table-cell>
          <table:table-cell office:value-type="string" office:string-value="INSERT INTO [dbo].[Paarungen]([runde],[YYYY-KW],[T1-Name],[T1-Vorname],[T1-Abt],[T2-Name],[T2-Vorname],[T2-Abt])VALUES(1,N'2022-42',N'Stähli',N'Oliver',N'SPR',N'Eberle',N'Matthias',N'SIE');" table:formula="of:=&quot;INSERT INTO [dbo].[Paarungen]([runde],[YYYY-KW],[T1-Name],[T1-Vorname],[T1-Abt],[T2-Name],[T2-Vorname],[T2-Abt])VALUES(&quot;&amp;[.A63]&amp;&quot;,N'&quot;&amp;[.B63]&amp;&quot;',N'&quot;&amp;[.C63]&amp;&quot;',N'&quot;&amp;[.D63]&amp;&quot;',N'&quot;&amp;[.E63]&amp;&quot;',N'&quot;&amp;[.F63]&amp;&quot;',N'&quot;&amp;[.G63]&amp;&quot;',N'&quot;&amp;[.H63]&amp;&quot;');&quot;" table:style-name="ce1">
            <text:p>INSERT INTO [dbo].[Paarungen]([runde],[YYYY-KW],[T1-Name],[T1-Vorname],[T1-Abt],[T2-Name],[T2-Vorname],[T2-Abt])VALUES(1,N'2022-42',N'Stähli',N'Oliver',N'SPR',N'Eberle',N'Matthias',N'SIE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Scherrer</text:p>
          </table:table-cell>
          <table:table-cell office:value-type="string" table:style-name="ce4">
            <text:p>Eric</text:p>
          </table:table-cell>
          <table:table-cell office:value-type="string" table:style-name="ce4">
            <text:p>REGIS</text:p>
          </table:table-cell>
          <table:table-cell office:value-type="string" table:style-name="ce4">
            <text:p>Dales</text:p>
          </table:table-cell>
          <table:table-cell office:value-type="string" table:style-name="ce4">
            <text:p>Jenny</text:p>
          </table:table-cell>
          <table:table-cell office:value-type="string" table:style-name="ce4">
            <text:p>LA</text:p>
          </table:table-cell>
          <table:table-cell office:value-type="string" office:string-value="INSERT INTO [dbo].[Paarungen]([runde],[YYYY-KW],[T1-Name],[T1-Vorname],[T1-Abt],[T2-Name],[T2-Vorname],[T2-Abt])VALUES(1,N'2022-42',N'Scherrer',N'Eric',N'REGIS',N'Dales',N'Jenny',N'LA');" table:formula="of:=&quot;INSERT INTO [dbo].[Paarungen]([runde],[YYYY-KW],[T1-Name],[T1-Vorname],[T1-Abt],[T2-Name],[T2-Vorname],[T2-Abt])VALUES(&quot;&amp;[.A64]&amp;&quot;,N'&quot;&amp;[.B64]&amp;&quot;',N'&quot;&amp;[.C64]&amp;&quot;',N'&quot;&amp;[.D64]&amp;&quot;',N'&quot;&amp;[.E64]&amp;&quot;',N'&quot;&amp;[.F64]&amp;&quot;',N'&quot;&amp;[.G64]&amp;&quot;',N'&quot;&amp;[.H64]&amp;&quot;');&quot;" table:style-name="ce1">
            <text:p>INSERT INTO [dbo].[Paarungen]([runde],[YYYY-KW],[T1-Name],[T1-Vorname],[T1-Abt],[T2-Name],[T2-Vorname],[T2-Abt])VALUES(1,N'2022-42',N'Scherrer',N'Eric',N'REGIS',N'Dales',N'Jenny',N'LA');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2022-42</text:p>
          </table:table-cell>
          <table:table-cell office:value-type="string" table:style-name="ce4">
            <text:p>Hechelmann</text:p>
          </table:table-cell>
          <table:table-cell office:value-type="string" table:style-name="ce4">
            <text:p>Markus</text:p>
          </table:table-cell>
          <table:table-cell office:value-type="string" table:style-name="ce4">
            <text:p>SWB</text:p>
          </table:table-cell>
          <table:table-cell office:value-type="string" table:style-name="ce4">
            <text:p>Greulich</text:p>
          </table:table-cell>
          <table:table-cell office:value-type="string" table:style-name="ce4">
            <text:p>Leonhard</text:p>
          </table:table-cell>
          <table:table-cell office:value-type="string" table:style-name="ce4">
            <text:p>PEB</text:p>
          </table:table-cell>
          <table:table-cell office:value-type="string" office:string-value="INSERT INTO [dbo].[Paarungen]([runde],[YYYY-KW],[T1-Name],[T1-Vorname],[T1-Abt],[T2-Name],[T2-Vorname],[T2-Abt])VALUES(1,N'2022-42',N'Hechelmann',N'Markus',N'SWB',N'Greulich',N'Leonhard',N'PEB');" table:formula="of:=&quot;INSERT INTO [dbo].[Paarungen]([runde],[YYYY-KW],[T1-Name],[T1-Vorname],[T1-Abt],[T2-Name],[T2-Vorname],[T2-Abt])VALUES(&quot;&amp;[.A65]&amp;&quot;,N'&quot;&amp;[.B65]&amp;&quot;',N'&quot;&amp;[.C65]&amp;&quot;',N'&quot;&amp;[.D65]&amp;&quot;',N'&quot;&amp;[.E65]&amp;&quot;',N'&quot;&amp;[.F65]&amp;&quot;',N'&quot;&amp;[.G65]&amp;&quot;',N'&quot;&amp;[.H65]&amp;&quot;');&quot;" table:style-name="ce1">
            <text:p>INSERT INTO [dbo].[Paarungen]([runde],[YYYY-KW],[T1-Name],[T1-Vorname],[T1-Abt],[T2-Name],[T2-Vorname],[T2-Abt])VALUES(1,N'2022-42',N'Hechelmann',N'Markus',N'SWB',N'Greulich',N'Leonhard',N'PEB');</text:p>
          </table:table-cell>
          <table:table-cell table:number-columns-repeated="16375"/>
        </table:table-row>
        <table:table-row table:number-rows-repeated="1048511" table:style-name="ro1">
          <table:table-cell table:number-columns-repeated="16384"/>
        </table:table-row>
      </table:table>
      <table:table table:name="Sheet1" table:style-name="ta1">
        <table:table-column table:style-name="co11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Alvarez Francisco, Bedag;Alabor Thomas, Bedag;Bischoff Karin, Bedag;Burkhard Daniela HRM, Bedag;Jacob Yves, Bedag;Jeitziner Jan, Bedag;Kohler Michel, Bedag;Lauber Markus, Bedag;Meyer Andreas, Bedag;Pfammatter Matthias, Bedag;Salzmann Dominic, Bedag;Saner Christian, Bedag;Schori Bruno, Bedag;Schott Carsten, Bedag;Sterchi Franz, Bedag;Aeberhardt Denys, Bedag;Bagatto Dario, Bedag;Bronner Adrian, Bedag;Brönnimann Remo, Bedag;Brunner Joshua, Bedag;Brunner Tanja, Bedag;Clausen Stefan, Bedag;D'Ignazio Karin, Bedag;Dales Jenny, Bedag;Dällenbach Christian, Bedag;Eberle Matthias, Bedag;Fuhrer Simon, Bedag;Gehriger Hans, Bedag;Gottier Rolf, Bedag;Greulich Leonhard, Bedag;Haldemann Colin, Bedag;Haueter Michael, Bedag;Herren André, Bedag;Imoberdorf Daniel, Bedag;Künzli Rolf, Bedag;Mathys Wolfram, Bedag;Mirwald Domenic, Bedag;Ortiz Hector, Bedag;Perret Sylvain, Bedag;Rudin Michel, Bedag;Scherrer Eric, Bedag;Sinzig Peter, Bedag;Siragusano Daniele, Bedag;Slotwinski Michel, Bedag;Stähli Oliver, Bedag;Stebler Renato, Bedag;Steiner Stephan, Bedag;Vögeli Martin, Bedag;Wagner Patrick, Bedag;Walliser Thomas, Bedag;Wyss Remo, Bedag;Zaugg Andreas, Bedag;Leuenberger Beat, Bedag;Hechelmann Markus, Bedag;Gertschen Reto, Bedag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<text:a xlink:href="mailto:Thomas.Alabor@bedag.ch">Alabor Thoma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Karin.Bischoff@bedag.ch">Bischoff Kari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Daniela.Burkhard@bedag.ch">Burkhard Daniela HRM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Yves.Jacob@bedag.ch">Jacob Yve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Jan.Jeitziner@bedag.ch">Jeitziner Ja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ichel.Kohler@bedag.ch">Kohler Michel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arkus.Lauber@bedag.ch">Lauber Marku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Andreas.Meyer@bedag.ch">Meyer Andrea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atthias.Pfammatter@bedag.ch">Pfammatter Matthia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Dominic.Salzmann@bedag.ch">Salzmann Dominic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Christian.Saner@bedag.ch">Saner Christia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Bruno.Schori@bedag.ch">Schori Bruno, Bedag</text:a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chott Carsten, Beda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Franz.Sterchi@bedag.ch">Sterchi Franz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denys.aeberhardt@bedag.ch">Aeberhardt Deny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Dario.Bagatto@bedag.ch">Bagatto Dario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Adrian.Bronner@bedag.ch">Bronner Adria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Remo.Broennimann@bedag.ch">Brönnimann Remo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Joshua.Brunner@bedag.ch">Brunner Joshua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Tanja.Brunner@bedag.ch">Brunner Tanja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Stefan.Clausen@bedag.ch">Clausen Stefa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Karin.DIgnazio@bedag.ch">D'Ignazio Kari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Jenny.Dales@bedag.ch">Dales Jenny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Christian.Daellenbach@bedag.ch">Dällenbach Christia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atthias.Eberle@bedag.ch">Eberle Matthia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Simon.Fuhrer@bedag.ch">Fuhrer Simo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Hans.Gehriger@bedag.ch">Gehriger Han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Rolf.Gottier@bedag.ch">Gottier Rolf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Leonhard.Greulich@bedag.ch">Greulich Leonhard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Colin.Haldemann@bedag.ch">Haldemann Coli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ichael.Haueter@bedag.ch">Haueter Michael, Bedag</text:a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erren André, Beda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Daniel.Imoberdorf@bedag.ch">Imoberdorf Daniel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Rolf.Kuenzli@bedag.ch">Künzli Rolf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Wolfram.Mathys@bedag.ch">Mathys Wolfram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Domenic.Mirwald@bedag.ch">Mirwald Domenic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Hector.Ortiz@bedag.ch">Ortiz Hector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Sylvain.Perret@bedag.ch">Perret Sylvai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ichel.Rudin@bedag.ch">Rudin Michel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eric.scherrer@bedag.ch">Scherrer Eric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Peter.Sinzig@bedag.ch">Sinzig Peter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Daniele.Siragusano@bedag.ch">Siragusano Daniele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ichel.Slotwinski@bedag.ch">Slotwinski Michel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Oliver.Staehli@bedag.ch">Stähli Oliver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Renato.Stebler@bedag.ch">Stebler Renato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Stephan.Steiner@bedag.ch">Steiner Stepha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artin.Voegeli@bedag.ch">Vögeli Martin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Patrick.Wagner@bedag.ch">Wagner Patrick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Thomas.Walliser@bedag.ch">Walliser Thoma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Remo.Wyss@bedag.ch">Wyss Remo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Andreas.Zaugg@bedag.ch">Zaugg Andrea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Beat.Leuenberger@bedag.ch">Leuenberger Beat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markus.hechelmann@bedag.ch">Hechelmann Markus, Bedag</text:a>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a xlink:href="mailto:Reto.Gertschen@bedag.ch">Gertschen Reto, Bedag</text:a></text:p>
          </table:table-cell>
          <table:table-cell table:number-columns-repeated="16383"/>
        </table:table-row>
        <table:table-row table:number-rows-repeated="1048520" table:style-name="ro1">
          <table:table-cell table:number-columns-repeated="16384"/>
        </table:table-row>
      </table:table>
      <table:table table:name="Sheet2" table:style-name="ta1"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81" table:default-cell-style-name="ce1"/>
        <table:table-row table:style-name="ro1">
          <table:table-cell office:value-type="string" table:style-name="ce1">
            <text:p>Aeberhardt</text:p>
          </table:table-cell>
          <table:table-cell office:value-type="string" table:style-name="ce1">
            <text:p>Denys,</text:p>
          </table:table-cell>
          <table:table-cell office:value-type="string" table:style-name="ce1">
            <text:p>&lt;denys.aeberhardt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abor</text:p>
          </table:table-cell>
          <table:table-cell office:value-type="string" table:style-name="ce1">
            <text:p>Thomas,</text:p>
          </table:table-cell>
          <table:table-cell office:value-type="string" table:style-name="ce1">
            <text:p>&lt;Thomas.Alabo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varez</text:p>
          </table:table-cell>
          <table:table-cell office:value-type="string" table:style-name="ce1">
            <text:p>Francisco,</text:p>
          </table:table-cell>
          <table:table-cell office:value-type="string" table:style-name="ce1">
            <text:p>&lt;Francisco.Alvarez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gatto</text:p>
          </table:table-cell>
          <table:table-cell office:value-type="string" table:style-name="ce1">
            <text:p>Dario,</text:p>
          </table:table-cell>
          <table:table-cell office:value-type="string" table:style-name="ce1">
            <text:p>&lt;Dario.Bagatto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cker</text:p>
          </table:table-cell>
          <table:table-cell office:value-type="string" table:style-name="ce1">
            <text:p>Astrid,</text:p>
          </table:table-cell>
          <table:table-cell office:value-type="string" table:style-name="ce1">
            <text:p>&lt;astrid.beck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yeler</text:p>
          </table:table-cell>
          <table:table-cell office:value-type="string" table:style-name="ce1">
            <text:p>Mario,</text:p>
          </table:table-cell>
          <table:table-cell office:value-type="string" table:style-name="ce1">
            <text:p>&lt;mario.beyel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schoff</text:p>
          </table:table-cell>
          <table:table-cell office:value-type="string" table:style-name="ce1">
            <text:p>Karin,</text:p>
          </table:table-cell>
          <table:table-cell office:value-type="string" table:style-name="ce1">
            <text:p>&lt;Karin.Bischoff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nner</text:p>
          </table:table-cell>
          <table:table-cell office:value-type="string" table:style-name="ce1">
            <text:p>Adrian,</text:p>
          </table:table-cell>
          <table:table-cell office:value-type="string" table:style-name="ce1">
            <text:p>&lt;Adrian.Bronn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önnimann</text:p>
          </table:table-cell>
          <table:table-cell office:value-type="string" table:style-name="ce1">
            <text:p>Remo,</text:p>
          </table:table-cell>
          <table:table-cell office:value-type="string" table:style-name="ce1">
            <text:p>&lt;Remo.Broenniman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ner</text:p>
          </table:table-cell>
          <table:table-cell office:value-type="string" table:style-name="ce1">
            <text:p>Joshua,</text:p>
          </table:table-cell>
          <table:table-cell office:value-type="string" table:style-name="ce1">
            <text:p>&lt;Joshua.Brunn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nner</text:p>
          </table:table-cell>
          <table:table-cell office:value-type="string" table:style-name="ce1">
            <text:p>Tanja,</text:p>
          </table:table-cell>
          <table:table-cell office:value-type="string" table:style-name="ce1">
            <text:p>&lt;Tanja.Brunn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rkhard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&lt;Daniela.Burkhard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disch</text:p>
          </table:table-cell>
          <table:table-cell office:value-type="string" table:style-name="ce1">
            <text:p>Marco,</text:p>
          </table:table-cell>
          <table:table-cell office:value-type="string" table:style-name="ce1">
            <text:p>&lt;marco.cadisch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par</text:p>
          </table:table-cell>
          <table:table-cell office:value-type="string" table:style-name="ce1">
            <text:p>René,</text:p>
          </table:table-cell>
          <table:table-cell office:value-type="string" table:style-name="ce1">
            <text:p>&lt;Rene.Caspa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usen</text:p>
          </table:table-cell>
          <table:table-cell office:value-type="string" table:style-name="ce1">
            <text:p>Stefan,</text:p>
          </table:table-cell>
          <table:table-cell office:value-type="string" table:style-name="ce1">
            <text:p>&lt;Stefan.Clause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les</text:p>
          </table:table-cell>
          <table:table-cell office:value-type="string" table:style-name="ce1">
            <text:p>Jenny,</text:p>
          </table:table-cell>
          <table:table-cell office:value-type="string" table:style-name="ce1">
            <text:p>&lt;Jenny.Dales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ällenbach</text:p>
          </table:table-cell>
          <table:table-cell office:value-type="string" table:style-name="ce1">
            <text:p>Christian,</text:p>
          </table:table-cell>
          <table:table-cell office:value-type="string" table:style-name="ce1">
            <text:p>&lt;Christian.Daellenbach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'Ignazio</text:p>
          </table:table-cell>
          <table:table-cell office:value-type="string" table:style-name="ce1">
            <text:p>Karin,</text:p>
          </table:table-cell>
          <table:table-cell office:value-type="string" table:style-name="ce1">
            <text:p>&lt;Karin.DIgnazio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berle</text:p>
          </table:table-cell>
          <table:table-cell office:value-type="string" table:style-name="ce1">
            <text:p>Matthias,</text:p>
          </table:table-cell>
          <table:table-cell office:value-type="string" table:style-name="ce1">
            <text:p>&lt;Matthias.Eberle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hrer</text:p>
          </table:table-cell>
          <table:table-cell office:value-type="string" table:style-name="ce1">
            <text:p>Simon,</text:p>
          </table:table-cell>
          <table:table-cell office:value-type="string" table:style-name="ce1">
            <text:p>&lt;Simon.Fuhr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hriger</text:p>
          </table:table-cell>
          <table:table-cell office:value-type="string" table:style-name="ce1">
            <text:p>Hans,</text:p>
          </table:table-cell>
          <table:table-cell office:value-type="string" table:style-name="ce1">
            <text:p>&lt;Hans.Gehrig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mann</text:p>
          </table:table-cell>
          <table:table-cell office:value-type="string" table:style-name="ce1">
            <text:p>Lukas,</text:p>
          </table:table-cell>
          <table:table-cell office:value-type="string" table:style-name="ce1">
            <text:p>&lt;Lukas.German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tsch</text:p>
          </table:table-cell>
          <table:table-cell office:value-type="string" table:style-name="ce1">
            <text:p>Daniel,</text:p>
          </table:table-cell>
          <table:table-cell office:value-type="string" table:style-name="ce1">
            <text:p>&lt;Daniel.Gertsch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tschen</text:p>
          </table:table-cell>
          <table:table-cell office:value-type="string" table:style-name="ce1">
            <text:p>Reto,</text:p>
          </table:table-cell>
          <table:table-cell office:value-type="string" table:style-name="ce1">
            <text:p>&lt;Reto.Gertsche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ttier</text:p>
          </table:table-cell>
          <table:table-cell office:value-type="string" table:style-name="ce1">
            <text:p>Rolf,</text:p>
          </table:table-cell>
          <table:table-cell office:value-type="string" table:style-name="ce1">
            <text:p>&lt;Rolf.Gotti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eulich</text:p>
          </table:table-cell>
          <table:table-cell office:value-type="string" table:style-name="ce1">
            <text:p>Leonhard,</text:p>
          </table:table-cell>
          <table:table-cell office:value-type="string" table:style-name="ce1">
            <text:p>&lt;Leonhard.Greulich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gger</text:p>
          </table:table-cell>
          <table:table-cell office:value-type="string" table:style-name="ce1">
            <text:p>Jürg,</text:p>
          </table:table-cell>
          <table:table-cell office:value-type="string" table:style-name="ce1">
            <text:p>&lt;Juerg.Gugg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bermann</text:p>
          </table:table-cell>
          <table:table-cell office:value-type="string" table:style-name="ce1">
            <text:p>Alex,</text:p>
          </table:table-cell>
          <table:table-cell office:value-type="string" table:style-name="ce1">
            <text:p>&lt;Alex.Haberman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enni</text:p>
          </table:table-cell>
          <table:table-cell office:value-type="string" table:style-name="ce1">
            <text:p>Nicolas,</text:p>
          </table:table-cell>
          <table:table-cell office:value-type="string" table:style-name="ce1">
            <text:p>&lt;Nicolas.Haenn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demann</text:p>
          </table:table-cell>
          <table:table-cell office:value-type="string" table:style-name="ce1">
            <text:p>Colin,</text:p>
          </table:table-cell>
          <table:table-cell office:value-type="string" table:style-name="ce1">
            <text:p>&lt;Colin.Haldeman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ueter</text:p>
          </table:table-cell>
          <table:table-cell office:value-type="string" table:style-name="ce1">
            <text:p>Michael,</text:p>
          </table:table-cell>
          <table:table-cell office:value-type="string" table:style-name="ce1">
            <text:p>&lt;Michael.Hauet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chelmann</text:p>
          </table:table-cell>
          <table:table-cell office:value-type="string" table:style-name="ce1">
            <text:p>Markus,</text:p>
          </table:table-cell>
          <table:table-cell office:value-type="string" table:style-name="ce1">
            <text:p>&lt;markus.hechelman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ren</text:p>
          </table:table-cell>
          <table:table-cell office:value-type="string" table:style-name="ce1">
            <text:p>André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ofer</text:p>
          </table:table-cell>
          <table:table-cell office:value-type="string" table:style-name="ce1">
            <text:p>Oliver,</text:p>
          </table:table-cell>
          <table:table-cell office:value-type="string" table:style-name="ce1">
            <text:p>&lt;Oliver.Hof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gi</text:p>
          </table:table-cell>
          <table:table-cell office:value-type="string" table:style-name="ce1">
            <text:p>Eric,</text:p>
          </table:table-cell>
          <table:table-cell office:value-type="string" table:style-name="ce1">
            <text:p>&lt;Eric.Hug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oberdorf</text:p>
          </table:table-cell>
          <table:table-cell office:value-type="string" table:style-name="ce1">
            <text:p>Daniel,</text:p>
          </table:table-cell>
          <table:table-cell office:value-type="string" table:style-name="ce1">
            <text:p>&lt;Daniel.Imoberdorf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cob</text:p>
          </table:table-cell>
          <table:table-cell office:value-type="string" table:style-name="ce1">
            <text:p>Yves,</text:p>
          </table:table-cell>
          <table:table-cell office:value-type="string" table:style-name="ce1">
            <text:p>&lt;Yves.Jacob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itziner</text:p>
          </table:table-cell>
          <table:table-cell office:value-type="string" table:style-name="ce1">
            <text:p>Jan,</text:p>
          </table:table-cell>
          <table:table-cell office:value-type="string" table:style-name="ce1">
            <text:p>&lt;Jan.Jeitzin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hler</text:p>
          </table:table-cell>
          <table:table-cell office:value-type="string" table:style-name="ce1">
            <text:p>Michel,</text:p>
          </table:table-cell>
          <table:table-cell office:value-type="string" table:style-name="ce1">
            <text:p>&lt;Michel.Kohl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ünzli</text:p>
          </table:table-cell>
          <table:table-cell office:value-type="string" table:style-name="ce1">
            <text:p>Rolf,</text:p>
          </table:table-cell>
          <table:table-cell office:value-type="string" table:style-name="ce1">
            <text:p>&lt;Rolf.Kuenzl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uber</text:p>
          </table:table-cell>
          <table:table-cell office:value-type="string" table:style-name="ce1">
            <text:p>Markus,</text:p>
          </table:table-cell>
          <table:table-cell office:value-type="string" table:style-name="ce1">
            <text:p>&lt;Markus.Laub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enberger</text:p>
          </table:table-cell>
          <table:table-cell office:value-type="string" table:style-name="ce1">
            <text:p>Beat,</text:p>
          </table:table-cell>
          <table:table-cell office:value-type="string" table:style-name="ce1">
            <text:p>&lt;Beat.Leuenberg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thys</text:p>
          </table:table-cell>
          <table:table-cell office:value-type="string" table:style-name="ce1">
            <text:p>Wolfram,</text:p>
          </table:table-cell>
          <table:table-cell office:value-type="string" table:style-name="ce1">
            <text:p>&lt;Wolfram.Mathys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yer</text:p>
          </table:table-cell>
          <table:table-cell office:value-type="string" table:style-name="ce1">
            <text:p>Andreas,</text:p>
          </table:table-cell>
          <table:table-cell office:value-type="string" table:style-name="ce1">
            <text:p>&lt;Andreas.Mey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wald</text:p>
          </table:table-cell>
          <table:table-cell office:value-type="string" table:style-name="ce1">
            <text:p>Domenic,</text:p>
          </table:table-cell>
          <table:table-cell office:value-type="string" table:style-name="ce1">
            <text:p>&lt;Domenic.Mirwald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er</text:p>
          </table:table-cell>
          <table:table-cell office:value-type="string" table:style-name="ce1">
            <text:p>Thomas,</text:p>
          </table:table-cell>
          <table:table-cell office:value-type="string" table:style-name="ce1">
            <text:p>&lt;thomas.murer@bedag.ch&gt;;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Ortiz</text:p>
          </table:table-cell>
          <table:table-cell office:value-type="string" table:style-name="ce1">
            <text:p>Hector,</text:p>
          </table:table-cell>
          <table:table-cell office:value-type="string" table:style-name="ce1">
            <text:p>&lt;Hector.Ortiz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ret</text:p>
          </table:table-cell>
          <table:table-cell office:value-type="string" table:style-name="ce1">
            <text:p>Sylvain,</text:p>
          </table:table-cell>
          <table:table-cell office:value-type="string" table:style-name="ce1">
            <text:p>&lt;Sylvain.Perret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fammatter</text:p>
          </table:table-cell>
          <table:table-cell office:value-type="string" table:style-name="ce1">
            <text:p>Matthias,</text:p>
          </table:table-cell>
          <table:table-cell office:value-type="string" table:style-name="ce1">
            <text:p>&lt;Matthias.Pfammatt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din</text:p>
          </table:table-cell>
          <table:table-cell office:value-type="string" table:style-name="ce1">
            <text:p>Michel,</text:p>
          </table:table-cell>
          <table:table-cell office:value-type="string" table:style-name="ce1">
            <text:p>&lt;Michel.Rudi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zmann</text:p>
          </table:table-cell>
          <table:table-cell office:value-type="string" table:style-name="ce1">
            <text:p>Dominic,</text:p>
          </table:table-cell>
          <table:table-cell office:value-type="string" table:style-name="ce1">
            <text:p>&lt;Dominic.Salzmann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ner</text:p>
          </table:table-cell>
          <table:table-cell office:value-type="string" table:style-name="ce1">
            <text:p>Christian,</text:p>
          </table:table-cell>
          <table:table-cell office:value-type="string" table:style-name="ce1">
            <text:p>&lt;Christian.San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rrer</text:p>
          </table:table-cell>
          <table:table-cell office:value-type="string" table:style-name="ce1">
            <text:p>Eric,</text:p>
          </table:table-cell>
          <table:table-cell office:value-type="string" table:style-name="ce1">
            <text:p>&lt;eric.scherr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ori</text:p>
          </table:table-cell>
          <table:table-cell office:value-type="string" table:style-name="ce1">
            <text:p>Bruno,</text:p>
          </table:table-cell>
          <table:table-cell office:value-type="string" table:style-name="ce1">
            <text:p>&lt;Bruno.Schor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ott</text:p>
          </table:table-cell>
          <table:table-cell office:value-type="string" table:style-name="ce1">
            <text:p>Carsten;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chreier</text:p>
          </table:table-cell>
          <table:table-cell office:value-type="string" table:style-name="ce1">
            <text:p>Thomas,</text:p>
          </table:table-cell>
          <table:table-cell office:value-type="string" table:style-name="ce1">
            <text:p>&lt;Thomas.Schrei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egenthaler</text:p>
          </table:table-cell>
          <table:table-cell office:value-type="string" table:style-name="ce1">
            <text:p>Beat,</text:p>
          </table:table-cell>
          <table:table-cell office:value-type="string" table:style-name="ce1">
            <text:p>&lt;Beat.Siegenthal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nzig</text:p>
          </table:table-cell>
          <table:table-cell office:value-type="string" table:style-name="ce1">
            <text:p>Peter,</text:p>
          </table:table-cell>
          <table:table-cell office:value-type="string" table:style-name="ce1">
            <text:p>&lt;Peter.Sinzig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ragusano</text:p>
          </table:table-cell>
          <table:table-cell office:value-type="string" table:style-name="ce1">
            <text:p>Daniele,</text:p>
          </table:table-cell>
          <table:table-cell office:value-type="string" table:style-name="ce1">
            <text:p>&lt;Daniele.Siragusano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twinski</text:p>
          </table:table-cell>
          <table:table-cell office:value-type="string" table:style-name="ce1">
            <text:p>Michel,</text:p>
          </table:table-cell>
          <table:table-cell office:value-type="string" table:style-name="ce1">
            <text:p>&lt;Michel.Slotwinsk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ravia</text:p>
          </table:table-cell>
          <table:table-cell office:value-type="string" table:style-name="ce1">
            <text:p>Michel,</text:p>
          </table:table-cell>
          <table:table-cell office:value-type="string" table:style-name="ce1">
            <text:p>&lt;michel.soravia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ähli</text:p>
          </table:table-cell>
          <table:table-cell office:value-type="string" table:style-name="ce1">
            <text:p>Oliver,</text:p>
          </table:table-cell>
          <table:table-cell office:value-type="string" table:style-name="ce1">
            <text:p>&lt;Oliver.Staehl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bler</text:p>
          </table:table-cell>
          <table:table-cell office:value-type="string" table:style-name="ce1">
            <text:p>Renato,</text:p>
          </table:table-cell>
          <table:table-cell office:value-type="string" table:style-name="ce1">
            <text:p>&lt;Renato.Stebl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iner</text:p>
          </table:table-cell>
          <table:table-cell office:value-type="string" table:style-name="ce1">
            <text:p>Stephan,</text:p>
          </table:table-cell>
          <table:table-cell office:value-type="string" table:style-name="ce1">
            <text:p>&lt;Stephan.Stein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rchi</text:p>
          </table:table-cell>
          <table:table-cell office:value-type="string" table:style-name="ce1">
            <text:p>Franz,</text:p>
          </table:table-cell>
          <table:table-cell office:value-type="string" table:style-name="ce1">
            <text:p>&lt;Franz.Sterch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ll</text:p>
          </table:table-cell>
          <table:table-cell office:value-type="string" table:style-name="ce1">
            <text:p>Dominic,</text:p>
          </table:table-cell>
          <table:table-cell office:value-type="string" table:style-name="ce1">
            <text:p>&lt;dominic.stoll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uder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&lt;Christian.Stud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rengia</text:p>
          </table:table-cell>
          <table:table-cell office:value-type="string" table:style-name="ce1">
            <text:p>Dario,</text:p>
          </table:table-cell>
          <table:table-cell office:value-type="string" table:style-name="ce1">
            <text:p>&lt;Dario.Verrengia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ögeli</text:p>
          </table:table-cell>
          <table:table-cell office:value-type="string" table:style-name="ce1">
            <text:p>Martin,</text:p>
          </table:table-cell>
          <table:table-cell office:value-type="string" table:style-name="ce1">
            <text:p>&lt;Martin.Voegeli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gner</text:p>
          </table:table-cell>
          <table:table-cell office:value-type="string" table:style-name="ce1">
            <text:p>Patrick,</text:p>
          </table:table-cell>
          <table:table-cell office:value-type="string" table:style-name="ce1">
            <text:p>&lt;Patrick.Wagn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iser</text:p>
          </table:table-cell>
          <table:table-cell office:value-type="string" table:style-name="ce1">
            <text:p>Thomas,</text:p>
          </table:table-cell>
          <table:table-cell office:value-type="string" table:style-name="ce1">
            <text:p>&lt;Thomas.Wallis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ber</text:p>
          </table:table-cell>
          <table:table-cell office:value-type="string" table:style-name="ce1">
            <text:p>Jürg,</text:p>
          </table:table-cell>
          <table:table-cell office:value-type="string" table:style-name="ce1">
            <text:p>&lt;Juerg.Weber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urzel</text:p>
          </table:table-cell>
          <table:table-cell office:value-type="string" table:style-name="ce1">
            <text:p>Roman,</text:p>
          </table:table-cell>
          <table:table-cell office:value-type="string" table:style-name="ce1">
            <text:p>&lt;Roman.Wurzel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yss</text:p>
          </table:table-cell>
          <table:table-cell office:value-type="string" table:style-name="ce1">
            <text:p>Remo,</text:p>
          </table:table-cell>
          <table:table-cell office:value-type="string" table:style-name="ce1">
            <text:p>&lt;Remo.Wyss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ugg</text:p>
          </table:table-cell>
          <table:table-cell office:value-type="string" table:style-name="ce1">
            <text:p>Andreas,</text:p>
          </table:table-cell>
          <table:table-cell office:value-type="string" table:style-name="ce1">
            <text:p>&lt;Andreas.Zaugg@bedag.ch&gt;;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ndel</text:p>
          </table:table-cell>
          <table:table-cell office:value-type="string" table:style-name="ce1">
            <text:p>Thomas,</text:p>
          </table:table-cell>
          <table:table-cell office:value-type="string" table:style-name="ce1">
            <text:p>&lt;Thomas.Zindel@bedag.ch&gt;</text:p>
          </table:table-cell>
          <table:table-cell table:number-columns-repeated="16381"/>
        </table:table-row>
        <table:table-row table:number-rows-repeated="1048499" table:style-name="ro1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81" table:default-cell-style-name="ce1"/>
        <table:table-row table:style-name="ro1">
          <table:table-cell office:value-type="string" table:style-name="ce1">
            <text:p>Aeberhardt</text:p>
          </table:table-cell>
          <table:table-cell office:value-type="string" table:style-name="ce1">
            <text:p>Denys</text:p>
          </table:table-cell>
          <table:table-cell office:value-type="string" table:style-name="ce1">
            <text:p>denys.aeberhardt@bedag.ch</text:p>
          </table:table-cell>
          <table:table-cell office:value-type="string" table:style-name="ce1">
            <text:p>OPM</text:p>
          </table:table-cell>
          <table:table-cell table:style-name="ce1"/>
          <table:table-cell office:value-type="string" table:style-name="ce7">
            <text:p>Aeberhardt</text:p>
          </table:table-cell>
          <table:table-cell office:value-type="string" table:style-name="ce7">
            <text:p>Deny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bo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homas.Alabor@bedag.ch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string" table:style-name="ce7">
            <text:p>Alabor</text:p>
          </table:table-cell>
          <table:table-cell office:value-type="string" table:style-name="ce7">
            <text:p>Thoma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varez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Francisco.Alvarez@bedag.ch</text:p>
          </table:table-cell>
          <table:table-cell office:value-type="string" table:style-name="ce1">
            <text:p>sbm</text:p>
          </table:table-cell>
          <table:table-cell table:style-name="ce1"/>
          <table:table-cell office:value-type="string" table:style-name="ce7">
            <text:p>Alvarez</text:p>
          </table:table-cell>
          <table:table-cell office:value-type="string" table:style-name="ce7">
            <text:p>Francisc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gatto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Dario.Bagatto@bedag.ch</text:p>
          </table:table-cell>
          <table:table-cell office:value-type="string" table:style-name="ce1">
            <text:p>sie</text:p>
          </table:table-cell>
          <table:table-cell table:style-name="ce1"/>
          <table:table-cell office:value-type="string" table:style-name="ce7">
            <text:p>Bagatto</text:p>
          </table:table-cell>
          <table:table-cell office:value-type="string" table:style-name="ce7">
            <text:p>Dario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Becker</text:p>
          </table:table-cell>
          <table:table-cell office:value-type="string" table:style-name="ce9">
            <text:p>Astrid</text:p>
          </table:table-cell>
          <table:table-cell office:value-type="string" table:style-name="ce9">
            <text:p>astrid.becker@bedag.ch</text:p>
          </table:table-cell>
          <table:table-cell office:value-type="string" table:style-name="ce9">
            <text:p>s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yeler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mario.beyeler@bedag.ch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string" table:style-name="ce7">
            <text:p>Beyeler</text:p>
          </table:table-cell>
          <table:table-cell office:value-type="string" table:style-name="ce7">
            <text:p>Mari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schoff</text:p>
          </table:table-cell>
          <table:table-cell office:value-type="string" table:style-name="ce1">
            <text:p>Karin</text:p>
          </table:table-cell>
          <table:table-cell office:value-type="string" table:style-name="ce1">
            <text:p>Karin.Bischoff@bedag.ch</text:p>
          </table:table-cell>
          <table:table-cell office:value-type="string" table:style-name="ce1">
            <text:p>ste</text:p>
          </table:table-cell>
          <table:table-cell table:style-name="ce1"/>
          <table:table-cell office:value-type="string" table:style-name="ce7">
            <text:p>Bischoff</text:p>
          </table:table-cell>
          <table:table-cell office:value-type="string" table:style-name="ce7">
            <text:p>Kari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onner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Adrian.Bronner@bedag.ch</text:p>
          </table:table-cell>
          <table:table-cell office:value-type="string" table:style-name="ce1">
            <text:p>nsm</text:p>
          </table:table-cell>
          <table:table-cell table:style-name="ce1"/>
          <table:table-cell office:value-type="string" table:style-name="ce7">
            <text:p>Bronner</text:p>
          </table:table-cell>
          <table:table-cell office:value-type="string" table:style-name="ce7">
            <text:p>Adria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önnimann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Remo.Broennimann@bedag.ch</text:p>
          </table:table-cell>
          <table:table-cell office:value-type="string" table:style-name="ce1">
            <text:p>fin</text:p>
          </table:table-cell>
          <table:table-cell table:style-name="ce1"/>
          <table:table-cell office:value-type="string" table:style-name="ce7">
            <text:p>Brönnimann</text:p>
          </table:table-cell>
          <table:table-cell office:value-type="string" table:style-name="ce7">
            <text:p>Rem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unner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Joshua.Brunner@bedag.ch</text:p>
          </table:table-cell>
          <table:table-cell office:value-type="string" table:style-name="ce1">
            <text:p>pm2</text:p>
          </table:table-cell>
          <table:table-cell table:style-name="ce1"/>
          <table:table-cell office:value-type="string" table:style-name="ce7">
            <text:p>Brunner</text:p>
          </table:table-cell>
          <table:table-cell office:value-type="string" table:style-name="ce7">
            <text:p>Joshu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unner</text:p>
          </table:table-cell>
          <table:table-cell office:value-type="string" table:style-name="ce1">
            <text:p>Tanja</text:p>
          </table:table-cell>
          <table:table-cell office:value-type="string" table:style-name="ce1">
            <text:p>Tanja.Brunner@bedag.ch</text:p>
          </table:table-cell>
          <table:table-cell office:value-type="string" table:style-name="ce1">
            <text:p>nsm</text:p>
          </table:table-cell>
          <table:table-cell table:style-name="ce1"/>
          <table:table-cell office:value-type="string" table:style-name="ce7">
            <text:p>Brunner</text:p>
          </table:table-cell>
          <table:table-cell office:value-type="string" table:style-name="ce7">
            <text:p>Tanj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rkhard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Daniela.Burkhard@bedag.ch</text:p>
          </table:table-cell>
          <table:table-cell office:value-type="string" table:style-name="ce1">
            <text:p>hrm</text:p>
          </table:table-cell>
          <table:table-cell table:style-name="ce1"/>
          <table:table-cell office:value-type="string" table:style-name="ce7">
            <text:p>Burkhard</text:p>
          </table:table-cell>
          <table:table-cell office:value-type="string" table:style-name="ce7">
            <text:p>Daniela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Cadisch</text:p>
          </table:table-cell>
          <table:table-cell office:value-type="string" table:style-name="ce9">
            <text:p>Marco</text:p>
          </table:table-cell>
          <table:table-cell office:value-type="string" table:style-name="ce9">
            <text:p>marco.cadisch@bedag.ch</text:p>
          </table:table-cell>
          <table:table-cell office:value-type="string" table:style-name="ce9">
            <text:p>h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spar</text:p>
          </table:table-cell>
          <table:table-cell office:value-type="string" table:style-name="ce1">
            <text:p>René</text:p>
          </table:table-cell>
          <table:table-cell office:value-type="string" table:style-name="ce1">
            <text:p>Rene.Caspar@bedag.ch</text:p>
          </table:table-cell>
          <table:table-cell office:value-type="string" table:style-name="ce1">
            <text:p>psm</text:p>
          </table:table-cell>
          <table:table-cell table:style-name="ce1"/>
          <table:table-cell office:value-type="string" table:style-name="ce7">
            <text:p>Caspar</text:p>
          </table:table-cell>
          <table:table-cell office:value-type="string" table:style-name="ce7">
            <text:p>René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sen</text:p>
          </table:table-cell>
          <table:table-cell office:value-type="string" table:style-name="ce1">
            <text:p>Stefan</text:p>
          </table:table-cell>
          <table:table-cell office:value-type="string" table:style-name="ce1">
            <text:p>Stefan.Clausen@bedag.ch</text:p>
          </table:table-cell>
          <table:table-cell office:value-type="string" table:style-name="ce1">
            <text:p>psm</text:p>
          </table:table-cell>
          <table:table-cell table:style-name="ce1"/>
          <table:table-cell office:value-type="string" table:style-name="ce7">
            <text:p>Clausen</text:p>
          </table:table-cell>
          <table:table-cell office:value-type="string" table:style-name="ce7">
            <text:p>Stefa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les</text:p>
          </table:table-cell>
          <table:table-cell office:value-type="string" table:style-name="ce1">
            <text:p>Jenny</text:p>
          </table:table-cell>
          <table:table-cell office:value-type="string" table:style-name="ce1">
            <text:p>Jenny.Dales@bedag.ch</text:p>
          </table:table-cell>
          <table:table-cell office:value-type="string" table:style-name="ce1">
            <text:p>la</text:p>
          </table:table-cell>
          <table:table-cell table:style-name="ce1"/>
          <table:table-cell office:value-type="string" table:style-name="ce7">
            <text:p>Dales</text:p>
          </table:table-cell>
          <table:table-cell office:value-type="string" table:style-name="ce7">
            <text:p>Jenn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ällenbach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Christian.Daellenbach@bedag.ch</text:p>
          </table:table-cell>
          <table:table-cell office:value-type="string" table:style-name="ce1">
            <text:p>fin</text:p>
          </table:table-cell>
          <table:table-cell table:style-name="ce1"/>
          <table:table-cell office:value-type="string" table:style-name="ce7">
            <text:p>Dällenbach</text:p>
          </table:table-cell>
          <table:table-cell office:value-type="string" table:style-name="ce7">
            <text:p>Christia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'Ignazio</text:p>
          </table:table-cell>
          <table:table-cell office:value-type="string" table:style-name="ce1">
            <text:p>Karin</text:p>
          </table:table-cell>
          <table:table-cell office:value-type="string" table:style-name="ce1">
            <text:p>Karin.DIgnazio@bedag.ch</text:p>
          </table:table-cell>
          <table:table-cell office:value-type="string" table:style-name="ce1">
            <text:p>sie</text:p>
          </table:table-cell>
          <table:table-cell table:style-name="ce1"/>
          <table:table-cell office:value-type="string" table:style-name="ce7">
            <text:p>D’Ignazio</text:p>
          </table:table-cell>
          <table:table-cell office:value-type="string" table:style-name="ce7">
            <text:p>Kari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berle</text:p>
          </table:table-cell>
          <table:table-cell office:value-type="string" table:style-name="ce1">
            <text:p>Matthias</text:p>
          </table:table-cell>
          <table:table-cell office:value-type="string" table:style-name="ce1">
            <text:p>Matthias.Eberle@bedag.ch</text:p>
          </table:table-cell>
          <table:table-cell office:value-type="string" table:style-name="ce1">
            <text:p>sie</text:p>
          </table:table-cell>
          <table:table-cell table:style-name="ce1"/>
          <table:table-cell office:value-type="string" table:style-name="ce7">
            <text:p>Eberle</text:p>
          </table:table-cell>
          <table:table-cell office:value-type="string" table:style-name="ce7">
            <text:p>Matthia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hrer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.Fuhrer@bedag.ch</text:p>
          </table:table-cell>
          <table:table-cell office:value-type="string" table:style-name="ce1">
            <text:p>nsm</text:p>
          </table:table-cell>
          <table:table-cell table:style-name="ce1"/>
          <table:table-cell office:value-type="string" table:style-name="ce7">
            <text:p>Fuhrer</text:p>
          </table:table-cell>
          <table:table-cell office:value-type="string" table:style-name="ce7">
            <text:p>Sim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hriger</text:p>
          </table:table-cell>
          <table:table-cell office:value-type="string" table:style-name="ce1">
            <text:p>Hans</text:p>
          </table:table-cell>
          <table:table-cell office:value-type="string" table:style-name="ce1">
            <text:p>Hans.Gehriger@bedag.ch</text:p>
          </table:table-cell>
          <table:table-cell office:value-type="string" table:style-name="ce1">
            <text:p>nsm</text:p>
          </table:table-cell>
          <table:table-cell table:style-name="ce1"/>
          <table:table-cell office:value-type="string" table:style-name="ce7">
            <text:p>Gehriger</text:p>
          </table:table-cell>
          <table:table-cell office:value-type="string" table:style-name="ce7">
            <text:p>Han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Germann</text:p>
          </table:table-cell>
          <table:table-cell office:value-type="string" table:style-name="ce9">
            <text:p>Lukas</text:p>
          </table:table-cell>
          <table:table-cell office:value-type="string" table:style-name="ce9">
            <text:p>Lukas.Germann@bedag.ch</text:p>
          </table:table-cell>
          <table:table-cell office:value-type="string" table:style-name="ce9">
            <text:p>regi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rtsch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Daniel.Gertsch@bedag.ch</text:p>
          </table:table-cell>
          <table:table-cell office:value-type="string" table:style-name="ce1">
            <text:p>opm</text:p>
          </table:table-cell>
          <table:table-cell table:style-name="ce1"/>
          <table:table-cell office:value-type="string" table:style-name="ce7">
            <text:p>Gertsch</text:p>
          </table:table-cell>
          <table:table-cell office:value-type="string" table:style-name="ce7">
            <text:p>Dani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tschen</text:p>
          </table:table-cell>
          <table:table-cell office:value-type="string" table:style-name="ce1">
            <text:p>Reto</text:p>
          </table:table-cell>
          <table:table-cell office:value-type="string" table:style-name="ce1">
            <text:p>Reto.Gertschen@bedag.ch</text:p>
          </table:table-cell>
          <table:table-cell office:value-type="string" table:style-name="ce1">
            <text:p>swb</text:p>
          </table:table-cell>
          <table:table-cell table:style-name="ce1"/>
          <table:table-cell office:value-type="string" table:style-name="ce7">
            <text:p>Gertschen</text:p>
          </table:table-cell>
          <table:table-cell office:value-type="string" table:style-name="ce7">
            <text:p>Ret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ttier</text:p>
          </table:table-cell>
          <table:table-cell office:value-type="string" table:style-name="ce1">
            <text:p>Rolf</text:p>
          </table:table-cell>
          <table:table-cell office:value-type="string" table:style-name="ce1">
            <text:p>Rolf.Gottier@bedag.ch</text:p>
          </table:table-cell>
          <table:table-cell office:value-type="string" table:style-name="ce1">
            <text:p>swb</text:p>
          </table:table-cell>
          <table:table-cell table:style-name="ce1"/>
          <table:table-cell office:value-type="string" table:style-name="ce7">
            <text:p>Gottier</text:p>
          </table:table-cell>
          <table:table-cell office:value-type="string" table:style-name="ce7">
            <text:p>Rolf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ulich</text:p>
          </table:table-cell>
          <table:table-cell office:value-type="string" table:style-name="ce1">
            <text:p>Leonhard</text:p>
          </table:table-cell>
          <table:table-cell office:value-type="string" table:style-name="ce1">
            <text:p>Leonhard.Greulich@bedag.ch</text:p>
          </table:table-cell>
          <table:table-cell office:value-type="string" table:style-name="ce1">
            <text:p>peb</text:p>
          </table:table-cell>
          <table:table-cell table:style-name="ce1"/>
          <table:table-cell office:value-type="string" table:style-name="ce7">
            <text:p>Greulich</text:p>
          </table:table-cell>
          <table:table-cell office:value-type="string" table:style-name="ce7">
            <text:p>Leonhar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ugger</text:p>
          </table:table-cell>
          <table:table-cell office:value-type="string" table:style-name="ce1">
            <text:p>Jürg</text:p>
          </table:table-cell>
          <table:table-cell office:value-type="string" table:style-name="ce1">
            <text:p>Juerg.Gugger@bedag.ch</text:p>
          </table:table-cell>
          <table:table-cell office:value-type="string" table:style-name="ce1">
            <text:p>psm</text:p>
          </table:table-cell>
          <table:table-cell table:style-name="ce1"/>
          <table:table-cell office:value-type="string" table:style-name="ce7">
            <text:p>Gugger</text:p>
          </table:table-cell>
          <table:table-cell office:value-type="string" table:style-name="ce7">
            <text:p>Jür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bermann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Alex.Habermann@bedag.ch</text:p>
          </table:table-cell>
          <table:table-cell office:value-type="string" table:style-name="ce1">
            <text:p>ste</text:p>
          </table:table-cell>
          <table:table-cell table:style-name="ce1"/>
          <table:table-cell office:value-type="string" table:style-name="ce7">
            <text:p>Habermann</text:p>
          </table:table-cell>
          <table:table-cell office:value-type="string" table:style-name="ce7">
            <text:p>Ale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enni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Nicolas.Haenni@bedag.ch</text:p>
          </table:table-cell>
          <table:table-cell office:value-type="string" table:style-name="ce1">
            <text:p>regis</text:p>
          </table:table-cell>
          <table:table-cell table:style-name="ce1"/>
          <table:table-cell office:value-type="string" table:style-name="ce7">
            <text:p>Haenni</text:p>
          </table:table-cell>
          <table:table-cell office:value-type="string" table:style-name="ce7">
            <text:p>Nicola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demann</text:p>
          </table:table-cell>
          <table:table-cell office:value-type="string" table:style-name="ce1">
            <text:p>Colin</text:p>
          </table:table-cell>
          <table:table-cell office:value-type="string" table:style-name="ce1">
            <text:p>Colin.Haldemann@bedag.ch</text:p>
          </table:table-cell>
          <table:table-cell office:value-type="string" table:style-name="ce1">
            <text:p>eng</text:p>
          </table:table-cell>
          <table:table-cell table:style-name="ce1"/>
          <table:table-cell office:value-type="string" table:style-name="ce7">
            <text:p>Haldemann</text:p>
          </table:table-cell>
          <table:table-cell office:value-type="string" table:style-name="ce7">
            <text:p>Coli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ueter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Michael.Haueter@bedag.ch</text:p>
          </table:table-cell>
          <table:table-cell office:value-type="string" table:style-name="ce1">
            <text:p>opm</text:p>
          </table:table-cell>
          <table:table-cell table:style-name="ce1"/>
          <table:table-cell office:value-type="string" table:style-name="ce7">
            <text:p>Haueter</text:p>
          </table:table-cell>
          <table:table-cell office:value-type="string" table:style-name="ce7">
            <text:p>Michae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echelmann</text:p>
          </table:table-cell>
          <table:table-cell office:value-type="string" table:style-name="ce1">
            <text:p>Markus</text:p>
          </table:table-cell>
          <table:table-cell office:value-type="string" table:style-name="ce1">
            <text:p>markus.hechelmann@bedag.ch</text:p>
          </table:table-cell>
          <table:table-cell office:value-type="string" table:style-name="ce1">
            <text:p>wmp</text:p>
          </table:table-cell>
          <table:table-cell table:style-name="ce1"/>
          <table:table-cell office:value-type="string" table:style-name="ce7">
            <text:p>Hechelmann</text:p>
          </table:table-cell>
          <table:table-cell office:value-type="string" table:style-name="ce7">
            <text:p>Mark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fer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Oliver.Hofer@bedag.ch</text:p>
          </table:table-cell>
          <table:table-cell office:value-type="string" table:style-name="ce1">
            <text:p>ste</text:p>
          </table:table-cell>
          <table:table-cell table:style-name="ce1"/>
          <table:table-cell office:value-type="string" table:style-name="ce7">
            <text:p>Hofer</text:p>
          </table:table-cell>
          <table:table-cell office:value-type="string" table:style-name="ce7">
            <text:p>Oliver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Holzer</text:p>
          </table:table-cell>
          <table:table-cell office:value-type="string" table:style-name="ce11">
            <text:p>Jürg</text:p>
          </table:table-cell>
          <table:table-cell office:value-type="string" table:style-name="ce12">
            <text:p>GL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Hugi</text:p>
          </table:table-cell>
          <table:table-cell office:value-type="string" table:style-name="ce9">
            <text:p>Eric</text:p>
          </table:table-cell>
          <table:table-cell office:value-type="string" table:style-name="ce9">
            <text:p>Eric.Hugi@bedag.ch</text:p>
          </table:table-cell>
          <table:table-cell office:value-type="string" table:style-name="ce9">
            <text:p>sb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moberdorf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Daniel.Imoberdorf@bedag.ch</text:p>
          </table:table-cell>
          <table:table-cell office:value-type="string" table:style-name="ce1">
            <text:p>nsm</text:p>
          </table:table-cell>
          <table:table-cell table:style-name="ce1"/>
          <table:table-cell office:value-type="string" table:style-name="ce7">
            <text:p>Imoberdorf</text:p>
          </table:table-cell>
          <table:table-cell office:value-type="string" table:style-name="ce7">
            <text:p>Danie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acob</text:p>
          </table:table-cell>
          <table:table-cell office:value-type="string" table:style-name="ce1">
            <text:p>Yves</text:p>
          </table:table-cell>
          <table:table-cell office:value-type="string" table:style-name="ce1">
            <text:p>Yves.Jacob@bedag.ch</text:p>
          </table:table-cell>
          <table:table-cell office:value-type="string" table:style-name="ce1">
            <text:p>vrk</text:p>
          </table:table-cell>
          <table:table-cell table:style-name="ce1"/>
          <table:table-cell office:value-type="string" table:style-name="ce7">
            <text:p>Jacob</text:p>
          </table:table-cell>
          <table:table-cell office:value-type="string" table:style-name="ce7">
            <text:p>Yve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eitziner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Jan.Jeitziner@bedag.ch</text:p>
          </table:table-cell>
          <table:table-cell office:value-type="string" table:style-name="ce1">
            <text:p>pm2</text:p>
          </table:table-cell>
          <table:table-cell table:style-name="ce1"/>
          <table:table-cell office:value-type="string" table:style-name="ce7">
            <text:p>Jeitziner</text:p>
          </table:table-cell>
          <table:table-cell office:value-type="string" table:style-name="ce7">
            <text:p>J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Kohler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Michel.Kohler@bedag.ch</text:p>
          </table:table-cell>
          <table:table-cell office:value-type="string" table:style-name="ce1">
            <text:p>opm</text:p>
          </table:table-cell>
          <table:table-cell table:style-name="ce1"/>
          <table:table-cell office:value-type="string" table:style-name="ce7">
            <text:p>Kohler</text:p>
          </table:table-cell>
          <table:table-cell office:value-type="string" table:style-name="ce7">
            <text:p>Miche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König</text:p>
          </table:table-cell>
          <table:table-cell office:value-type="string" table:style-name="ce10">
            <text:p>Roger</text:p>
          </table:table-cell>
          <table:table-cell office:value-type="string" table:style-name="ce8">
            <text:p>Roger.Koenig@bedag.ch</text:p>
          </table:table-cell>
          <table:table-cell office:value-type="string" table:style-name="ce1">
            <text:p>sie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Kummer</text:p>
          </table:table-cell>
          <table:table-cell office:value-type="string" table:style-name="ce11">
            <text:p>Thomas</text:p>
          </table:table-cell>
          <table:table-cell office:value-type="string" table:style-name="ce12">
            <text:p>G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ünzli</text:p>
          </table:table-cell>
          <table:table-cell office:value-type="string" table:style-name="ce1">
            <text:p>Rolf</text:p>
          </table:table-cell>
          <table:table-cell office:value-type="string" table:style-name="ce1">
            <text:p>Rolf.Kuenzli@bedag.ch</text:p>
          </table:table-cell>
          <table:table-cell office:value-type="string" table:style-name="ce1">
            <text:p>regis</text:p>
          </table:table-cell>
          <table:table-cell table:style-name="ce1"/>
          <table:table-cell office:value-type="string" table:style-name="ce7">
            <text:p>Künzli</text:p>
          </table:table-cell>
          <table:table-cell office:value-type="string" table:style-name="ce7">
            <text:p>Rolf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uber</text:p>
          </table:table-cell>
          <table:table-cell office:value-type="string" table:style-name="ce1">
            <text:p>Markus</text:p>
          </table:table-cell>
          <table:table-cell office:value-type="string" table:style-name="ce1">
            <text:p>Markus.Lauber@bedag.ch</text:p>
          </table:table-cell>
          <table:table-cell office:value-type="string" table:style-name="ce1">
            <text:p>sie</text:p>
          </table:table-cell>
          <table:table-cell table:style-name="ce1"/>
          <table:table-cell office:value-type="string" table:style-name="ce7">
            <text:p>Lauber</text:p>
          </table:table-cell>
          <table:table-cell office:value-type="string" table:style-name="ce7">
            <text:p>Marku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euenberger</text:p>
          </table:table-cell>
          <table:table-cell office:value-type="string" table:style-name="ce1">
            <text:p>Beat</text:p>
          </table:table-cell>
          <table:table-cell office:value-type="string" table:style-name="ce1">
            <text:p>Beat.Leuenberger@bedag.ch</text:p>
          </table:table-cell>
          <table:table-cell office:value-type="string" table:style-name="ce1">
            <text:p>pm1</text:p>
          </table:table-cell>
          <table:table-cell table:style-name="ce1"/>
          <table:table-cell office:value-type="string" table:style-name="ce7">
            <text:p>Leuenberger</text:p>
          </table:table-cell>
          <table:table-cell office:value-type="string" table:style-name="ce7">
            <text:p>Beat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Lörtscher</text:p>
          </table:table-cell>
          <table:table-cell office:value-type="string" table:style-name="ce11">
            <text:p>Robert</text:p>
          </table:table-cell>
          <table:table-cell office:value-type="string" table:style-name="ce12">
            <text:p>G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thys</text:p>
          </table:table-cell>
          <table:table-cell office:value-type="string" table:style-name="ce1">
            <text:p>Wolfram</text:p>
          </table:table-cell>
          <table:table-cell office:value-type="string" table:style-name="ce1">
            <text:p>Wolfram.Mathys@bedag.ch</text:p>
          </table:table-cell>
          <table:table-cell office:value-type="string" table:style-name="ce1">
            <text:p>vrk</text:p>
          </table:table-cell>
          <table:table-cell table:style-name="ce1"/>
          <table:table-cell office:value-type="string" table:style-name="ce7">
            <text:p>Mathys</text:p>
          </table:table-cell>
          <table:table-cell office:value-type="string" table:style-name="ce7">
            <text:p>Wolfram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eyer</text:p>
          </table:table-cell>
          <table:table-cell office:value-type="string" table:style-name="ce1">
            <text:p>Andreas</text:p>
          </table:table-cell>
          <table:table-cell office:value-type="string" table:style-name="ce1">
            <text:p>Andreas.Meyer@bedag.ch</text:p>
          </table:table-cell>
          <table:table-cell office:value-type="string" table:style-name="ce1">
            <text:p>pm1</text:p>
          </table:table-cell>
          <table:table-cell table:style-name="ce1"/>
          <table:table-cell office:value-type="string" table:style-name="ce7">
            <text:p>Meyer</text:p>
          </table:table-cell>
          <table:table-cell office:value-type="string" table:style-name="ce7">
            <text:p>Andrea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irwald</text:p>
          </table:table-cell>
          <table:table-cell office:value-type="string" table:style-name="ce1">
            <text:p>Domenic</text:p>
          </table:table-cell>
          <table:table-cell office:value-type="string" table:style-name="ce1">
            <text:p>Domenic.Mirwald@bedag.ch</text:p>
          </table:table-cell>
          <table:table-cell office:value-type="string" table:style-name="ce1">
            <text:p>nsm</text:p>
          </table:table-cell>
          <table:table-cell table:style-name="ce1"/>
          <table:table-cell office:value-type="string" table:style-name="ce7">
            <text:p>Mirwald</text:p>
          </table:table-cell>
          <table:table-cell office:value-type="string" table:style-name="ce7">
            <text:p>Domeni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ur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homas.murer@bedag.ch</text:p>
          </table:table-cell>
          <table:table-cell office:value-type="string" table:style-name="ce1">
            <text:p>ste</text:p>
          </table:table-cell>
          <table:table-cell table:style-name="ce1"/>
          <table:table-cell office:value-type="string" table:style-name="ce7">
            <text:p>Murer</text:p>
          </table:table-cell>
          <table:table-cell office:value-type="string" table:style-name="ce7">
            <text:p>Thoma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rtiz</text:p>
          </table:table-cell>
          <table:table-cell office:value-type="string" table:style-name="ce1">
            <text:p>Hector</text:p>
          </table:table-cell>
          <table:table-cell office:value-type="string" table:style-name="ce1">
            <text:p>Hector.Ortiz@bedag.ch</text:p>
          </table:table-cell>
          <table:table-cell office:value-type="string" table:style-name="ce1">
            <text:p>opm</text:p>
          </table:table-cell>
          <table:table-cell table:style-name="ce1"/>
          <table:table-cell office:value-type="string" table:style-name="ce7">
            <text:p>Ortiz</text:p>
          </table:table-cell>
          <table:table-cell office:value-type="string" table:style-name="ce7">
            <text:p>Héct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erret</text:p>
          </table:table-cell>
          <table:table-cell office:value-type="string" table:style-name="ce1">
            <text:p>Sylvain</text:p>
          </table:table-cell>
          <table:table-cell office:value-type="string" table:style-name="ce1">
            <text:p>Sylvain.Perret@bedag.ch</text:p>
          </table:table-cell>
          <table:table-cell office:value-type="string" table:style-name="ce1">
            <text:p>ssi</text:p>
          </table:table-cell>
          <table:table-cell table:style-name="ce1"/>
          <table:table-cell office:value-type="string" table:style-name="ce7">
            <text:p>Perret</text:p>
          </table:table-cell>
          <table:table-cell office:value-type="string" table:style-name="ce7">
            <text:p>Sylva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fammatter</text:p>
          </table:table-cell>
          <table:table-cell office:value-type="string" table:style-name="ce1">
            <text:p>Matthias</text:p>
          </table:table-cell>
          <table:table-cell office:value-type="string" table:style-name="ce1">
            <text:p>Matthias.Pfammatter@bedag.ch</text:p>
          </table:table-cell>
          <table:table-cell office:value-type="string" table:style-name="ce1">
            <text:p>ste</text:p>
          </table:table-cell>
          <table:table-cell table:style-name="ce1"/>
          <table:table-cell office:value-type="string" table:style-name="ce7">
            <text:p>Pfammatter</text:p>
          </table:table-cell>
          <table:table-cell office:value-type="string" table:style-name="ce7">
            <text:p>Matthia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udin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Michel.Rudin@bedag.ch</text:p>
          </table:table-cell>
          <table:table-cell office:value-type="string" table:style-name="ce1">
            <text:p>cdo</text:p>
          </table:table-cell>
          <table:table-cell table:style-name="ce1"/>
          <table:table-cell office:value-type="string" table:style-name="ce7">
            <text:p>Rudin</text:p>
          </table:table-cell>
          <table:table-cell office:value-type="string" table:style-name="ce7">
            <text:p>Miche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lzmann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Dominic.Salzmann@bedag.ch</text:p>
          </table:table-cell>
          <table:table-cell office:value-type="string" table:style-name="ce1">
            <text:p>nsm</text:p>
          </table:table-cell>
          <table:table-cell table:style-name="ce1"/>
          <table:table-cell office:value-type="string" table:style-name="ce7">
            <text:p>Salzmann</text:p>
          </table:table-cell>
          <table:table-cell office:value-type="string" table:style-name="ce7">
            <text:p>Domini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ner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Christian.Saner@bedag.ch</text:p>
          </table:table-cell>
          <table:table-cell office:value-type="string" table:style-name="ce1">
            <text:p>spm</text:p>
          </table:table-cell>
          <table:table-cell table:style-name="ce1"/>
          <table:table-cell office:value-type="string" table:style-name="ce7">
            <text:p>Saner</text:p>
          </table:table-cell>
          <table:table-cell office:value-type="string" table:style-name="ce7">
            <text:p>Christian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Scheichl</text:p>
          </table:table-cell>
          <table:table-cell office:value-type="string" table:style-name="ce11">
            <text:p>Patrik</text:p>
          </table:table-cell>
          <table:table-cell office:value-type="string" table:style-name="ce12">
            <text:p>G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herrer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.scherrer@bedag.ch</text:p>
          </table:table-cell>
          <table:table-cell office:value-type="string" table:style-name="ce1">
            <text:p>regis</text:p>
          </table:table-cell>
          <table:table-cell table:style-name="ce1"/>
          <table:table-cell office:value-type="string" table:style-name="ce7">
            <text:p>Scherrer</text:p>
          </table:table-cell>
          <table:table-cell office:value-type="string" table:style-name="ce7">
            <text:p>Eri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chori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Bruno.Schori@bedag.ch</text:p>
          </table:table-cell>
          <table:table-cell office:value-type="string" table:style-name="ce1">
            <text:p>peb</text:p>
          </table:table-cell>
          <table:table-cell table:style-name="ce1"/>
          <table:table-cell office:value-type="string" table:style-name="ce7">
            <text:p>Schori</text:p>
          </table:table-cell>
          <table:table-cell office:value-type="string" table:style-name="ce7">
            <text:p>Bruno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Schori</text:p>
          </table:table-cell>
          <table:table-cell office:value-type="string" table:style-name="ce11">
            <text:p>Peter</text:p>
          </table:table-cell>
          <table:table-cell office:value-type="string" table:style-name="ce12">
            <text:p>G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hrei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homas.Schreier@bedag.ch</text:p>
          </table:table-cell>
          <table:table-cell office:value-type="string" table:style-name="ce1">
            <text:p>psm</text:p>
          </table:table-cell>
          <table:table-cell table:style-name="ce1"/>
          <table:table-cell office:value-type="string" table:style-name="ce7">
            <text:p>Schreier</text:p>
          </table:table-cell>
          <table:table-cell office:value-type="string" table:style-name="ce7">
            <text:p>Thoma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iegenthaler</text:p>
          </table:table-cell>
          <table:table-cell office:value-type="string" table:style-name="ce1">
            <text:p>Beat</text:p>
          </table:table-cell>
          <table:table-cell office:value-type="string" table:style-name="ce1">
            <text:p>Beat.Siegenthaler@bedag.ch</text:p>
          </table:table-cell>
          <table:table-cell office:value-type="string" table:style-name="ce1">
            <text:p>ste</text:p>
          </table:table-cell>
          <table:table-cell table:style-name="ce1"/>
          <table:table-cell office:value-type="string" table:style-name="ce7">
            <text:p>Siegenthaler</text:p>
          </table:table-cell>
          <table:table-cell office:value-type="string" table:style-name="ce7">
            <text:p>Bea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inzig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Peter.Sinzig@bedag.ch</text:p>
          </table:table-cell>
          <table:table-cell office:value-type="string" table:style-name="ce1">
            <text:p>psm</text:p>
          </table:table-cell>
          <table:table-cell table:style-name="ce1"/>
          <table:table-cell office:value-type="string" table:style-name="ce7">
            <text:p>Sinzig</text:p>
          </table:table-cell>
          <table:table-cell office:value-type="string" table:style-name="ce7">
            <text:p>Pe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iragusano</text:p>
          </table:table-cell>
          <table:table-cell office:value-type="string" table:style-name="ce1">
            <text:p>Daniele</text:p>
          </table:table-cell>
          <table:table-cell office:value-type="string" table:style-name="ce1">
            <text:p>Daniele.Siragusano@bedag.ch</text:p>
          </table:table-cell>
          <table:table-cell office:value-type="string" table:style-name="ce1">
            <text:p>via</text:p>
          </table:table-cell>
          <table:table-cell table:style-name="ce1"/>
          <table:table-cell office:value-type="string" table:style-name="ce7">
            <text:p>Siragusano</text:p>
          </table:table-cell>
          <table:table-cell office:value-type="string" table:style-name="ce7">
            <text:p>Daniel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lotwinski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Michel.Slotwinski@bedag.ch</text:p>
          </table:table-cell>
          <table:table-cell office:value-type="string" table:style-name="ce1">
            <text:p>pm2</text:p>
          </table:table-cell>
          <table:table-cell table:style-name="ce1"/>
          <table:table-cell office:value-type="string" table:style-name="ce7">
            <text:p>Slotwinski</text:p>
          </table:table-cell>
          <table:table-cell office:value-type="string" table:style-name="ce7">
            <text:p>Miche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ravia</text:p>
          </table:table-cell>
          <table:table-cell office:value-type="string" table:style-name="ce1">
            <text:p>Michel</text:p>
          </table:table-cell>
          <table:table-cell office:value-type="string" table:style-name="ce1">
            <text:p>michel.soravia@bedag.ch</text:p>
          </table:table-cell>
          <table:table-cell office:value-type="string" table:style-name="ce1">
            <text:p>sbm</text:p>
          </table:table-cell>
          <table:table-cell table:style-name="ce1"/>
          <table:table-cell office:value-type="string" table:style-name="ce7">
            <text:p>Soravia</text:p>
          </table:table-cell>
          <table:table-cell office:value-type="string" table:style-name="ce7">
            <text:p>Miche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ähli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Oliver.Staehli@bedag.ch</text:p>
          </table:table-cell>
          <table:table-cell office:value-type="string" table:style-name="ce1">
            <text:p>spr</text:p>
          </table:table-cell>
          <table:table-cell table:style-name="ce1"/>
          <table:table-cell office:value-type="string" table:style-name="ce7">
            <text:p>Stähli</text:p>
          </table:table-cell>
          <table:table-cell office:value-type="string" table:style-name="ce7">
            <text:p>Oliver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0">
            <text:p>Stalder</text:p>
          </table:table-cell>
          <table:table-cell office:value-type="string" table:style-name="ce10">
            <text:p>Andrea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bler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Renato.Stebler@bedag.ch</text:p>
          </table:table-cell>
          <table:table-cell office:value-type="string" table:style-name="ce1">
            <text:p>regis</text:p>
          </table:table-cell>
          <table:table-cell table:style-name="ce1"/>
          <table:table-cell office:value-type="string" table:style-name="ce7">
            <text:p>Stebler</text:p>
          </table:table-cell>
          <table:table-cell office:value-type="string" table:style-name="ce7">
            <text:p>Renato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Steiner</text:p>
          </table:table-cell>
          <table:table-cell office:value-type="string" table:style-name="ce11">
            <text:p>Sandra</text:p>
          </table:table-cell>
          <table:table-cell office:value-type="string" table:style-name="ce12">
            <text:p>G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einer</text:p>
          </table:table-cell>
          <table:table-cell office:value-type="string" table:style-name="ce1">
            <text:p>Stephan</text:p>
          </table:table-cell>
          <table:table-cell office:value-type="string" table:style-name="ce1">
            <text:p>Stephan.Steiner@bedag.ch</text:p>
          </table:table-cell>
          <table:table-cell office:value-type="string" table:style-name="ce1">
            <text:p>pm2</text:p>
          </table:table-cell>
          <table:table-cell table:style-name="ce1"/>
          <table:table-cell office:value-type="string" table:style-name="ce7">
            <text:p>Steiner</text:p>
          </table:table-cell>
          <table:table-cell office:value-type="string" table:style-name="ce7">
            <text:p>Steph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erchi</text:p>
          </table:table-cell>
          <table:table-cell office:value-type="string" table:style-name="ce1">
            <text:p>Franz</text:p>
          </table:table-cell>
          <table:table-cell office:value-type="string" table:style-name="ce1">
            <text:p>Franz.Sterchi@bedag.ch</text:p>
          </table:table-cell>
          <table:table-cell office:value-type="string" table:style-name="ce1">
            <text:p>rqsm</text:p>
          </table:table-cell>
          <table:table-cell table:style-name="ce1"/>
          <table:table-cell office:value-type="string" table:style-name="ce7">
            <text:p>Sterchi</text:p>
          </table:table-cell>
          <table:table-cell office:value-type="string" table:style-name="ce7">
            <text:p>Franz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ll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dominic.stoll@bedag.ch</text:p>
          </table:table-cell>
          <table:table-cell office:value-type="string" table:style-name="ce1">
            <text:p>ste</text:p>
          </table:table-cell>
          <table:table-cell table:style-name="ce1"/>
          <table:table-cell office:value-type="string" table:style-name="ce7">
            <text:p>Stoll</text:p>
          </table:table-cell>
          <table:table-cell office:value-type="string" table:style-name="ce7">
            <text:p>Dominic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uder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Christian.Studer@bedag.ch</text:p>
          </table:table-cell>
          <table:table-cell office:value-type="string" table:style-name="ce1">
            <text:p>dcs</text:p>
          </table:table-cell>
          <table:table-cell table:style-name="ce1"/>
          <table:table-cell office:value-type="string" table:style-name="ce7">
            <text:p>Studer</text:p>
          </table:table-cell>
          <table:table-cell office:value-type="string" table:style-name="ce7">
            <text:p>Christia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errengia</text:p>
          </table:table-cell>
          <table:table-cell office:value-type="string" table:style-name="ce1">
            <text:p>Dario</text:p>
          </table:table-cell>
          <table:table-cell office:value-type="string" table:style-name="ce1">
            <text:p>Dario.Verrengia@bedag.ch</text:p>
          </table:table-cell>
          <table:table-cell office:value-type="string" table:style-name="ce1">
            <text:p>rqsm</text:p>
          </table:table-cell>
          <table:table-cell table:style-name="ce1"/>
          <table:table-cell office:value-type="string" table:style-name="ce7">
            <text:p>Verrengia</text:p>
          </table:table-cell>
          <table:table-cell office:value-type="string" table:style-name="ce7">
            <text:p>Dari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Vögeli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Martin.Voegeli@bedag.ch</text:p>
          </table:table-cell>
          <table:table-cell office:value-type="string" table:style-name="ce1">
            <text:p>pm1</text:p>
          </table:table-cell>
          <table:table-cell table:style-name="ce1"/>
          <table:table-cell office:value-type="string" table:style-name="ce7">
            <text:p>Vögeli</text:p>
          </table:table-cell>
          <table:table-cell office:value-type="string" table:style-name="ce7">
            <text:p>Marti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gner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Patrick.Wagner@bedag.ch</text:p>
          </table:table-cell>
          <table:table-cell office:value-type="string" table:style-name="ce1">
            <text:p>pm1</text:p>
          </table:table-cell>
          <table:table-cell table:style-name="ce1"/>
          <table:table-cell office:value-type="string" table:style-name="ce7">
            <text:p>Wagner</text:p>
          </table:table-cell>
          <table:table-cell office:value-type="string" table:style-name="ce7">
            <text:p>Patrick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alliser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homas.Walliser@bedag.ch</text:p>
          </table:table-cell>
          <table:table-cell office:value-type="string" table:style-name="ce1">
            <text:p>pm1</text:p>
          </table:table-cell>
          <table:table-cell table:style-name="ce1"/>
          <table:table-cell office:value-type="string" table:style-name="ce7">
            <text:p>Walliser</text:p>
          </table:table-cell>
          <table:table-cell office:value-type="string" table:style-name="ce7">
            <text:p>Thomas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0">
            <text:p>Wälti</text:p>
          </table:table-cell>
          <table:table-cell office:value-type="string" table:style-name="ce10">
            <text:p>Mathia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eber</text:p>
          </table:table-cell>
          <table:table-cell office:value-type="string" table:style-name="ce1">
            <text:p>Jürg</text:p>
          </table:table-cell>
          <table:table-cell office:value-type="string" table:style-name="ce1">
            <text:p>Juerg.Weber@bedag.ch</text:p>
          </table:table-cell>
          <table:table-cell office:value-type="string" table:style-name="ce1">
            <text:p>fin</text:p>
          </table:table-cell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1">
            <text:p>Wenger<text:s/></text:p>
          </table:table-cell>
          <table:table-cell office:value-type="string" table:style-name="ce11">
            <text:p>Fred</text:p>
          </table:table-cell>
          <table:table-cell office:value-type="string" table:style-name="ce12">
            <text:p>GL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Wurzel</text:p>
          </table:table-cell>
          <table:table-cell office:value-type="string" table:style-name="ce9">
            <text:p>Roman</text:p>
          </table:table-cell>
          <table:table-cell office:value-type="string" table:style-name="ce9">
            <text:p>Roman.Wurzel@bedag.ch</text:p>
          </table:table-cell>
          <table:table-cell office:value-type="string" table:style-name="ce9">
            <text:p>oq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ys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Remo.Wyss@bedag.ch</text:p>
          </table:table-cell>
          <table:table-cell office:value-type="string" table:style-name="ce1">
            <text:p>vrk</text:p>
          </table:table-cell>
          <table:table-cell table:style-name="ce1"/>
          <table:table-cell office:value-type="string" table:style-name="ce7">
            <text:p>Wyss</text:p>
          </table:table-cell>
          <table:table-cell office:value-type="string" table:style-name="ce7">
            <text:p>Rem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augg</text:p>
          </table:table-cell>
          <table:table-cell office:value-type="string" table:style-name="ce1">
            <text:p>Andreas</text:p>
          </table:table-cell>
          <table:table-cell office:value-type="string" table:style-name="ce1">
            <text:p>Andreas.Zaugg@bedag.ch</text:p>
          </table:table-cell>
          <table:table-cell office:value-type="string" table:style-name="ce1">
            <text:p>pm2</text:p>
          </table:table-cell>
          <table:table-cell table:style-name="ce1"/>
          <table:table-cell office:value-type="string" table:style-name="ce7">
            <text:p>Zaugg</text:p>
          </table:table-cell>
          <table:table-cell office:value-type="string" table:style-name="ce7">
            <text:p>Andrea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Zindel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Thomas.Zindel@bedag.ch</text:p>
          </table:table-cell>
          <table:table-cell office:value-type="string" table:style-name="ce1">
            <text:p>sbm</text:p>
          </table:table-cell>
          <table:table-cell table:style-name="ce1"/>
          <table:table-cell office:value-type="string" table:style-name="ce7">
            <text:p>Zindel</text:p>
          </table:table-cell>
          <table:table-cell office:value-type="string" table:style-name="ce7">
            <text:p>Thomas</text:p>
          </table:table-cell>
          <table:table-cell table:number-columns-repeated="16377"/>
        </table:table-row>
        <table:table-row table:number-rows-repeated="1048492" table:style-name="ro1">
          <table:table-cell table:number-columns-repeated="16384"/>
        </table:table-row>
      </table:table>
      <table:table table:name="Sheet4" table:style-name="ta1">
        <table:table-column table:style-name="co18" table:default-cell-style-name="ce1"/>
        <table:table-column table:style-name="co19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5">
            <text:p>Name</text:p>
          </table:table-cell>
          <table:table-cell office:value-type="string" table:style-name="ce6">
            <text:p>Vornam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eberhardt</text:p>
          </table:table-cell>
          <table:table-cell office:value-type="string" table:style-name="ce7">
            <text:p>Deny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labor</text:p>
          </table:table-cell>
          <table:table-cell office:value-type="string" table:style-name="ce7">
            <text:p>Thom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lvarez</text:p>
          </table:table-cell>
          <table:table-cell office:value-type="string" table:style-name="ce7">
            <text:p>Francisc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agatto</text:p>
          </table:table-cell>
          <table:table-cell office:value-type="string" table:style-name="ce7">
            <text:p>Dari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eyeler</text:p>
          </table:table-cell>
          <table:table-cell office:value-type="string" table:style-name="ce7">
            <text:p>Mari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ischoff</text:p>
          </table:table-cell>
          <table:table-cell office:value-type="string" table:style-name="ce7">
            <text:p>Kari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ronner</text:p>
          </table:table-cell>
          <table:table-cell office:value-type="string" table:style-name="ce7">
            <text:p>Adria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rönnimann</text:p>
          </table:table-cell>
          <table:table-cell office:value-type="string" table:style-name="ce7">
            <text:p>Rem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runner</text:p>
          </table:table-cell>
          <table:table-cell office:value-type="string" table:style-name="ce7">
            <text:p>Joshu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runner</text:p>
          </table:table-cell>
          <table:table-cell office:value-type="string" table:style-name="ce7">
            <text:p>Tanj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Burkhard</text:p>
          </table:table-cell>
          <table:table-cell office:value-type="string" table:style-name="ce7">
            <text:p>Daniel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aspar</text:p>
          </table:table-cell>
          <table:table-cell office:value-type="string" table:style-name="ce7">
            <text:p>René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lausen</text:p>
          </table:table-cell>
          <table:table-cell office:value-type="string" table:style-name="ce7">
            <text:p>Stefa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’Ignazio</text:p>
          </table:table-cell>
          <table:table-cell office:value-type="string" table:style-name="ce7">
            <text:p>Kari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ales</text:p>
          </table:table-cell>
          <table:table-cell office:value-type="string" table:style-name="ce7">
            <text:p>Jenny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ällenbach</text:p>
          </table:table-cell>
          <table:table-cell office:value-type="string" table:style-name="ce7">
            <text:p>Christia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Eberle</text:p>
          </table:table-cell>
          <table:table-cell office:value-type="string" table:style-name="ce7">
            <text:p>Matthi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Fuhrer</text:p>
          </table:table-cell>
          <table:table-cell office:value-type="string" table:style-name="ce7">
            <text:p>Simo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ehriger</text:p>
          </table:table-cell>
          <table:table-cell office:value-type="string" table:style-name="ce7">
            <text:p>Han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ertsch</text:p>
          </table:table-cell>
          <table:table-cell office:value-type="string" table:style-name="ce7">
            <text:p>Danie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ertschen</text:p>
          </table:table-cell>
          <table:table-cell office:value-type="string" table:style-name="ce7">
            <text:p>Ret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ottier</text:p>
          </table:table-cell>
          <table:table-cell office:value-type="string" table:style-name="ce7">
            <text:p>Rolf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reulich</text:p>
          </table:table-cell>
          <table:table-cell office:value-type="string" table:style-name="ce7">
            <text:p>Leonhar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Gugger</text:p>
          </table:table-cell>
          <table:table-cell office:value-type="string" table:style-name="ce7">
            <text:p>Jürg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bermann</text:p>
          </table:table-cell>
          <table:table-cell office:value-type="string" table:style-name="ce7">
            <text:p>Alex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enni</text:p>
          </table:table-cell>
          <table:table-cell office:value-type="string" table:style-name="ce7">
            <text:p>Nicol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ldemann</text:p>
          </table:table-cell>
          <table:table-cell office:value-type="string" table:style-name="ce7">
            <text:p>Coli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aueter</text:p>
          </table:table-cell>
          <table:table-cell office:value-type="string" table:style-name="ce7">
            <text:p>Michael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Hechelmann</text:p>
          </table:table-cell>
          <table:table-cell office:value-type="string" table:style-name="ce7">
            <text:p>Marku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ofer</text:p>
          </table:table-cell>
          <table:table-cell office:value-type="string" table:style-name="ce7">
            <text:p>Olive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Holzer</text:p>
          </table:table-cell>
          <table:table-cell office:value-type="string" table:style-name="ce7">
            <text:p>Jürg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Imoberdorf</text:p>
          </table:table-cell>
          <table:table-cell office:value-type="string" table:style-name="ce7">
            <text:p>Danie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Jacob</text:p>
          </table:table-cell>
          <table:table-cell office:value-type="string" table:style-name="ce7">
            <text:p>Yve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Jeitziner</text:p>
          </table:table-cell>
          <table:table-cell office:value-type="string" table:style-name="ce7">
            <text:p>Ja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Kohler</text:p>
          </table:table-cell>
          <table:table-cell office:value-type="string" table:style-name="ce7">
            <text:p>Miche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König</text:p>
          </table:table-cell>
          <table:table-cell office:value-type="string" table:style-name="ce7">
            <text:p>Roge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Kummer</text:p>
          </table:table-cell>
          <table:table-cell office:value-type="string" table:style-name="ce7">
            <text:p>Thom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Künzli</text:p>
          </table:table-cell>
          <table:table-cell office:value-type="string" table:style-name="ce7">
            <text:p>Rolf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Lauber</text:p>
          </table:table-cell>
          <table:table-cell office:value-type="string" table:style-name="ce7">
            <text:p>Markus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Leuenberger</text:p>
          </table:table-cell>
          <table:table-cell office:value-type="string" table:style-name="ce7">
            <text:p>Beat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Lörtscher</text:p>
          </table:table-cell>
          <table:table-cell office:value-type="string" table:style-name="ce7">
            <text:p>Robert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athys</text:p>
          </table:table-cell>
          <table:table-cell office:value-type="string" table:style-name="ce7">
            <text:p>Wolfram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eyer</text:p>
          </table:table-cell>
          <table:table-cell office:value-type="string" table:style-name="ce7">
            <text:p>Andre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irwald</text:p>
          </table:table-cell>
          <table:table-cell office:value-type="string" table:style-name="ce7">
            <text:p>Domenic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urer</text:p>
          </table:table-cell>
          <table:table-cell office:value-type="string" table:style-name="ce7">
            <text:p>Thom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Ortiz</text:p>
          </table:table-cell>
          <table:table-cell office:value-type="string" table:style-name="ce7">
            <text:p>Hécto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erret</text:p>
          </table:table-cell>
          <table:table-cell office:value-type="string" table:style-name="ce7">
            <text:p>Sylvai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fammatter</text:p>
          </table:table-cell>
          <table:table-cell office:value-type="string" table:style-name="ce7">
            <text:p>Matthi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udin</text:p>
          </table:table-cell>
          <table:table-cell office:value-type="string" table:style-name="ce7">
            <text:p>Miche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alzmann</text:p>
          </table:table-cell>
          <table:table-cell office:value-type="string" table:style-name="ce7">
            <text:p>Dominic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aner</text:p>
          </table:table-cell>
          <table:table-cell office:value-type="string" table:style-name="ce7">
            <text:p>Christia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cheichl</text:p>
          </table:table-cell>
          <table:table-cell office:value-type="string" table:style-name="ce7">
            <text:p>Patrik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cherrer</text:p>
          </table:table-cell>
          <table:table-cell office:value-type="string" table:style-name="ce7">
            <text:p>Eric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chori</text:p>
          </table:table-cell>
          <table:table-cell office:value-type="string" table:style-name="ce7">
            <text:p>Bru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chori</text:p>
          </table:table-cell>
          <table:table-cell office:value-type="string" table:style-name="ce7">
            <text:p>Pete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chreier</text:p>
          </table:table-cell>
          <table:table-cell office:value-type="string" table:style-name="ce7">
            <text:p>Thomas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Siegenthaler</text:p>
          </table:table-cell>
          <table:table-cell office:value-type="string" table:style-name="ce7">
            <text:p>Beat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inzig</text:p>
          </table:table-cell>
          <table:table-cell office:value-type="string" table:style-name="ce7">
            <text:p>Pete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iragusano</text:p>
          </table:table-cell>
          <table:table-cell office:value-type="string" table:style-name="ce7">
            <text:p>Daniel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lotwinski</text:p>
          </table:table-cell>
          <table:table-cell office:value-type="string" table:style-name="ce7">
            <text:p>Miche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oravia</text:p>
          </table:table-cell>
          <table:table-cell office:value-type="string" table:style-name="ce7">
            <text:p>Michel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ähli</text:p>
          </table:table-cell>
          <table:table-cell office:value-type="string" table:style-name="ce7">
            <text:p>Olive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alder</text:p>
          </table:table-cell>
          <table:table-cell office:value-type="string" table:style-name="ce7">
            <text:p>Andre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ebler</text:p>
          </table:table-cell>
          <table:table-cell office:value-type="string" table:style-name="ce7">
            <text:p>Renat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einer</text:p>
          </table:table-cell>
          <table:table-cell office:value-type="string" table:style-name="ce7">
            <text:p>Sandra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einer</text:p>
          </table:table-cell>
          <table:table-cell office:value-type="string" table:style-name="ce7">
            <text:p>Stepha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erchi</text:p>
          </table:table-cell>
          <table:table-cell office:value-type="string" table:style-name="ce7">
            <text:p>Franz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oll</text:p>
          </table:table-cell>
          <table:table-cell office:value-type="string" table:style-name="ce7">
            <text:p>Dominic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tuder</text:p>
          </table:table-cell>
          <table:table-cell office:value-type="string" table:style-name="ce7">
            <text:p>Christia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Verrengia</text:p>
          </table:table-cell>
          <table:table-cell office:value-type="string" table:style-name="ce7">
            <text:p>Dari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Vögeli</text:p>
          </table:table-cell>
          <table:table-cell office:value-type="string" table:style-name="ce7">
            <text:p>Marti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Wagner</text:p>
          </table:table-cell>
          <table:table-cell office:value-type="string" table:style-name="ce7">
            <text:p>Patrick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Walliser</text:p>
          </table:table-cell>
          <table:table-cell office:value-type="string" table:style-name="ce7">
            <text:p>Thom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Wälti</text:p>
          </table:table-cell>
          <table:table-cell office:value-type="string" table:style-name="ce7">
            <text:p>Mathi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Wenger<text:s/></text:p>
          </table:table-cell>
          <table:table-cell office:value-type="string" table:style-name="ce7">
            <text:p>Fre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Wyss</text:p>
          </table:table-cell>
          <table:table-cell office:value-type="string" table:style-name="ce7">
            <text:p>Rem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Zaugg</text:p>
          </table:table-cell>
          <table:table-cell office:value-type="string" table:style-name="ce7">
            <text:p>Andrea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Zindel</text:p>
          </table:table-cell>
          <table:table-cell office:value-type="string" table:style-name="ce7">
            <text:p>Thomas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7"/>
          <table:table-cell table:number-columns-repeated="16382"/>
        </table:table-row>
        <table:table-row table:number-rows-repeated="1048493" table:style-name="ro1">
          <table:table-cell table:number-columns-repeated="16384"/>
        </table:table-row>
      </table:table>
      <table:database-ranges>
        <table:database-range table:target-range-address="Teilnehmer.A1:Teilnehmer.E85">
          <table:sort>
            <table:sort-by table:field-number="3"/>
          </table:sort>
        </table:database-range>
        <table:database-range table:target-range-address="Sheet4.A1:Sheet4.B83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Michel Slotwinski</meta:initial-creator>
    <dc:creator>Michel Slotwinski</dc:creator>
    <meta:creation-date>2022-12-29T06:23:13Z</meta:creation-date>
    <dc:date>2023-01-03T06:21:50Z</dc:date>
    <meta:editing-duration>PT0S</meta:editing-duration>
  </office:meta>
</office:document-meta>
</file>